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09in"/>
    </style:style>
    <style:style style:name="co2" style:family="table-column">
      <style:table-column-properties fo:break-before="auto" style:column-width="3.1689in"/>
    </style:style>
    <style:style style:name="co3" style:family="table-column">
      <style:table-column-properties fo:break-before="auto" style:column-width="3.3457in"/>
    </style:style>
    <style:style style:name="co4" style:family="table-column">
      <style:table-column-properties fo:break-before="auto" style:column-width="1.4516in"/>
    </style:style>
    <style:style style:name="co5" style:family="table-column">
      <style:table-column-properties fo:break-before="auto" style:column-width="1.8945in"/>
    </style:style>
    <style:style style:name="co6" style:family="table-column">
      <style:table-column-properties fo:break-before="auto" style:column-width="2.5811in"/>
    </style:style>
    <style:style style:name="co7" style:family="table-column">
      <style:table-column-properties fo:break-before="auto" style:column-width="2.6701in"/>
    </style:style>
    <style:style style:name="co8" style:family="table-column">
      <style:table-column-properties fo:break-before="auto" style:column-width="3.0575in"/>
    </style:style>
    <style:style style:name="co9" style:family="table-column">
      <style:table-column-properties fo:break-before="auto" style:column-width="3.0252in"/>
    </style:style>
    <style:style style:name="co10" style:family="table-column">
      <style:table-column-properties fo:break-before="auto" style:column-width="1.6508in"/>
    </style:style>
    <style:style style:name="co11" style:family="table-column">
      <style:table-column-properties fo:break-before="auto" style:column-width="1.3846in"/>
    </style:style>
    <style:style style:name="co12" style:family="table-column">
      <style:table-column-properties fo:break-before="auto" style:column-width="1.1744in"/>
    </style:style>
    <style:style style:name="co13" style:family="table-column">
      <style:table-column-properties fo:break-before="auto" style:column-width="0.7091in"/>
    </style:style>
    <style:style style:name="ro1" style:family="table-row">
      <style:table-row-properties style:row-height="0.6252in" fo:break-before="auto" style:use-optimal-row-height="false"/>
    </style:style>
    <style:style style:name="ro2" style:family="table-row">
      <style:table-row-properties style:row-height="0.3957in" fo:break-before="auto" style:use-optimal-row-height="false"/>
    </style:style>
    <style:style style:name="ro3" style:family="table-row">
      <style:table-row-properties style:row-height="0.5102in" fo:break-before="auto" style:use-optimal-row-height="false"/>
    </style:style>
    <style:style style:name="ro4" style:family="table-row">
      <style:table-row-properties style:row-height="0.6874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5626in" fo:break-before="auto" style:use-optimal-row-height="false"/>
    </style:style>
    <style:style style:name="ro7" style:family="table-row">
      <style:table-row-properties style:row-height="0.5311in" fo:break-before="auto" style:use-optimal-row-height="false"/>
    </style:style>
    <style:style style:name="ro8" style:family="table-row">
      <style:table-row-properties style:row-height="0.75in" fo:break-before="auto" style:use-optimal-row-height="false"/>
    </style:style>
    <style:style style:name="ro9" style:family="table-row">
      <style:table-row-properties style:row-height="0.7291in" fo:break-before="auto" style:use-optimal-row-height="false"/>
    </style:style>
    <style:style style:name="ro10" style:family="table-row">
      <style:table-row-properties style:row-height="0.8335in" fo:break-before="auto" style:use-optimal-row-height="false"/>
    </style:style>
    <style:style style:name="ro11" style:family="table-row">
      <style:table-row-properties style:row-height="4.778in" fo:break-before="auto" style:use-optimal-row-height="true"/>
    </style:style>
    <style:style style:name="ro12" style:family="table-row">
      <style:table-row-properties style:row-height="4.6016in" fo:break-before="auto" style:use-optimal-row-height="true"/>
    </style:style>
    <style:style style:name="ro13" style:family="table-row">
      <style:table-row-properties style:row-height="0.6354in" fo:break-before="auto" style:use-optimal-row-height="false"/>
    </style:style>
    <style:style style:name="ro14" style:family="table-row">
      <style:table-row-properties style:row-height="0.5492in" fo:break-before="auto" style:use-optimal-row-height="true"/>
    </style:style>
    <style:style style:name="ro15" style:family="table-row">
      <style:table-row-properties style:row-height="2.4874in" fo:break-before="auto" style:use-optimal-row-height="true"/>
    </style:style>
    <style:style style:name="ro16" style:family="table-row">
      <style:table-row-properties style:row-height="0.7602in" fo:break-before="auto" style:use-optimal-row-height="false"/>
    </style:style>
    <style:style style:name="ro17" style:family="table-row">
      <style:table-row-properties style:row-height="0.7189in" fo:break-before="auto" style:use-optimal-row-height="false"/>
    </style:style>
    <style:style style:name="ro18" style:family="table-row">
      <style:table-row-properties style:row-height="0.7083in" fo:break-before="auto" style:use-optimal-row-height="false"/>
    </style:style>
    <style:style style:name="ro19" style:family="table-row">
      <style:table-row-properties style:row-height="0.3728in" fo:break-before="auto" style:use-optimal-row-height="true"/>
    </style:style>
    <style:style style:name="ro20" style:family="table-row">
      <style:table-row-properties style:row-height="0.7811in" fo:break-before="auto" style:use-optimal-row-height="false"/>
    </style:style>
    <style:style style:name="ro21" style:family="table-row">
      <style:table-row-properties style:row-height="0.9063in" fo:break-before="auto" style:use-optimal-row-height="false"/>
    </style:style>
    <style:style style:name="ro22" style:family="table-row">
      <style:table-row-properties style:row-height="0.552in" fo:break-before="auto" style:use-optimal-row-height="false"/>
    </style:style>
    <style:style style:name="ro23" style:family="table-row">
      <style:table-row-properties style:row-height="0.9165in" fo:break-before="auto" style:use-optimal-row-height="false"/>
    </style:style>
    <style:style style:name="ro24" style:family="table-row">
      <style:table-row-properties style:row-height="0.6457in" fo:break-before="auto" style:use-optimal-row-height="false"/>
    </style:style>
    <style:style style:name="ro25" style:family="table-row">
      <style:table-row-properties style:row-height="2.1346in" fo:break-before="auto" style:use-optimal-row-height="true"/>
    </style:style>
    <style:style style:name="ro26" style:family="table-row">
      <style:table-row-properties style:row-height="0.7709in" fo:break-before="auto" style:use-optimal-row-height="false"/>
    </style:style>
    <style:style style:name="ro27" style:family="table-row">
      <style:table-row-properties style:row-height="3.8965in" fo:break-before="auto" style:use-optimal-row-height="true"/>
    </style:style>
    <style:style style:name="ro28" style:family="table-row">
      <style:table-row-properties style:row-height="0.8646in" fo:break-before="auto" style:use-optimal-row-height="false"/>
    </style:style>
    <style:style style:name="ro29" style:family="table-row">
      <style:table-row-properties style:row-height="0.2118in" fo:break-before="auto" style:use-optimal-row-height="true"/>
    </style:style>
    <style:style style:name="ro30" style:family="table-row">
      <style:table-row-properties style:row-height="5.8346in" fo:break-before="auto" style:use-optimal-row-height="true"/>
    </style:style>
    <style:style style:name="ro31" style:family="table-row">
      <style:table-row-properties style:row-height="0.802in" fo:break-before="auto" style:use-optimal-row-height="false"/>
    </style:style>
    <style:style style:name="ro32" style:family="table-row">
      <style:table-row-properties style:row-height="0.9374in" fo:break-before="auto" style:use-optimal-row-height="false"/>
    </style:style>
    <style:style style:name="ro33" style:family="table-row">
      <style:table-row-properties style:row-height="3.5445in" fo:break-before="auto" style:use-optimal-row-height="true"/>
    </style:style>
    <style:style style:name="ro34" style:family="table-row">
      <style:table-row-properties style:row-height="0.448in" fo:break-before="auto" style:use-optimal-row-height="false"/>
    </style:style>
    <style:style style:name="ro35" style:family="table-row">
      <style:table-row-properties style:row-height="0.5209in" fo:break-before="auto" style:use-optimal-row-height="false"/>
    </style:style>
    <style:style style:name="ro36" style:family="table-row">
      <style:table-row-properties style:row-height="1.9583in" fo:break-before="auto" style:use-optimal-row-height="true"/>
    </style:style>
    <style:style style:name="ro37" style:family="table-row">
      <style:table-row-properties style:row-height="0.6563in" fo:break-before="auto" style:use-optimal-row-height="false"/>
    </style:style>
    <style:style style:name="ro38" style:family="table-row">
      <style:table-row-properties style:row-height="0.5835in" fo:break-before="auto" style:use-optimal-row-height="false"/>
    </style:style>
    <style:style style:name="ro39" style:family="table-row">
      <style:table-row-properties style:row-height="0.948in" fo:break-before="auto" style:use-optimal-row-height="false"/>
    </style:style>
    <style:style style:name="ro40" style:family="table-row">
      <style:table-row-properties style:row-height="0.7398in" fo:break-before="auto" style:use-optimal-row-height="false"/>
    </style:style>
    <style:style style:name="ro41" style:family="table-row">
      <style:table-row-properties style:row-height="0.5728in" fo:break-before="auto" style:use-optimal-row-height="false"/>
    </style:style>
    <style:style style:name="ro42" style:family="table-row">
      <style:table-row-properties style:row-height="3.1925in" fo:break-before="auto" style:use-optimal-row-height="true"/>
    </style:style>
    <style:style style:name="ro43" style:family="table-row">
      <style:table-row-properties style:row-height="1.7827in" fo:break-before="auto" style:use-optimal-row-height="true"/>
    </style:style>
    <style:style style:name="ro44" style:family="table-row">
      <style:table-row-properties style:row-height="2.8398in" fo:break-before="auto" style:use-optimal-row-height="true"/>
    </style:style>
    <style:style style:name="ro45" style:family="table-row">
      <style:table-row-properties style:row-height="0.9016in" fo:break-before="auto" style:use-optimal-row-height="true"/>
    </style:style>
    <style:style style:name="ro46" style:family="table-row">
      <style:table-row-properties style:row-height="1.4299in" fo:break-before="auto" style:use-optimal-row-height="true"/>
    </style:style>
    <style:style style:name="ro47" style:family="table-row">
      <style:table-row-properties style:row-height="0.7917in" fo:break-before="auto" style:use-optimal-row-height="false"/>
    </style:style>
    <style:style style:name="ro48" style:family="table-row">
      <style:table-row-properties style:row-height="2.311in" fo:break-before="auto" style:use-optimal-row-height="true"/>
    </style:style>
    <style:style style:name="ro49" style:family="table-row">
      <style:table-row-properties style:row-height="4.4256in" fo:break-before="auto" style:use-optimal-row-height="true"/>
    </style:style>
    <style:style style:name="ro50" style:family="table-row">
      <style:table-row-properties style:row-height="3.3681in" fo:break-before="auto" style:use-optimal-row-height="true"/>
    </style:style>
    <style:style style:name="ro51" style:family="table-row">
      <style:table-row-properties style:row-height="0.6665in" fo:break-before="auto" style:use-optimal-row-height="false"/>
    </style:style>
    <style:style style:name="ro52" style:family="table-row">
      <style:table-row-properties style:row-height="1.078in" fo:break-before="auto" style:use-optimal-row-height="true"/>
    </style:style>
    <style:style style:name="ro53" style:family="table-row">
      <style:table-row-properties style:row-height="1.6063in" fo:break-before="auto" style:use-optimal-row-height="true"/>
    </style:style>
    <style:style style:name="ro54" style:family="table-row">
      <style:table-row-properties style:row-height="0.7252in" fo:break-before="auto" style:use-optimal-row-height="true"/>
    </style:style>
    <style:style style:name="ro55" style:family="table-row">
      <style:table-row-properties style:row-height="0.3543in" fo:break-before="auto" style:use-optimal-row-height="false"/>
    </style:style>
    <style:style style:name="ta1" style:family="table" style:master-page-name="PageStyle_5f_Tổng_20_hợp_20_các_20_vụ_20_bắt_20_giữ">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20pt" fo:font-style="normal" fo:text-shadow="none" style:text-underline-style="none" fo:font-weight="bold" style:font-size-asian="20pt" style:font-style-asian="normal" style:font-weight-asian="bold" style:font-name-complex="Times New Roman" style:font-size-complex="20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Excel_20_Built-in_20_Normal">
      <style:table-cell-properties fo:background-color="#77933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20pt" fo:font-style="normal" fo:text-shadow="none" style:text-underline-style="none" fo:font-weight="normal" style:font-size-asian="20pt" style:font-style-asian="normal" style:font-weight-asian="normal" style:font-name-complex="Times New Roman" style:font-size-complex="20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Excel_20_Built-in_20_Normal">
      <style:table-cell-properties fo:background-color="#77933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Excel_20_Built-in_20_Normal">
      <style:table-cell-properties fo:border-bottom="0.0138in solid #000000" fo:background-color="#00b05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Excel_20_Built-in_20_Normal">
      <style:table-cell-properties fo:background-color="#00b05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Excel_20_Built-in_20_Normal">
      <style:table-cell-properties fo:background-color="#00b05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Excel_20_Built-in_20_Normal">
      <style:table-cell-properties fo:background-color="#00b05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333333"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70c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Excel_20_Built-in_20_Hyperlink" style:data-style-name="N8000">
      <style:table-cell-properties fo:background-color="#00b050"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Excel_20_Built-in_20_Hyperlink" style:data-style-name="N8000">
      <style:table-cell-properties fo:border-bottom="0.0138in solid #000000" style:cell-protect="protected" style:print-content="true" style:diagonal-bl-tr="none" style:diagonal-tl-br="none" style:text-align-source="value-type"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Excel_20_Built-in_20_Hyperlink" style:data-style-name="N8000">
      <style:table-cell-properties fo:background-color="#00b050" style:cell-protect="protected" style:print-content="true"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70c0"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Excel_20_Built-in_20_Hyperlink" style:data-style-name="N8000">
      <style:table-cell-properties fo:background-color="#00b050"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Excel_20_Built-in_20_Hyperlink" style:data-style-name="N8000">
      <style:table-cell-properties fo:background-color="#00b050" style:cell-protect="protected" style:print-content="true"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start"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Excel_20_Built-in_20_Hyperlink" style:data-style-name="N8000">
      <style:table-cell-properties fo:background-color="#00b050"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Excel_20_Built-in_20_Hyperlink" style:data-style-name="N8000">
      <style:table-cell-properties fo:border-bottom="none"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justify"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justify"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justify" fo:margin-left="0in" style:writing-mode="page"/>
      <style:text-properties fo:color="#0000ff"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page"/>
      <style:text-properties fo:color="#0070c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Excel_20_Built-in_20_Normal" style:data-style-name="N11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Excel_20_Built-in_20_Normal" style:data-style-name="N116">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Excel_20_Built-in_20_Normal" style:data-style-name="N116">
      <style:table-cell-properties fo:background-color="#00b05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Excel_20_Built-in_20_Normal" style:data-style-name="N116">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Normal" style:data-style-name="N116">
      <style:table-cell-properties fo:border-bottom="0.0138in solid #000000" fo:background-color="#00b05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Excel_20_Built-in_20_Normal" style:data-style-name="N116">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Excel_20_Built-in_20_Normal" style:data-style-name="N8120">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Excel_20_Built-in_20_Normal" style:data-style-name="N116">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0" style:family="table-cell" style:parent-style-name="Excel_20_Built-in_20_Normal" style:data-style-name="N8120">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1" style:family="table-cell" style:parent-style-name="Excel_20_Built-in_20_Normal">
      <style:table-cell-properties fo:background-color="#00b05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2" style:family="table-cell" style:parent-style-name="Excel_20_Built-in_20_Normal">
      <style:table-cell-properties fo:border-bottom="0.0138in solid #000000" fo:background-color="#00b05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3" style:family="table-cell" style:parent-style-name="Excel_20_Built-in_20_Normal" style:data-style-name="N8120">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Excel_20_Built-in_20_Normal">
      <style:table-cell-properties fo:background-color="#007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9" style:family="table-cell" style:parent-style-name="Excel_20_Built-in_20_Normal">
      <style:table-cell-properties fo:background-color="#00b05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0" style:family="table-cell" style:parent-style-name="Excel_20_Built-in_20_Normal">
      <style:table-cell-properties fo:background-color="#0070c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231f2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252525"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4"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5" style:family="table-cell" style:parent-style-name="Excel_20_Built-in_20_Normal">
      <style:table-cell-properties fo:background-color="#0070c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111111"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7"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middle"/>
      <style:paragraph-properties fo:margin-left="0in" style:writing-mode="page"/>
      <style:text-properties fo:color="#333333"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111111"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Excel_20_Built-in_20_Normal">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Excel_20_Built-in_20_Normal">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ổng hợp các vụ bắt giữ"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27"/>
        <table:table-column table:style-name="co4" table:default-cell-style-name="ce51"/>
        <table:table-column table:style-name="co5" table:default-cell-style-name="ce51"/>
        <table:table-column table:style-name="co6" table:default-cell-style-name="ce67"/>
        <table:table-column table:style-name="co7" table:default-cell-style-name="ce67"/>
        <table:table-column table:style-name="co8" table:default-cell-style-name="ce73"/>
        <table:table-column table:style-name="co9" table:default-cell-style-name="ce73"/>
        <table:table-column table:style-name="co10" table:default-cell-style-name="ce67"/>
        <table:table-column table:style-name="co11" table:default-cell-style-name="ce67"/>
        <table:table-column table:style-name="co12" table:default-cell-style-name="ce79"/>
        <table:table-column table:style-name="co13" table:number-columns-repeated="1012" table:default-cell-style-name="ce80"/>
        <table:table-row table:style-name="ro1">
          <table:table-cell table:style-name="ce1" office:value-type="string" table:number-columns-spanned="12" table:number-rows-spanned="1">
            <text:p>TỔNG HỢP CÁC VỤ VI PHẠM LIÊN QUAN ĐẾN ĐỘNG VẬT HOANG DÃ TRÊN CẢ NƯỚC TỪ THÁNG 01/2013</text:p>
          </table:table-cell>
          <table:covered-table-cell table:number-columns-repeated="11" table:style-name="ce5"/>
          <table:table-cell table:number-columns-repeated="1012"/>
        </table:table-row>
        <table:table-row table:style-name="ro2">
          <table:table-cell table:number-columns-repeated="1024"/>
        </table:table-row>
        <table:table-row table:style-name="ro3">
          <table:table-cell table:style-name="ce3" office:value-type="string">
            <text:p>Stt</text:p>
          </table:table-cell>
          <table:table-cell table:style-name="ce7" office:value-type="string">
            <text:p>Headlines</text:p>
          </table:table-cell>
          <table:table-cell table:style-name="ce7" office:value-type="string">
            <text:p>Link bài</text:p>
          </table:table-cell>
          <table:table-cell table:style-name="ce3" office:value-type="string">
            <text:p>Ngày tháng bắt giữ</text:p>
          </table:table-cell>
          <table:table-cell table:style-name="ce3" office:value-type="string">
            <text:p>Loại hình vi phạm</text:p>
          </table:table-cell>
          <table:table-cell table:style-name="ce3" office:value-type="string">
            <text:p>Loài bắt giữ</text:p>
          </table:table-cell>
          <table:table-cell table:style-name="ce3" office:value-type="string">
            <text:p>Số lượng/Khối lượng</text:p>
          </table:table-cell>
          <table:table-cell table:style-name="ce3" office:value-type="string">
            <text:p>Đơn vị bắt giữ</text:p>
          </table:table-cell>
          <table:table-cell table:style-name="ce3" office:value-type="string">
            <text:p>Địa điểm bắt giữ/vi phạm</text:p>
          </table:table-cell>
          <table:table-cell table:style-name="ce3" office:value-type="string">
            <text:p>Nguồn gốc</text:p>
          </table:table-cell>
          <table:table-cell table:style-name="ce3" office:value-type="string">
            <text:p>Điểm tiêu thụ</text:p>
          </table:table-cell>
          <table:table-cell table:style-name="ce3" office:value-type="string">
            <text:p>Ghi chú</text:p>
          </table:table-cell>
          <table:table-cell table:style-name="ce81" table:number-columns-repeated="1012"/>
        </table:table-row>
        <table:table-row table:style-name="ro4">
          <table:table-cell table:style-name="ce4" office:value-type="float" office:value="1">
            <text:p>1</text:p>
          </table:table-cell>
          <table:table-cell table:style-name="ce8" office:value-type="string">
            <text:p>Bắt con hổ 200kg nuôi trái phép trong nhà dân</text:p>
          </table:table-cell>
          <table:table-cell table:style-name="ce28" office:value-type="string">
            <text:p><text:a xlink:href="http://tuoitre.vn/chinh-tri-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http://tuoitre.vn/chinh-tri
-xa-hoi/527820/bat-con-ho-200kg-nuoi-trai-phep-trong-nha-dan.html</text:a></text:p>
          </table:table-cell>
          <table:table-cell table:style-name="ce52" office:value-type="float" office:value="41275">
            <text:p>1/1/2013</text:p>
          </table:table-cell>
          <table:table-cell table:style-name="ce4" office:value-type="string">
            <text:p>Nuôi nhốt</text:p>
          </table:table-cell>
          <table:table-cell table:style-name="ce4" office:value-type="string">
            <text:p>Hổ</text:p>
          </table:table-cell>
          <table:table-cell table:style-name="ce4" office:value-type="string">
            <text:p>200 kg</text:p>
          </table:table-cell>
          <table:table-cell table:style-name="ce8" office:value-type="string">
            <text:p>Hạt kiểm lâm huyện Yên Thành</text:p>
          </table:table-cell>
          <table:table-cell table:style-name="ce8" office:value-type="string">
            <text:p>Huyện Yên Thành - tỉnh Nghệ An</text:p>
          </table:table-cell>
          <table:table-cell table:style-name="ce4" office:value-type="string">
            <text:p>Không rõ</text:p>
          </table:table-cell>
          <table:table-cell table:style-name="ce4" table:number-columns-repeated="2"/>
          <table:table-cell table:number-columns-repeated="1012"/>
        </table:table-row>
        <table:table-row table:style-name="ro5">
          <table:table-cell table:style-name="ce4" office:value-type="float" office:value="2">
            <text:p>2</text:p>
          </table:table-cell>
          <table:table-cell table:style-name="ce8" office:value-type="string">
            <text:p>Truy bắt xe khách chở hơn 100kg động vật hoang dã</text:p>
          </table:table-cell>
          <table:table-cell table:style-name="ce28" office:value-type="string">
            <text:p><text:a xlink:href="http://www.thanhnien.com.vn/pages/20130106/truy-bat-xe-khach-cho-hon-100-kg-dong-vat-hoang-da.aspx">http://www.thanhnien.com.vn/pages/20130106/truy-bat-xe-khach-cho-hon-100-kg-dong-vat-hoang-da.aspx</text:a></text:p>
          </table:table-cell>
          <table:table-cell table:style-name="ce52" office:value-type="float" office:value="41395">
            <text:p>1/5/2013</text:p>
          </table:table-cell>
          <table:table-cell table:style-name="ce4" office:value-type="string">
            <text:p>Vận chuyển</text:p>
          </table:table-cell>
          <table:table-cell table:style-name="ce4" office:value-type="string">
            <text:p>Cầy vòi, rắn rồng</text:p>
          </table:table-cell>
          <table:table-cell table:style-name="ce4" office:value-type="string">
            <text:p>16 con cầy vòi, 16 con rắn rồng</text:p>
          </table:table-cell>
          <table:table-cell table:style-name="ce8" office:value-type="string">
            <text:p>CSGT và CSMT công an tỉnh Bình Định</text:p>
          </table:table-cell>
          <table:table-cell table:style-name="ce8" office:value-type="string">
            <text:p>Huyện Phú Mỹ - tỉnh Bình Định</text:p>
          </table:table-cell>
          <table:table-cell table:style-name="ce4" office:value-type="string">
            <text:p>Quy Nhơn</text:p>
          </table:table-cell>
          <table:table-cell table:style-name="ce4" office:value-type="string">
            <text:p>Đà Nẵng</text:p>
          </table:table-cell>
          <table:table-cell table:style-name="ce4"/>
          <table:table-cell table:number-columns-repeated="1012"/>
        </table:table-row>
        <table:table-row table:style-name="ro6">
          <table:table-cell table:style-name="ce4" office:value-type="float" office:value="3">
            <text:p>3</text:p>
          </table:table-cell>
          <table:table-cell table:style-name="ce8" office:value-type="string">
            <text:p>Phát hiện hơn 16 kg sừng tê giác Châu Phi</text:p>
          </table:table-cell>
          <table:table-cell table:style-name="ce28" office:value-type="string">
            <text:p><text:a xlink:href="http://www.tienphong.vn/phap-luat/608749/phat-hien-hon-16kg-sung-te-giac-chau-phi-tpp.html">http://www.tienphong.vn/phap-luat/608749/phat-hien-hon-16kg-sung-te-giac-chau-phi-tpp.html</text:a></text:p>
          </table:table-cell>
          <table:table-cell table:style-name="ce52" office:value-type="float" office:value="41426">
            <text:p>1/6/2013</text:p>
          </table:table-cell>
          <table:table-cell table:style-name="ce4" office:value-type="string">
            <text:p>Vận chuyển</text:p>
          </table:table-cell>
          <table:table-cell table:style-name="ce4" office:value-type="string">
            <text:p>Sừng tê giác</text:p>
          </table:table-cell>
          <table:table-cell table:style-name="ce4" office:value-type="string">
            <text:p>16 kg</text:p>
          </table:table-cell>
          <table:table-cell table:style-name="ce8" office:value-type="string">
            <text:p>Hải quan sân bay Tân Sơn Nhất</text:p>
          </table:table-cell>
          <table:table-cell table:style-name="ce8" office:value-type="string">
            <text:p>Sân bay Tân Sơn Nhất</text:p>
          </table:table-cell>
          <table:table-cell table:style-name="ce4" office:value-type="string">
            <text:p>Không rõ</text:p>
          </table:table-cell>
          <table:table-cell table:style-name="ce4" office:value-type="string">
            <text:p>Việt Nam</text:p>
          </table:table-cell>
          <table:table-cell table:style-name="ce4"/>
          <table:table-cell table:number-columns-repeated="1012"/>
        </table:table-row>
        <table:table-row table:style-name="ro7">
          <table:table-cell table:style-name="ce4" office:value-type="float" office:value="4">
            <text:p>4</text:p>
          </table:table-cell>
          <table:table-cell table:style-name="ce8" office:value-type="string">
            <text:p>Bắt vụ tàng trữ động vật hoang dã</text:p>
          </table:table-cell>
          <table:table-cell table:style-name="ce28" office:value-type="string">
            <text:p><text:a xlink:href="http://www.thiennhien.net/2013/01/11/bat-vu-tang-tru-dong-vat-hoang-da/">http://www.thiennhien.net/2013/01/11/bat-vu-tang-tru-dong-vat-hoang-da/</text:a></text:p>
          </table:table-cell>
          <table:table-cell table:style-name="ce52" office:value-type="float" office:value="41548">
            <text:p>1/10/2013</text:p>
          </table:table-cell>
          <table:table-cell table:style-name="ce4" office:value-type="string">
            <text:p>Tàng trữ</text:p>
          </table:table-cell>
          <table:table-cell table:style-name="ce4" office:value-type="string">
            <text:p>Rùa gối, chồn đèn, rắn hổ mèo, rắn hổ ngựa</text:p>
          </table:table-cell>
          <table:table-cell table:style-name="ce4" office:value-type="string">
            <text:p>2 con rùa gối, 1 con rắn cạp nong, 3 con rắn hổ mèo, 1 con chồn đèn và 1 bao rắn hổ ngựa</text:p>
          </table:table-cell>
          <table:table-cell table:style-name="ce8" office:value-type="string">
            <text:p>Đội CSĐT tội phạm về Kinh tế - môi trường huyện Châu Đức - Tỉnh Bà Rịa - Vũng Tàu</text:p>
          </table:table-cell>
          <table:table-cell table:style-name="ce8" office:value-type="string">
            <text:p>Xã Bình trung - huyện Châu Đức - tỉnh Bà Rịa - Vũng Tàu</text:p>
          </table:table-cell>
          <table:table-cell table:style-name="ce4" office:value-type="string">
            <text:p>Không rõ</text:p>
          </table:table-cell>
          <table:table-cell table:style-name="ce4" office:value-type="string">
            <text:p>Bà Rịa - Vũng Tàu</text:p>
          </table:table-cell>
          <table:table-cell table:style-name="ce4"/>
          <table:table-cell table:number-columns-repeated="1012"/>
        </table:table-row>
        <table:table-row table:style-name="ro1">
          <table:table-cell table:style-name="ce4" office:value-type="float" office:value="5">
            <text:p>5</text:p>
          </table:table-cell>
          <table:table-cell table:style-name="ce8" office:value-type="string">
            <text:p>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ạm giữ xe ôtô có súng,</text:p>
            <text:p><text:s/>đạn và thịt thú rừng</text:p>
          </table:table-cell>
          <table:table-cell table:style-name="ce28" office:value-type="string">
            <text:p><text:a xlink:href="http://laodong.com.vn/phap-luat/tam-giu-xe-oto-co-sung-dan-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http://laodong.com.vn/phap-luat/tam-giu-xe-oto-co-sung-dan-
va-thit-thu-rung/99072.bld</text:a></text:p>
          </table:table-cell>
          <table:table-cell table:style-name="ce52" office:value-type="float" office:value="41548">
            <text:p>1/10/2013</text:p>
          </table:table-cell>
          <table:table-cell table:style-name="ce4" office:value-type="string">
            <text:p>Săn bắt</text:p>
          </table:table-cell>
          <table:table-cell table:style-name="ce4" office:value-type="string">
            <text:p>Mang</text:p>
          </table:table-cell>
          <table:table-cell table:style-name="ce4" office:value-type="string">
            <text:p>1 cá thể</text:p>
          </table:table-cell>
          <table:table-cell table:style-name="ce8" office:value-type="string">
            <text:p>Công an huyện Buôn Đôn - Buôn Ma Thuột - Đắc Lắc</text:p>
          </table:table-cell>
          <table:table-cell table:style-name="ce8" office:value-type="string">
            <text:p>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Huyện Buôn Đôn - Buôn </text:p>
            <text:p>Ma Thuột - Đắc Lắc</text:p>
          </table:table-cell>
          <table:table-cell table:number-columns-repeated="2" table:style-name="ce4" office:value-type="string">
            <text:p>Không rõ</text:p>
          </table:table-cell>
          <table:table-cell table:style-name="ce4"/>
          <table:table-cell table:number-columns-repeated="1012"/>
        </table:table-row>
        <table:table-row table:style-name="ro8">
          <table:table-cell table:style-name="ce4" office:value-type="float" office:value="6">
            <text:p>6</text:p>
          </table:table-cell>
          <table:table-cell table:style-name="ce8" office:value-type="string">
            <text:p>Hà Tĩnh: Bắt vụ vận chuyển 710kg động vật hoang dã</text:p>
          </table:table-cell>
          <table:table-cell table:style-name="ce28" office:value-type="string">
            <text:p><text:a xlink:href="http://vov.vn/Phap-luat/Ha-Tinh-Bat-vu-van-chuyen-710kg-dong-vat-hoang-da/243776.vov">http://vov.vn/Phap-luat/Ha-Tinh-Bat-vu-van-chuyen-710kg-dong-vat-hoang-da/243776.vov</text:a></text:p>
          </table:table-cell>
          <table:table-cell table:style-name="ce52" office:value-type="float" office:value="41609">
            <text:p>1/12/2013</text:p>
          </table:table-cell>
          <table:table-cell table:style-name="ce60" office:value-type="string">
            <text:p>Vận chuyển</text:p>
          </table:table-cell>
          <table:table-cell table:style-name="ce4" office:value-type="string">
            <text:p>Kỳ đà và rùa</text:p>
          </table:table-cell>
          <table:table-cell table:style-name="ce4" office:value-type="string">
            <text:p>80 con Kỳ đà và 68 con rùa với tổng khối lượng là 710 kg</text:p>
          </table:table-cell>
          <table:table-cell table:style-name="ce8" office:value-type="string">
            <text:p>Công an huyện Vũ Quang</text:p>
          </table:table-cell>
          <table:table-cell table:style-name="ce8" office:value-type="string">
            <text:p>Khu vực đường Khe Ná – Chi Lời thuộc xã Sơn Thọ, huyện Vũ Quang, tỉnh Hà Tĩnh</text:p>
          </table:table-cell>
          <table:table-cell table:number-columns-repeated="2" table:style-name="ce4" office:value-type="string">
            <text:p>Không rõ</text:p>
          </table:table-cell>
          <table:table-cell table:style-name="ce4"/>
          <table:table-cell table:number-columns-repeated="1012"/>
        </table:table-row>
        <table:table-row table:style-name="ro9">
          <table:table-cell table:style-name="ce4" office:value-type="float" office:value="7">
            <text:p>7</text:p>
          </table:table-cell>
          <table:table-cell table:style-name="ce8" office:value-type="string">
            <text:p>Quảng Nam: Thu giữ trên 610kg động vật hoang dã</text:p>
          </table:table-cell>
          <table:table-cell table:style-name="ce28" office:value-type="string">
            <text:p><text:a xlink:href="http://cand.com.vn/vi-vn/xahoi/2013/1/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http://cand.com.vn/vi-vn/xahoi/2013/1/
190112.cand</text:a></text:p>
          </table:table-cell>
          <table:table-cell table:style-name="ce52" office:value-type="string">
            <text:p>18/1/2013</text:p>
          </table:table-cell>
          <table:table-cell table:style-name="ce4" office:value-type="string">
            <text:p>Tàng trữ, buôn bán</text:p>
          </table:table-cell>
          <table:table-cell table:style-name="ce4" office:value-type="string">
            <text:p>Rùa, tê tê, rắn, nhím, cầy hương</text:p>
          </table:table-cell>
          <table:table-cell table:style-name="ce4" office:value-type="string">
            <text:p>610 kg</text:p>
          </table:table-cell>
          <table:table-cell table:style-name="ce8" office:value-type="string">
            <text:p>Cảnh sát môi trường - Công an tỉnh Quảng Nam</text:p>
          </table:table-cell>
          <table:table-cell table:style-name="ce8" office:value-type="string">
            <text:p>Huyện Thăng Bình - tỉnh Quảng Nam</text:p>
          </table:table-cell>
          <table:table-cell table:number-columns-repeated="2" table:style-name="ce4" office:value-type="string">
            <text:p>Không rõ</text:p>
          </table:table-cell>
          <table:table-cell table:style-name="ce4"/>
          <table:table-cell table:number-columns-repeated="1012"/>
        </table:table-row>
        <table:table-row table:style-name="ro10">
          <table:table-cell table:style-name="ce4" office:value-type="float" office:value="8">
            <text:p>8</text:p>
          </table:table-cell>
          <table:table-cell table:style-name="ce9" office:value-type="string">
            <text:p>Hà Tĩnh: Bắt vụ vận chuyển 180 kg động vật hoang dã</text:p>
          </table:table-cell>
          <table:table-cell table:style-name="ce28" office:value-type="string">
            <text:p><text:a xlink:href="http://vov.vn/doi-song/ha-tinh-bat-vu-van-chuyen-180-kg-dong-vat-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http://vov.vn/doi-song/ha-tinh-bat-vu-van-chuyen-180-kg-dong-vat-
hoang-da/245436.vov</text:a></text:p>
          </table:table-cell>
          <table:table-cell table:style-name="ce53" office:value-type="string">
            <text:p>24/1/2013</text:p>
          </table:table-cell>
          <table:table-cell table:style-name="ce22" office:value-type="string">
            <text:p>Vận chuyển</text:p>
          </table:table-cell>
          <table:table-cell table:style-name="ce22" office:value-type="string">
            <text:p>Rùa</text:p>
          </table:table-cell>
          <table:table-cell table:style-name="ce22" office:value-type="string">
            <text:p>40 con/180 kg</text:p>
          </table:table-cell>
          <table:table-cell table:style-name="ce9" office:value-type="string">
            <text:p>Kiểm lâm huyện Hương Sơn - Hà Tĩnh</text:p>
          </table:table-cell>
          <table:table-cell table:style-name="ce9" office:value-type="string">
            <text:p>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Khu vực Khe Chè, xã Sơn Thọ,</text:p>
            <text:p><text:s/>huyện Vũ Quang, tỉnh Hà Tĩnh</text:p>
          </table:table-cell>
          <table:table-cell table:style-name="ce22" office:value-type="string">
            <text:p>Lào</text:p>
          </table:table-cell>
          <table:table-cell table:style-name="ce22" office:value-type="string">
            <text:p>Không rõ</text:p>
          </table:table-cell>
          <table:table-cell table:style-name="ce22"/>
          <table:table-cell table:number-columns-repeated="1012"/>
        </table:table-row>
        <table:table-row table:style-name="ro11">
          <table:table-cell table:style-name="ce4" office:value-type="float" office:value="9">
            <text:p>9</text:p>
          </table:table-cell>
          <table:table-cell table:style-name="ce9" office:value-type="string">
            <text:p>Xe biển số Lào vận chuyển 75kg động vật hoang dã</text:p>
          </table:table-cell>
          <table:table-cell table:style-name="ce28" office:value-type="string">
            <text:p><text:a xlink:href="http://www.anninhthudo.vn/xa-hoi/xe-bien-so-lao-van-chuyen-75kg-dong-vat-hoang-da/484605.antd">http://www.anninhthudo.vn/xa-hoi/xe-bien-so-lao-van-chuyen-75kg-dong-vat-hoang-da/484605.antd</text:a></text:p>
          </table:table-cell>
          <table:table-cell table:style-name="ce53" office:value-type="string">
            <text:p>26/1/2013</text:p>
          </table:table-cell>
          <table:table-cell table:style-name="ce22" office:value-type="string">
            <text:p>Vận chuyển</text:p>
          </table:table-cell>
          <table:table-cell table:style-name="ce22" office:value-type="string">
            <text:p>Rắn cáo, ba ba, rùa đất Sê Pôn</text:p>
          </table:table-cell>
          <table:table-cell table:style-name="ce22" office:value-type="string">
            <text:p>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Rắn cáo các loại (60 kg);</text:p>
            <text:p>Ba ba (12kg); rùa đất Sê </text:p>
            <text:p>Pôn (3kg)</text:p>
          </table:table-cell>
          <table:table-cell table:style-name="ce9" office:value-type="string">
            <text:p>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Đội kiểm lâm cơ động tỉnh Quảng Trị và</text:p>
            <text:p><text:s/>Hạt kiểm lâm huyện Hướng Hóa </text:p>
          </table:table-cell>
          <table:table-cell table:style-name="ce9" office:value-type="string">
            <text:p>Km 71 Quốc lộ 9, thuộc địa phận xã Tân Long, Huyện Hướng Hóa, Quảng Trị</text:p>
          </table:table-cell>
          <table:table-cell table:style-name="ce22" office:value-type="string">
            <text:p>Lào</text:p>
          </table:table-cell>
          <table:table-cell table:style-name="ce22" office:value-type="string">
            <text:p>Đà Nẵng</text:p>
          </table:table-cell>
          <table:table-cell table:style-name="ce22"/>
          <table:table-cell table:number-columns-repeated="1012"/>
        </table:table-row>
        <table:table-row table:style-name="ro11">
          <table:table-cell table:style-name="ce4" office:value-type="float" office:value="10">
            <text:p>10</text:p>
          </table:table-cell>
          <table:table-cell table:style-name="ce9" office:value-type="string">
            <text:p>Đà Nẵng: Trữ hơn nửa tấn thịt rừng để bán tết</text:p>
          </table:table-cell>
          <table:table-cell table:style-name="ce28" office:value-type="string">
            <text:p><text:a xlink:href="http://www.xaluan.com/modules.php?name=News&amp;file=article&amp;sid=534463">http://www.xaluan.com/modules.php?name=News&amp;file=article&amp;sid=534463</text:a></text:p>
          </table:table-cell>
          <table:table-cell table:style-name="ce53" office:value-type="string">
            <text:p>26/1/2013</text:p>
          </table:table-cell>
          <table:table-cell table:style-name="ce22" office:value-type="string">
            <text:p>Tàng trữ, buôn bán</text:p>
          </table:table-cell>
          <table:table-cell table:style-name="ce22" office:value-type="string">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Thịt động vật hoang dã gồm nhím, chồn, cái nái, cầy hương, nai, khỉ </text:p>
            <text:p/>
          </table:table-cell>
          <table:table-cell table:style-name="ce22" office:value-type="string">
            <text:p>Tổng trọng lượng 515,9 kg gồm 58 cá thể, trong đó có 1 con khỉ mặt vàng và 4 con khỉ mặt đỏ</text:p>
          </table:table-cell>
          <table:table-cell table:style-name="ce9" office:value-type="string">
            <text:p>Cảnh sát phòng chống tội phạm về môi trường Công an TP Đà Nẵng</text:p>
          </table:table-cell>
          <table:table-cell table:style-name="ce9" office:value-type="string">
            <text:p>Tại nhà ông Nguyễn Đình Sơn và tại nhà bà Nguyễn Thị Hồng Vân cùng trú thôn An Ngãi Đông, xã Hòa Sơn, Hòa Vang, Đà Nẵng</text:p>
          </table:table-cell>
          <table:table-cell table:style-name="ce22" office:value-type="string">
            <text:p>Thu mua trôi nổi từ nhiều nơi</text:p>
          </table:table-cell>
          <table:table-cell table:style-name="ce22" office:value-type="string">
            <text:p>Đà Nẵng</text:p>
          </table:table-cell>
          <table:table-cell table:style-name="ce22"/>
          <table:table-cell table:number-columns-repeated="1012"/>
        </table:table-row>
        <table:table-row table:style-name="ro12">
          <table:table-cell table:style-name="ce4" office:value-type="float" office:value="11">
            <text:p>11</text:p>
          </table:table-cell>
          <table:table-cell table:style-name="ce9" office:value-type="string">
            <text:p>Bỏ chạy khỏi xế hộp xịn và 100 kg tê tê</text:p>
          </table:table-cell>
          <table:table-cell table:style-name="ce28" office:value-type="string">
            <text:p><text:a xlink:href="http://www.baomoi.com/Home/AnNinh/www.nguoiduatin.vn/Bo-chay-khoi-xe-hop-xin-va-100-kg-te-te/10288986.epi">http://www.baomoi.com/Home/AnNinh/www.nguoiduatin.vn/Bo-chay-khoi-xe-hop-xin-va-100-kg-te-te/10288986.epi</text:a></text:p>
          </table:table-cell>
          <table:table-cell table:style-name="ce53" office:value-type="string">
            <text:p>27/1/2013</text:p>
          </table:table-cell>
          <table:table-cell table:style-name="ce22" office:value-type="string">
            <text:p>Vận chuyển</text:p>
          </table:table-cell>
          <table:table-cell table:style-name="ce22" office:value-type="string">
            <text:p>Tê tê</text:p>
          </table:table-cell>
          <table:table-cell table:style-name="ce22" office:value-type="string">
            <text:p>100 kg</text:p>
          </table:table-cell>
          <table:table-cell table:style-name="ce9" office:value-type="string">
            <text:p>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Kiểm lâm huyện Hương Sơn, tỉnh Hà Tĩnh và </text:p>
            <text:p>Đội Cảnh sát Kinh tế Công an huyện</text:p>
          </table:table-cell>
          <table:table-cell table:style-name="ce9" office:value-type="string">
            <text:p>Đường Ninh – Lĩnh, thuộc địa phận xã Sơn Giang, huyện Hương Sơn, tỉnh Hà Tĩnh</text:p>
          </table:table-cell>
          <table:table-cell table:number-columns-repeated="2" table:style-name="ce22" office:value-type="string">
            <text:p>Không rõ</text:p>
          </table:table-cell>
          <table:table-cell table:style-name="ce22"/>
          <table:table-cell table:number-columns-repeated="1012"/>
        </table:table-row>
        <table:table-row table:style-name="ro13">
          <table:table-cell table:style-name="ce4" office:value-type="float" office:value="12">
            <text:p>12</text:p>
          </table:table-cell>
          <table:table-cell table:style-name="ce10" office:value-type="string">
            <text:p>Phát hiện 2 vụ vận chuyển 15 tấn động vật hoang dã</text:p>
          </table:table-cell>
          <table:table-cell table:style-name="ce28" office:value-type="string">
            <text:p><text:a xlink:href="http://cand.com.vn/vi-vn/kinhte/2013/2/192337.cand">http://cand.com.vn/vi-vn/kinhte/2013/2/192337.cand</text:a></text:p>
          </table:table-cell>
          <table:table-cell table:style-name="ce53" office:value-type="string">
            <text:p>21/2/2013</text:p>
          </table:table-cell>
          <table:table-cell table:style-name="ce22" office:value-type="string">
            <text:p>Vận chuyển</text:p>
          </table:table-cell>
          <table:table-cell table:style-name="ce22" office:value-type="string">
            <text:p>Rùa và rắn</text:p>
          </table:table-cell>
          <table:table-cell table:style-name="ce22" office:value-type="string">
            <text:p>942 Kg Rùa và 342 Kg rắn</text:p>
          </table:table-cell>
          <table:table-cell table:style-name="ce9" office:value-type="string">
            <text:p>Cảnh sát môi trường Công an TP Hạ Long</text:p>
          </table:table-cell>
          <table:table-cell table:style-name="ce9" office:value-type="string">
            <text:p>Trạm kiểm soát cầu Bãi Cháy - TP Hạ Long, tỉnh Quảng Ninh</text:p>
          </table:table-cell>
          <table:table-cell table:style-name="ce22" office:value-type="string">
            <text:p>Quảng Ninh</text:p>
          </table:table-cell>
          <table:table-cell table:style-name="ce22" office:value-type="string">
            <text:p>Móng Cái</text:p>
          </table:table-cell>
          <table:table-cell table:style-name="ce22"/>
          <table:table-cell table:number-columns-repeated="1012"/>
        </table:table-row>
        <table:table-row table:style-name="ro14">
          <table:table-cell table:style-name="ce4" office:value-type="float" office:value="13">
            <text:p>13</text:p>
          </table:table-cell>
          <table:table-cell table:style-name="ce9" office:value-type="string">
            <text:p>Phát hiện gỗ lậu, ĐVHD trên xe khách biển kiểm soát Lào</text:p>
          </table:table-cell>
          <table:table-cell table:style-name="ce28" office:value-type="string">
            <text:p>http://www.anninhthudo.vn/moi-truong/phat-hien-go-lau-dong-vat-hoang-da-tren-xe-khach-bks-lao/487037.antd</text:p>
          </table:table-cell>
          <table:table-cell table:style-name="ce53" office:value-type="string">
            <text:p>22/2/2013</text:p>
          </table:table-cell>
          <table:table-cell table:style-name="ce22" office:value-type="string">
            <text:p>Vận chuyển</text:p>
          </table:table-cell>
          <table:table-cell table:style-name="ce22" office:value-type="string">
            <text:p>Rắn, trăn, kỳ đà, tê tê</text:p>
          </table:table-cell>
          <table:table-cell table:style-name="ce22" office:value-type="string">
            <text:p>237 Kg</text:p>
          </table:table-cell>
          <table:table-cell table:style-name="ce9" office:value-type="string">
            <text:p>Công an tỉnh Quảng Trị</text:p>
          </table:table-cell>
          <table:table-cell table:style-name="ce9" office:value-type="string">
            <text:p>Thị trấn Lao Bảo, Hướng Hóa, Quảng Trị</text:p>
          </table:table-cell>
          <table:table-cell table:style-name="ce22" office:value-type="string">
            <text:p>Lào</text:p>
          </table:table-cell>
          <table:table-cell table:style-name="ce22" office:value-type="string">
            <text:p>Việt Nam</text:p>
          </table:table-cell>
          <table:table-cell table:style-name="ce22"/>
          <table:table-cell table:number-columns-repeated="1012"/>
        </table:table-row>
        <table:table-row table:style-name="ro11">
          <table:table-cell table:style-name="ce4" office:value-type="float" office:value="14">
            <text:p>14</text:p>
          </table:table-cell>
          <table:table-cell table:style-name="ce9" office:value-type="string">
            <text:p>Thịt động vật bán tràn lan tại chùa Hương</text:p>
          </table:table-cell>
          <table:table-cell table:style-name="ce28" office:value-type="string">
            <text:p><text:a xlink:href="http://vnexpress.net/gl/xa-hoi/2013/02/thit-dong-vat-ban-tran-lan-tai-chua-huong-1/">http://vnexpress.net/gl/xa-hoi/2013/02/thit-dong-vat-ban-tran-lan-tai-chua-huong-1/</text:a></text:p>
          </table:table-cell>
          <table:table-cell table:style-name="ce53" office:value-type="string">
            <text:p>15/2/2013</text:p>
          </table:table-cell>
          <table:table-cell table:style-name="ce22" office:value-type="string">
            <text:p>Buôn bán</text:p>
          </table:table-cell>
          <table:table-cell table:style-name="ce22" office:value-type="string">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Thịt động vật hoang dã gồm nhím, chồn, cái nái, cầy hương, nai</text:p>
            <text:p/>
          </table:table-cell>
          <table:table-cell table:style-name="ce22" office:value-type="string">
            <text:p>Không tính toán được</text:p>
          </table:table-cell>
          <table:table-cell table:style-name="ce9" office:value-type="string">
            <text:p>Không bắt giữ</text:p>
          </table:table-cell>
          <table:table-cell table:style-name="ce9" office:value-type="string">
            <text:p>Chùa Hương - Hà Tây</text:p>
          </table:table-cell>
          <table:table-cell table:style-name="ce22" office:value-type="string">
            <text:p>Không rõ</text:p>
          </table:table-cell>
          <table:table-cell table:style-name="ce22" office:value-type="string">
            <text:p>Chùa Hương - Hà Tây</text:p>
          </table:table-cell>
          <table:table-cell table:style-name="ce22"/>
          <table:table-cell table:number-columns-repeated="1012"/>
        </table:table-row>
        <table:table-row table:style-name="ro15">
          <table:table-cell table:style-name="ce4" office:value-type="float" office:value="15">
            <text:p>15</text:p>
          </table:table-cell>
          <table:table-cell table:style-name="ce9" office:value-type="string">
            <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ext:p>Xế hộp vận chuyển rắn đầu đỏ, rùa mai vàng</text:p>
          </table:table-cell>
          <table:table-cell table:style-name="ce28" office:value-type="string">
            <text:p><text:a xlink:href="http://cand.com.vn/vi-VN/phapluat/vanbanphapluat/2008/4/192772.cand">http://cand.com.vn/vi-VN/phapluat/vanbanphapluat/2008/4/192772.cand</text:a></text:p>
          </table:table-cell>
          <table:table-cell table:style-name="ce53" office:value-type="string">
            <text:p>27/2/2013</text:p>
          </table:table-cell>
          <table:table-cell table:style-name="ce22" office:value-type="string">
            <text:p>Vận chuyển</text:p>
          </table:table-cell>
          <table:table-cell table:style-name="ce22" office:value-type="string">
            <text:p>Kỳ đà và rùa</text:p>
          </table:table-cell>
          <table:table-cell table:style-name="ce22" office:value-type="string">
            <text:p>18 con kỳ đà và 34 con rùa</text:p>
          </table:table-cell>
          <table:table-cell table:style-name="ce9" office:value-type="string">
            <text:p>Công an Bắc Giang</text:p>
          </table:table-cell>
          <table:table-cell table:style-name="ce9" office:value-type="string">
            <text:p>Bắc Giang</text:p>
          </table:table-cell>
          <table:table-cell table:number-columns-repeated="2" table:style-name="ce22" office:value-type="string">
            <text:p>Không rõ</text:p>
          </table:table-cell>
          <table:table-cell table:style-name="ce22"/>
          <table:table-cell table:number-columns-repeated="1012"/>
        </table:table-row>
        <table:table-row table:style-name="ro4">
          <table:table-cell table:style-name="ce4" office:value-type="float" office:value="16">
            <text:p>16</text:p>
          </table:table-cell>
          <table:table-cell table:style-name="ce9" office:value-type="string">
            <text:p>Xe khách chạy đêm chở 60 kg hổ mang chúa</text:p>
          </table:table-cell>
          <table:table-cell table:style-name="ce28" office:value-type="string">
            <text:p><text:a xlink:href="http://danviet.vn/126248p1c33/xe-khach-chay-dem-cho-60-kg-ho-mang-chua.htm">http://danviet.vn/126248p1c33/xe-khach-chay-dem-cho-60-kg-ho-mang-chua.htm</text:a></text:p>
          </table:table-cell>
          <table:table-cell table:style-name="ce53" office:value-type="float" office:value="41277">
            <text:p>3/1/2013</text:p>
          </table:table-cell>
          <table:table-cell table:style-name="ce58" office:value-type="string">
            <text:p>Vận chuyển</text:p>
          </table:table-cell>
          <table:table-cell table:style-name="ce22" office:value-type="string">
            <text:p>Rắn hổ mang chúa</text:p>
          </table:table-cell>
          <table:table-cell table:style-name="ce22" office:value-type="string">
            <text:p>60 kg</text:p>
          </table:table-cell>
          <table:table-cell table:style-name="ce9" office:value-type="string">
            <text:p>CSGT Quảng Ninh</text:p>
          </table:table-cell>
          <table:table-cell table:style-name="ce9" office:value-type="string">
            <text:p>Phường Hà Khẩu - Hạ Long</text:p>
          </table:table-cell>
          <table:table-cell table:style-name="ce22" office:value-type="string">
            <text:p>Hà Nội</text:p>
          </table:table-cell>
          <table:table-cell table:style-name="ce22" office:value-type="string">
            <text:p>Móng Cái</text:p>
          </table:table-cell>
          <table:table-cell table:style-name="ce22"/>
          <table:table-cell table:number-columns-repeated="1012"/>
        </table:table-row>
        <table:table-row table:style-name="ro16">
          <table:table-cell table:style-name="ce4" office:value-type="float" office:value="17">
            <text:p>17</text:p>
          </table:table-cell>
          <table:table-cell table:style-name="ce9" office:value-type="string">
            <text:p>Dùng thủ đoạn tinh vi để vận chuyển chim trời về Hà Nội</text:p>
          </table:table-cell>
          <table:table-cell table:style-name="ce28" office:value-type="string">
            <text:p><text:a xlink:href="http://vov.vn/doi-song/dung-thu-doan-tinh-vi-de-van-chuyen-chim-troi-ve-ha-noi/250466.vov">http://vov.vn/doi-song/dung-thu-doan-tinh-vi-de-van-chuyen-chim-troi-ve-ha-noi/250466.vov</text:a></text:p>
          </table:table-cell>
          <table:table-cell table:style-name="ce53" office:value-type="float" office:value="41308">
            <text:p>3/2/2013</text:p>
          </table:table-cell>
          <table:table-cell table:style-name="ce58" office:value-type="string">
            <text:p>Vận chuyển</text:p>
          </table:table-cell>
          <table:table-cell table:style-name="ce22" office:value-type="string">
            <text:p>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Chim trĩ, vịt trời, </text:p>
            <text:p>gáy sọc</text:p>
          </table:table-cell>
          <table:table-cell table:style-name="ce22" office:value-type="string">
            <text:p>Hơn 400 cá thể</text:p>
          </table:table-cell>
          <table:table-cell table:style-name="ce9" office:value-type="string">
            <text:p>Công an TP Hà Nội</text:p>
          </table:table-cell>
          <table:table-cell table:style-name="ce9" office:value-type="string">
            <text:p>Hà Nội</text:p>
          </table:table-cell>
          <table:table-cell table:style-name="ce22" office:value-type="string">
            <text:p>Móng Cái</text:p>
          </table:table-cell>
          <table:table-cell table:style-name="ce22" office:value-type="string">
            <text:p>Hà Nội</text:p>
          </table:table-cell>
          <table:table-cell table:style-name="ce22"/>
          <table:table-cell table:number-columns-repeated="1012"/>
        </table:table-row>
        <table:table-row table:style-name="ro17">
          <table:table-cell table:style-name="ce4" office:value-type="float" office:value="18">
            <text:p>18</text:p>
          </table:table-cell>
          <table:table-cell table:style-name="ce9" office:value-type="string">
            <text:p>Tê giác lâm nguy: Sự can dự của người Việt</text:p>
          </table:table-cell>
          <table:table-cell table:style-name="ce28" office:value-type="string">
            <text:p><text:a xlink:href="http://nld.com.vn/20130303111142605p0c1002/su-can-du-cua-nguoi-viet.htm">http://nld.com.vn/20130303111142605p0c1002/su-can-du-cua-nguoi-viet.htm</text:a></text:p>
          </table:table-cell>
          <table:table-cell table:style-name="ce53" office:value-type="float" office:value="41367">
            <text:p>3/4/2013</text:p>
          </table:table-cell>
          <table:table-cell table:style-name="ce58" office:value-type="string">
            <text:p>Săn bắt</text:p>
          </table:table-cell>
          <table:table-cell table:style-name="ce22" office:value-type="string">
            <text:p>Tê giác</text:p>
          </table:table-cell>
          <table:table-cell table:style-name="ce22"/>
          <table:table-cell table:style-name="ce9"/>
          <table:table-cell table:style-name="ce9" office:value-type="string">
            <text:p>Nam Phi</text:p>
          </table:table-cell>
          <table:table-cell table:style-name="ce22" table:number-columns-repeated="3"/>
          <table:table-cell table:number-columns-repeated="1012"/>
        </table:table-row>
        <table:table-row table:style-name="ro14">
          <table:table-cell table:style-name="ce4" office:value-type="float" office:value="19">
            <text:p>19</text:p>
          </table:table-cell>
          <table:table-cell table:style-name="ce9" office:value-type="string">
            <text:p>Phát hiện một vụ mua xương voọc về nấu cao</text:p>
          </table:table-cell>
          <table:table-cell table:style-name="ce28" office:value-type="string">
            <text:p><text:a xlink:href="http://www.thiennhien.net/2013/03/06/phat-hien-mot-vu-mua-xuong-vooc-ve-nau-cao/">http://www.thiennhien.net/2013/03/06/phat-hien-mot-vu-mua-xuong-vooc-ve-nau-cao/</text:a></text:p>
          </table:table-cell>
          <table:table-cell table:style-name="ce53" office:value-type="float" office:value="41397">
            <text:p>3/5/2013</text:p>
          </table:table-cell>
          <table:table-cell table:style-name="ce58" office:value-type="string">
            <text:p>Buôn bán</text:p>
          </table:table-cell>
          <table:table-cell table:style-name="ce22" office:value-type="string">
            <text:p>Xương vọoc</text:p>
          </table:table-cell>
          <table:table-cell table:style-name="ce22" office:value-type="string">
            <text:p>Hai con voọc bạc, ba con voọc chà vá, năm con khỉ đuôi lợn và hai con khỉ mặt đỏ.</text:p>
          </table:table-cell>
          <table:table-cell table:style-name="ce9" office:value-type="string">
            <text:p>Công an huyện Thống Nhất - Đồng Nai và hạt kiểm lâm huyện Thống Nhất - Trảng Bom</text:p>
          </table:table-cell>
          <table:table-cell table:style-name="ce9" office:value-type="string">
            <text:p>Huyện Thống Nhất - Trảng Bom - Đồng Nai</text:p>
          </table:table-cell>
          <table:table-cell table:style-name="ce22" office:value-type="string">
            <text:p>Di Linh - Lâm Đồng</text:p>
          </table:table-cell>
          <table:table-cell table:style-name="ce22" office:value-type="string">
            <text:p>Bình Dương</text:p>
          </table:table-cell>
          <table:table-cell table:style-name="ce22"/>
          <table:table-cell table:number-columns-repeated="1012"/>
        </table:table-row>
        <table:table-row table:style-name="ro18">
          <table:table-cell table:style-name="ce4" office:value-type="float" office:value="20">
            <text:p>20</text:p>
          </table:table-cell>
          <table:table-cell table:style-name="ce9" office:value-type="string">
            <text:p>Thâm nhập đường dây buôn bán “thần dược sống” của các quý ông</text:p>
          </table:table-cell>
          <table:table-cell table:style-name="ce28" office:value-type="string">
            <text:p><text:a xlink:href="http://www.thiennhien.net/2013/03/06/tham-nhap-duong-day-buon-ban-than-duoc-song-cua-cac-quy-ong/">http://www.thiennhien.net/2013/03/06/tham-nhap-duong-day-buon-ban-than-duoc-song-cua-cac-quy-ong/</text:a></text:p>
          </table:table-cell>
          <table:table-cell table:style-name="ce53" office:value-type="float" office:value="41428">
            <text:p>3/6/2013</text:p>
          </table:table-cell>
          <table:table-cell table:style-name="ce58" office:value-type="string">
            <text:p>Tàng trữ, buôn bán</text:p>
          </table:table-cell>
          <table:table-cell table:style-name="ce22" office:value-type="string">
            <text:p>Tê tê</text:p>
          </table:table-cell>
          <table:table-cell table:style-name="ce22" office:value-type="string">
            <text:p>Không tính toán được</text:p>
          </table:table-cell>
          <table:table-cell table:style-name="ce9" office:value-type="string">
            <text:p>Không bắt giữ</text:p>
          </table:table-cell>
          <table:table-cell table:style-name="ce9" office:value-type="string">
            <text:p>Hương Sơn - Hà Tĩnh</text:p>
          </table:table-cell>
          <table:table-cell table:style-name="ce22" office:value-type="string">
            <text:p>Lào</text:p>
          </table:table-cell>
          <table:table-cell table:style-name="ce22" office:value-type="string">
            <text:p>Hà Nội</text:p>
          </table:table-cell>
          <table:table-cell table:style-name="ce22"/>
          <table:table-cell table:number-columns-repeated="1012"/>
        </table:table-row>
        <table:table-row table:style-name="ro19">
          <table:table-cell table:style-name="ce4" office:value-type="float" office:value="21">
            <text:p>21</text:p>
          </table:table-cell>
          <table:table-cell table:style-name="ce9" office:value-type="string">
            <text:p>Bắt đối tượng vận chuyển hai cá thể khỉ đã giết mổ qua biên giới</text:p>
          </table:table-cell>
          <table:table-cell table:style-name="ce28" office:value-type="string">
            <text:p><text:a xlink:href="http://www.thiennhien.net/2013/03/13/bat-doi-tuong-van-chuyen-hai-ca-the-khi-da-giet-mo-qua-bien-gioi/">http://www.thiennhien.net/2013/03/13/bat-doi-tuong-van-chuyen-hai-ca-the-khi-da-giet-mo-qua-bien-gioi/</text:a></text:p>
          </table:table-cell>
          <table:table-cell table:style-name="ce53" office:value-type="float" office:value="41611">
            <text:p>3/12/2013</text:p>
          </table:table-cell>
          <table:table-cell table:style-name="ce58" office:value-type="string">
            <text:p>Vận chuyển</text:p>
          </table:table-cell>
          <table:table-cell table:style-name="ce22" office:value-type="string">
            <text:p>Khỉ</text:p>
          </table:table-cell>
          <table:table-cell table:style-name="ce22" office:value-type="string">
            <text:p>Hai cá thể</text:p>
          </table:table-cell>
          <table:table-cell table:style-name="ce9" office:value-type="string">
            <text:p>CSGT Quảng Ninh</text:p>
          </table:table-cell>
          <table:table-cell table:style-name="ce9" office:value-type="string">
            <text:p>TP Hạ Long - Quảng Ninh</text:p>
          </table:table-cell>
          <table:table-cell table:number-columns-repeated="2" table:style-name="ce22" office:value-type="string">
            <text:p>Không rõ</text:p>
          </table:table-cell>
          <table:table-cell table:style-name="ce22"/>
          <table:table-cell table:number-columns-repeated="1012"/>
        </table:table-row>
        <table:table-row table:style-name="ro20">
          <table:table-cell table:style-name="ce4" office:value-type="float" office:value="22">
            <text:p>22</text:p>
          </table:table-cell>
          <table:table-cell table:style-name="ce9" office:value-type="string">
            <text:p>Bắt giữ 352 chiếc vòng đeo tay bằng ngà voi</text:p>
          </table:table-cell>
          <table:table-cell table:style-name="ce28" office:value-type="string">
            <text:p>http://www.baohaiquan.vn/pages/bat-giu-352-chiec-vong-deo-tay-la-nga-voi-chau-phi.aspx</text:p>
          </table:table-cell>
          <table:table-cell table:style-name="ce53" office:value-type="string">
            <text:p>15/3/2013</text:p>
          </table:table-cell>
          <table:table-cell table:style-name="ce58" office:value-type="string">
            <text:p>Vận chuyển, buôn bán</text:p>
          </table:table-cell>
          <table:table-cell table:style-name="ce22" office:value-type="string">
            <text:p>Ngà voi</text:p>
          </table:table-cell>
          <table:table-cell table:style-name="ce22" office:value-type="string">
            <text:p>352 chiếc vòng tay</text:p>
          </table:table-cell>
          <table:table-cell table:style-name="ce9" office:value-type="string">
            <text:p>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Chi cục hải quan cửa khẩu </text:p>
            <text:p>Xa Mát - Hải quan Tây Ninh</text:p>
          </table:table-cell>
          <table:table-cell table:style-name="ce9" office:value-type="string">
            <text:p>Cửa khẩu Xa Mát - Tây Ninh</text:p>
          </table:table-cell>
          <table:table-cell table:style-name="ce22" office:value-type="string">
            <text:p>Campuchia</text:p>
          </table:table-cell>
          <table:table-cell table:style-name="ce22" office:value-type="string">
            <text:p>Không rõ</text:p>
          </table:table-cell>
          <table:table-cell table:style-name="ce22"/>
          <table:table-cell table:number-columns-repeated="1012"/>
        </table:table-row>
        <table:table-row table:style-name="ro21">
          <table:table-cell table:style-name="ce4" office:value-type="float" office:value="23">
            <text:p>23</text:p>
          </table:table-cell>
          <table:table-cell table:style-name="ce9" office:value-type="string">
            <text:p>141 "giải cứu" động vật sách đỏ trên xe khách</text:p>
          </table:table-cell>
          <table:table-cell table:style-name="ce28" office:value-type="string">
            <text:p><text:a xlink:href="http://xahoi.com.vn/tin-141/141-giai-cuu-dong-vat-sach-do-tren-xe-khach-129826.html">http://xahoi.com.vn/tin-141/141-giai-cuu-dong-vat-sach-do-tren-xe-khach-129826.html</text:a></text:p>
          </table:table-cell>
          <table:table-cell table:style-name="ce53" office:value-type="string">
            <text:p>16/3/2013</text:p>
          </table:table-cell>
          <table:table-cell table:style-name="ce22" office:value-type="string">
            <text:p>Vận chuyển</text:p>
          </table:table-cell>
          <table:table-cell table:style-name="ce22" office:value-type="string">
            <text:p>Hươu sao</text:p>
          </table:table-cell>
          <table:table-cell table:style-name="ce22" office:value-type="string">
            <text:p>Một cá thể</text:p>
          </table:table-cell>
          <table:table-cell table:style-name="ce9" office:value-type="string">
            <text:p>141 Hà Nội</text:p>
          </table:table-cell>
          <table:table-cell table:style-name="ce9" office:value-type="string">
            <text:p>Bến xe nước ngầm - Hà Nội</text:p>
          </table:table-cell>
          <table:table-cell table:style-name="ce22" office:value-type="string">
            <text:p>Nghệ An</text:p>
          </table:table-cell>
          <table:table-cell table:style-name="ce22" office:value-type="string">
            <text:p>Hà Nội</text:p>
          </table:table-cell>
          <table:table-cell table:style-name="ce22"/>
          <table:table-cell table:number-columns-repeated="1012"/>
        </table:table-row>
        <table:table-row table:style-name="ro17">
          <table:table-cell table:style-name="ce4" office:value-type="float" office:value="24">
            <text:p>24</text:p>
          </table:table-cell>
          <table:table-cell table:style-name="ce9" office:value-type="string">
            <text:p>Phát hiện ngà voi nhập lậu qua đường hàng không</text:p>
          </table:table-cell>
          <table:table-cell table:style-name="ce28" office:value-type="string">
            <text:p><text:a xlink:href="http://thiennhien.org/tin-ve-thien-nhien-va-bao-ton/792-phat-hien-nga-voi-nhap-lau-qua-duong-hang-khong">http://thiennhien.org/tin-ve-thien-nhien-va-bao-ton/792-phat-hien-nga-voi-nhap-lau-qua-duong-hang-khong</text:a></text:p>
          </table:table-cell>
          <table:table-cell table:style-name="ce53" office:value-type="string">
            <text:p>18/3/2013</text:p>
          </table:table-cell>
          <table:table-cell table:style-name="ce22" office:value-type="string">
            <text:p>Vận chuyển</text:p>
          </table:table-cell>
          <table:table-cell table:style-name="ce22" office:value-type="string">
            <text:p>Ngà voi</text:p>
          </table:table-cell>
          <table:table-cell table:style-name="ce22" office:value-type="string">
            <text:p>22.9 Kg</text:p>
          </table:table-cell>
          <table:table-cell table:style-name="ce9" office:value-type="string">
            <text:p>Hải quan sân bay Tân Sơn Nhất</text:p>
          </table:table-cell>
          <table:table-cell table:style-name="ce9" office:value-type="string">
            <text:p>Sân bay Tân Sơn Nhất</text:p>
          </table:table-cell>
          <table:table-cell table:style-name="ce22" office:value-type="string">
            <text:p>Angola</text:p>
          </table:table-cell>
          <table:table-cell table:style-name="ce22" office:value-type="string">
            <text:p>TP. Hồ Chí Minh</text:p>
          </table:table-cell>
          <table:table-cell table:style-name="ce22"/>
          <table:table-cell table:number-columns-repeated="1012"/>
        </table:table-row>
        <table:table-row table:style-name="ro19">
          <table:table-cell table:style-name="ce4" office:value-type="float" office:value="25">
            <text:p>25</text:p>
          </table:table-cell>
          <table:table-cell table:style-name="ce9" office:value-type="string">
            <text:p>Bắt quả tang một vụ mua bán động vật quý hiếm</text:p>
          </table:table-cell>
          <table:table-cell table:style-name="ce28" office:value-type="string">
            <text:p><text:a xlink:href="http://www.vietnamplus.vn/Home/Bat-qua-tang-mot-vu-mua-ban-dong-vat-quy-hiem/20133/189061.vnplus">http://www.vietnamplus.vn/Home/Bat-qua-tang-mot-vu-mua-ban-dong-vat-quy-hiem/20133/189061.vnplus</text:a></text:p>
          </table:table-cell>
          <table:table-cell table:style-name="ce53" office:value-type="string">
            <text:p>23/3/2013</text:p>
          </table:table-cell>
          <table:table-cell table:style-name="ce22" office:value-type="string">
            <text:p>Buôn bán</text:p>
          </table:table-cell>
          <table:table-cell table:style-name="ce22" office:value-type="string">
            <text:p>Cu li</text:p>
          </table:table-cell>
          <table:table-cell table:style-name="ce22" office:value-type="string">
            <text:p>Hai cá thể</text:p>
          </table:table-cell>
          <table:table-cell table:style-name="ce9" office:value-type="string">
            <text:p>Cảnh sát kinh tế, công an huyện Bù Đốp</text:p>
          </table:table-cell>
          <table:table-cell table:style-name="ce9" office:value-type="string">
            <text:p>Thị trấn Thanh Bình, huyện Bù Đốp, tỉnh Bình Phước</text:p>
          </table:table-cell>
          <table:table-cell table:style-name="ce22" office:value-type="string">
            <text:p>Không rõ</text:p>
          </table:table-cell>
          <table:table-cell table:style-name="ce22" office:value-type="string">
            <text:p>Bình Phước</text:p>
          </table:table-cell>
          <table:table-cell table:style-name="ce22"/>
          <table:table-cell table:number-columns-repeated="1012"/>
        </table:table-row>
        <table:table-row table:style-name="ro22">
          <table:table-cell table:style-name="ce4" office:value-type="float" office:value="26">
            <text:p>26</text:p>
          </table:table-cell>
          <table:table-cell table:style-name="ce9"/>
          <table:table-cell table:style-name="ce28"/>
          <table:table-cell table:style-name="ce53" office:value-type="string">
            <text:p>25/3/2013</text:p>
          </table:table-cell>
          <table:table-cell table:style-name="ce22" office:value-type="string">
            <text:p>Vận chuyển</text:p>
          </table:table-cell>
          <table:table-cell table:style-name="ce22" office:value-type="string">
            <text:p>Xương và cá thể vọoc</text:p>
          </table:table-cell>
          <table:table-cell table:style-name="ce22" office:value-type="string">
            <text:p>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82 bộ xương khô (150,5 kg) và </text:p>
            <text:p>26 cá thể (202,8 kg) vọoc chà vá chân đen</text:p>
          </table:table-cell>
          <table:table-cell table:style-name="ce9" office:value-type="string">
            <text:p>Công an huyện Chư Pah và CSGT huyện</text:p>
          </table:table-cell>
          <table:table-cell table:style-name="ce9" office:value-type="string">
            <text:p>Huyện Chư Pah - tỉnh Gia Lai</text:p>
          </table:table-cell>
          <table:table-cell table:number-columns-repeated="2" table:style-name="ce22" office:value-type="string">
            <text:p>Không rõ</text:p>
          </table:table-cell>
          <table:table-cell table:style-name="ce22"/>
          <table:table-cell table:number-columns-repeated="1012"/>
        </table:table-row>
        <table:table-row table:style-name="ro5">
          <table:table-cell table:style-name="ce4" office:value-type="float" office:value="27">
            <text:p>27</text:p>
          </table:table-cell>
          <table:table-cell table:style-name="ce9" office:value-type="string">
            <text:p>Hải quan Hà Tĩnh bắt giữ vụ vận chuyển 30 kg rùa đá</text:p>
          </table:table-cell>
          <table:table-cell table:style-name="ce28" office:value-type="string">
            <text:p><text:a xlink:href="http://www.baohaiquan.vn/pages/bat-giu-30kg-rua-da.aspx">http://www.baohaiquan.vn/pages/bat-giu-30kg-rua-da.aspx</text:a></text:p>
          </table:table-cell>
          <table:table-cell table:style-name="ce53" office:value-type="string">
            <text:p>26/3/2013</text:p>
          </table:table-cell>
          <table:table-cell table:style-name="ce22" office:value-type="string">
            <text:p>Vận chuyển</text:p>
          </table:table-cell>
          <table:table-cell table:style-name="ce22" office:value-type="string">
            <text:p>Rùa đá</text:p>
          </table:table-cell>
          <table:table-cell table:style-name="ce22" office:value-type="string">
            <text:p>10 con (30 kg)</text:p>
          </table:table-cell>
          <table:table-cell table:style-name="ce9" office:value-type="string">
            <text:p>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Chi cục hải quan khu</text:p>
            <text:p><text:s/>kinh tế cửa khẩu Cầu Treo</text:p>
          </table:table-cell>
          <table:table-cell table:style-name="ce9" office:value-type="string">
            <text:p>Quốc lộ 8A đoạn qua cửa khẩu Cầu Treo</text:p>
          </table:table-cell>
          <table:table-cell table:number-columns-repeated="2" table:style-name="ce22" office:value-type="string">
            <text:p>Không rõ</text:p>
          </table:table-cell>
          <table:table-cell table:style-name="ce22"/>
          <table:table-cell table:number-columns-repeated="1012"/>
        </table:table-row>
        <table:table-row table:style-name="ro19">
          <table:table-cell table:style-name="ce4" office:value-type="float" office:value="28">
            <text:p>28</text:p>
          </table:table-cell>
          <table:table-cell table:style-name="ce11" office:value-type="string">
            <text:p>Phạt 2 chủ lò mua bán thịt rừng trên 100 triệu đồng</text:p>
          </table:table-cell>
          <table:table-cell table:style-name="ce29" office:value-type="string">
            <text:p><text:a xlink:href="http://dantri.com.vn/phap-luat/phat-2-chu-lo-mua-ban-thit-rung-tren-100-trieu-dong-711747.htm">http://dantri.com.vn/phap-luat/phat-2-chu-lo-mua-ban-thit-rung-tren-100-trieu-dong-711747.htm</text:a></text:p>
          </table:table-cell>
          <table:table-cell table:style-name="ce54" office:value-type="string">
            <text:p>26/3/2013</text:p>
          </table:table-cell>
          <table:table-cell table:style-name="ce61" office:value-type="string">
            <text:p>Tàng trữ, buôn bán</text:p>
          </table:table-cell>
          <table:table-cell table:style-name="ce61" office:value-type="string">
            <text:p>Thịt ĐVHD: nai, nhím, cầy, heo rừng, chồn vàng…và các cá thể cầy, dúi, khỉ</text:p>
          </table:table-cell>
          <table:table-cell table:style-name="ce61"/>
          <table:table-cell table:style-name="ce12" office:value-type="string">
            <text:p>Chi cục KL Đà Nẵng</text:p>
          </table:table-cell>
          <table:table-cell table:style-name="ce12" office:value-type="string">
            <text:p>Hòa Vang, Đà Nẵng</text:p>
          </table:table-cell>
          <table:table-cell table:number-columns-repeated="2" table:style-name="ce61" office:value-type="string">
            <text:p>Không rõ</text:p>
          </table:table-cell>
          <table:table-cell table:style-name="ce61" office:value-type="string">
            <text:p>Kết quả xử lý vụ số 4</text:p>
          </table:table-cell>
          <table:table-cell table:number-columns-repeated="1012"/>
        </table:table-row>
        <table:table-row table:style-name="ro19">
          <table:table-cell table:style-name="ce4" office:value-type="float" office:value="29">
            <text:p>29</text:p>
          </table:table-cell>
          <table:table-cell table:style-name="ce9" office:value-type="string">
            <text:p>Vận chuyển cầy hương trên xe khách Hà Nội về Lạng Sơn tiêu thụ</text:p>
          </table:table-cell>
          <table:table-cell table:style-name="ce30" office:value-type="string">
            <text:p><text:a xlink:href="http://news.go.vn/xa-hoi/tin-1237150/van-chuyen-cay-huong-tren-xe-khach-ha-noi-ve-lang-son-tieu-thu.htm">http://news.go.vn/xa-hoi/tin-1237150/van-chuyen-cay-huong-tren-xe-khach-ha-noi-ve-lang-son-tieu-thu.htm</text:a></text:p>
          </table:table-cell>
          <table:table-cell table:style-name="ce55" office:value-type="string">
            <text:p>28/3/2013</text:p>
          </table:table-cell>
          <table:table-cell table:style-name="ce24" office:value-type="string">
            <text:p>Vận chuyển, buôn bán</text:p>
          </table:table-cell>
          <table:table-cell table:style-name="ce24" office:value-type="string">
            <text:p>Cầy hương</text:p>
          </table:table-cell>
          <table:table-cell table:style-name="ce22" office:value-type="string">
            <text:p>11 cá thể đông lạnh (38 kg)</text:p>
          </table:table-cell>
          <table:table-cell table:style-name="ce9" office:value-type="string">
            <text:p>CSGT tỉnh Bắc Giang</text:p>
          </table:table-cell>
          <table:table-cell table:style-name="ce9" office:value-type="string">
            <text:p>Thị trấn Côi - Bắc Giang</text:p>
          </table:table-cell>
          <table:table-cell table:style-name="ce22" office:value-type="string">
            <text:p>Hòa Bình</text:p>
          </table:table-cell>
          <table:table-cell table:style-name="ce22" office:value-type="string">
            <text:p>Lạng Sơn</text:p>
          </table:table-cell>
          <table:table-cell table:style-name="ce22"/>
          <table:table-cell table:number-columns-repeated="1012"/>
        </table:table-row>
        <table:table-row table:style-name="ro23">
          <table:table-cell table:style-name="ce4" office:value-type="float" office:value="30">
            <text:p>30</text:p>
          </table:table-cell>
          <table:table-cell table:style-name="ce12" office:value-type="string">
            <text:p>Vận chuyển động vật hoang dã bị phạt 40 triệu đồng</text:p>
          </table:table-cell>
          <table:table-cell table:style-name="ce31" office:value-type="string">
            <text:p><text:a xlink:href="http://hanoimoi.com.vn/Tin-tuc/Xa-hoi/581997/van-chuyen-dong-vat-hoang-da-bi-phat-40-trieu-dong-">http://hanoimoi.com.vn/Tin-tuc/Xa-hoi/581997/van-chuyen-dong-vat-hoang-da-bi-phat-40-trieu-dong-</text:a></text:p>
          </table:table-cell>
          <table:table-cell table:style-name="ce56" office:value-type="string">
            <text:p>28/3/2013</text:p>
          </table:table-cell>
          <table:table-cell table:style-name="ce62" office:value-type="string">
            <text:p>Vận chuyển</text:p>
          </table:table-cell>
          <table:table-cell table:style-name="ce62" office:value-type="string">
            <text:p>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Vịt trời, chim trĩ,</text:p>
            <text:p><text:s/>cu gáy, cu sen</text:p>
          </table:table-cell>
          <table:table-cell table:style-name="ce69" office:value-type="string">
            <text:p>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22 vịt trời, 30 chim trĩ, 99 chim cu gáy và 208 cá thể chim cu sen với </text:p>
            <text:p>tổng trọng lượng 97kg</text:p>
          </table:table-cell>
          <table:table-cell table:number-columns-repeated="2" table:style-name="ce12" office:value-type="string">
            <text:p>Không rõ</text:p>
          </table:table-cell>
          <table:table-cell table:number-columns-repeated="2" table:style-name="ce61" office:value-type="string">
            <text:p>Không rõ</text:p>
          </table:table-cell>
          <table:table-cell table:style-name="ce61" office:value-type="string">
            <text:p>Đã xử lý vi phạm</text:p>
          </table:table-cell>
          <table:table-cell table:number-columns-repeated="1012"/>
        </table:table-row>
        <table:table-row table:style-name="ro24">
          <table:table-cell table:style-name="ce4" office:value-type="float" office:value="31">
            <text:p>31</text:p>
          </table:table-cell>
          <table:table-cell table:style-name="ce9" office:value-type="string">
            <text:p>Ngang nhiên bán thịt rừng trên phố</text:p>
          </table:table-cell>
          <table:table-cell table:style-name="ce30" office:value-type="string">
            <text:p><text:a xlink:href="http://laodong.com.vn/xa-hoi/ngang-nhien-ban-thit-rung-tren-pho/108065.bld">http://laodong.com.vn/xa-hoi/ngang-nhien-ban-thit-rung-tren-pho/108065.bld</text:a></text:p>
          </table:table-cell>
          <table:table-cell table:style-name="ce53" office:value-type="string">
            <text:p>29/3/2013</text:p>
          </table:table-cell>
          <table:table-cell table:style-name="ce22" office:value-type="string">
            <text:p>Buôn bán</text:p>
          </table:table-cell>
          <table:table-cell table:style-name="ce22" office:value-type="string">
            <text:p>Lợn rừng</text:p>
          </table:table-cell>
          <table:table-cell table:style-name="ce22"/>
          <table:table-cell table:style-name="ce9"/>
          <table:table-cell table:style-name="ce9" office:value-type="string">
            <text:p>Đà Lạt</text:p>
          </table:table-cell>
          <table:table-cell table:style-name="ce22"/>
          <table:table-cell table:style-name="ce22" office:value-type="string">
            <text:p>Đà Lạt</text:p>
          </table:table-cell>
          <table:table-cell table:style-name="ce22"/>
          <table:table-cell table:number-columns-repeated="1012"/>
        </table:table-row>
        <table:table-row table:style-name="ro19">
          <table:table-cell table:style-name="ce4" office:value-type="float" office:value="32">
            <text:p>32</text:p>
          </table:table-cell>
          <table:table-cell table:style-name="ce13" office:value-type="string">
            <text:p>Bắt vụ vận chuyển 70 kg động vật hoang dã xuyên quốc gia</text:p>
          </table:table-cell>
          <table:table-cell table:style-name="ce32" office:value-type="string">
            <text:p><text:a xlink:href="http://www.baomoi.com/Bat-vu-van-chuyen-70kg-dong-vat-hoang-da-xuyen-quoc-gia/141/10702746.epi">http://www.baomoi.com/Bat-vu-van-chuyen-70kg-dong-vat-hoang-da-xuyen-quoc-gia/141/10702746.epi</text:a></text:p>
          </table:table-cell>
          <table:table-cell table:style-name="ce57" office:value-type="string">
            <text:p>31/3/2013</text:p>
          </table:table-cell>
          <table:table-cell table:style-name="ce63" office:value-type="string">
            <text:p>Vận chuyển</text:p>
          </table:table-cell>
          <table:table-cell table:style-name="ce66" office:value-type="string">
            <text:p>Rùa, ba ba, kỳ đà, rắn</text:p>
          </table:table-cell>
          <table:table-cell table:style-name="ce66" office:value-type="string">
            <text:p>70 kg</text:p>
          </table:table-cell>
          <table:table-cell table:style-name="ce74" office:value-type="string">
            <text:p>Hải quan cửa khẩu quốc tế Lao Bảo và bộ đội biên phòng Quảng Trị</text:p>
          </table:table-cell>
          <table:table-cell table:style-name="ce74"/>
          <table:table-cell table:style-name="ce66" office:value-type="string">
            <text:p>Lào</text:p>
          </table:table-cell>
          <table:table-cell table:style-name="ce66" office:value-type="string">
            <text:p>Huế</text:p>
          </table:table-cell>
          <table:table-cell table:style-name="ce66"/>
          <table:table-cell table:number-columns-repeated="1012"/>
        </table:table-row>
        <table:table-row table:style-name="ro9">
          <table:table-cell table:style-name="ce4" office:value-type="float" office:value="33">
            <text:p>33</text:p>
          </table:table-cell>
          <table:table-cell table:style-name="ce14" office:value-type="string">
            <text:p>Quảng Ninh: truy đuổi xe ô tô vận chuyển 200 kg tê tê</text:p>
          </table:table-cell>
          <table:table-cell table:style-name="ce33" office:value-type="string">
            <text:p><text:a xlink:href="http://giadinh.net.vn/phap-luat/quang-ninh-truy-duoi-xe-o-to-van-chuyen-200kg-te-te-2013040111254710.htm">http://giadinh.net.vn/phap-luat/quang-ninh-truy-duoi-xe-o-to-van-chuyen-200kg-te-te-2013040111254710.htm</text:a></text:p>
          </table:table-cell>
          <table:table-cell table:style-name="ce53" office:value-type="string">
            <text:p>31/3/2013</text:p>
          </table:table-cell>
          <table:table-cell table:style-name="ce22" office:value-type="string">
            <text:p>Vận chuyển</text:p>
          </table:table-cell>
          <table:table-cell table:style-name="ce22" office:value-type="string">
            <text:p>Tê tê</text:p>
          </table:table-cell>
          <table:table-cell table:style-name="ce22" office:value-type="string">
            <text:p>200 kg</text:p>
          </table:table-cell>
          <table:table-cell table:style-name="ce9" office:value-type="string">
            <text:p>CSGT công an tỉnh Quảng Ninh</text:p>
          </table:table-cell>
          <table:table-cell table:style-name="ce9" office:value-type="string">
            <text:p>Thị xã Quảng Yên - tỉnh Quảng Ninh</text:p>
          </table:table-cell>
          <table:table-cell table:number-columns-repeated="2" table:style-name="ce22" office:value-type="string">
            <text:p>Không rõ</text:p>
          </table:table-cell>
          <table:table-cell table:style-name="ce22"/>
          <table:table-cell table:number-columns-repeated="1012"/>
        </table:table-row>
        <table:table-row table:style-name="ro25">
          <table:table-cell table:style-name="ce4" office:value-type="float" office:value="34">
            <text:p>34</text:p>
          </table:table-cell>
          <table:table-cell table:style-name="ce12" office:value-type="string">
            <text:p>Khởi tố hai đối tượng vận chuyển vooc chà vá chân đen</text:p>
          </table:table-cell>
          <table:table-cell table:style-name="ce29" office:value-type="string">
            <text:p><text:a xlink:href="http://tuoitre.vn/chinh-tri-xa-hoi/phap-luat/540831/khoi-to-hai-doi-tuong-van-chuyen-vooc-cha-va-chan-den.html">http://tuoitre.vn/chinh-tri-xa-hoi/phap-luat/540831/khoi-to-hai-doi-tuong-van-chuyen-vooc-cha-va-chan-den.html</text:a></text:p>
          </table:table-cell>
          <table:table-cell table:style-name="ce54" office:value-type="float" office:value="41278">
            <text:p>4/1/2013</text:p>
          </table:table-cell>
          <table:table-cell table:style-name="ce61" office:value-type="string">
            <text:p>Vận chuyển</text:p>
          </table:table-cell>
          <table:table-cell table:style-name="ce61" office:value-type="string">
            <text:p>Xương và cá thể vọoc chà vá chân đen </text:p>
          </table:table-cell>
          <table:table-cell table:style-name="ce61" office:value-type="string">
            <text:p>82 bộ xương khô (150,5 kg) và 26 cá thể (202,8 kg) vọoc chà vá chân đen</text:p>
          </table:table-cell>
          <table:table-cell table:style-name="ce12" office:value-type="string">
            <text:p>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Công an huyện </text:p>
            <text:p>Chư Pah và CSGT huyện</text:p>
          </table:table-cell>
          <table:table-cell table:style-name="ce12" office:value-type="string">
            <text:p>Huyện Chư Pah - tỉnh Gia Lai</text:p>
          </table:table-cell>
          <table:table-cell table:number-columns-repeated="2" table:style-name="ce61" office:value-type="string">
            <text:p>Không rõ</text:p>
          </table:table-cell>
          <table:table-cell table:style-name="ce61" office:value-type="string">
            <text:p>Kết quả xử lý vụ số 26</text:p>
          </table:table-cell>
          <table:table-cell table:number-columns-repeated="1012"/>
        </table:table-row>
        <table:table-row table:style-name="ro26">
          <table:table-cell table:style-name="ce4" office:value-type="float" office:value="35">
            <text:p>35</text:p>
          </table:table-cell>
          <table:table-cell table:style-name="ce15" office:value-type="string">
            <text:p>Hải quan sân bay quốc tế Nội Bài: Bắt giữ lô hàng nghi được làm từ ngà voi</text:p>
          </table:table-cell>
          <table:table-cell table:style-name="ce33" office:value-type="string">
            <text:p><text:a xlink:href="http://www.baohaiquan.vn/pages/hai-quan-san-bay-quoc-te-noi-bai-bat-giu-lo-hang-nghi-duoc-lam-tu-nga-voi.aspx">http://www.baohaiquan.vn/pages/hai-quan-san-bay-quoc-te-noi-bai-bat-giu-lo-hang-nghi-duoc-lam-tu-nga-voi.aspx</text:a></text:p>
          </table:table-cell>
          <table:table-cell table:style-name="ce53" office:value-type="float" office:value="41278">
            <text:p>4/1/2013</text:p>
          </table:table-cell>
          <table:table-cell table:style-name="ce64" office:value-type="string">
            <text:p>Vận chuyển</text:p>
          </table:table-cell>
          <table:table-cell table:style-name="ce64" office:value-type="string">
            <text:p>Ngà voi</text:p>
          </table:table-cell>
          <table:table-cell table:style-name="ce70" office:value-type="string">
            <text:p>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238 chiếc vòng trang sức cùng </text:p>
            <text:p>100 đôi đũa có chiều dài 28 cm</text:p>
          </table:table-cell>
          <table:table-cell table:style-name="ce75" office:value-type="string">
            <text:p>Hải quan sân bay Nội Bài</text:p>
          </table:table-cell>
          <table:table-cell table:style-name="ce75" office:value-type="string">
            <text:p>Sân bay Nội Bài - Hà Nội</text:p>
          </table:table-cell>
          <table:table-cell table:style-name="ce64" office:value-type="string">
            <text:p>Mozambia</text:p>
          </table:table-cell>
          <table:table-cell table:style-name="ce64" office:value-type="string">
            <text:p>Việt Nam</text:p>
          </table:table-cell>
          <table:table-cell table:style-name="ce64"/>
          <table:table-cell table:number-columns-repeated="1012"/>
        </table:table-row>
        <table:table-row table:style-name="ro8">
          <table:table-cell table:style-name="ce4" office:value-type="float" office:value="36">
            <text:p>36</text:p>
          </table:table-cell>
          <table:table-cell table:style-name="ce9" office:value-type="string">
            <text:p>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Một cá <text:s/>thể voi rừng bị </text:p>
            <text:p>bắn chết trong lâm trường Minh Hóa</text:p>
          </table:table-cell>
          <table:table-cell table:style-name="ce34" office:value-type="string">
            <text:p><text:a xlink:href="http://www.thiennhien.net/2013/04/04/mot-ca-the-voi-rung-bi-ban-chet-trong-lam-truong-minh-hoa/">http://www.thiennhien.net/2013/04/04/mot-ca-the-voi-rung-bi-ban-chet-trong-lam-truong-minh-hoa/</text:a></text:p>
          </table:table-cell>
          <table:table-cell table:style-name="ce53" office:value-type="float" office:value="41702">
            <text:p>4/3/2014</text:p>
          </table:table-cell>
          <table:table-cell table:style-name="ce22" office:value-type="string">
            <text:p>Săn bắt</text:p>
          </table:table-cell>
          <table:table-cell table:style-name="ce22" table:number-columns-repeated="2"/>
          <table:table-cell table:style-name="ce9" office:value-type="string">
            <text:p>Không bắt giữ được</text:p>
          </table:table-cell>
          <table:table-cell table:style-name="ce9" office:value-type="string">
            <text:p>Minh Hóa - Quảng Trị</text:p>
          </table:table-cell>
          <table:table-cell table:style-name="ce22" table:number-columns-repeated="3"/>
          <table:table-cell table:number-columns-repeated="1012"/>
        </table:table-row>
        <table:table-row table:style-name="ro19">
          <table:table-cell table:style-name="ce4" office:value-type="float" office:value="37">
            <text:p>37</text:p>
          </table:table-cell>
          <table:table-cell table:style-name="ce14" office:value-type="string">
            <text:p>Phát hiện hai cá thể beo lửa đang được mang đi nấu cáo</text:p>
          </table:table-cell>
          <table:table-cell table:style-name="ce34" office:value-type="string">
            <text:p><text:a xlink:href="http://www.anninhthudo.vn/moi-truong/phat-hien-2-ca-the-beo-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http://www.anninhthudo.vn/moi-truong/phat-hien-2-ca-the-beo-
lua-dang-dua-di-nau-cao/493669.antd</text:a></text:p>
          </table:table-cell>
          <table:table-cell table:style-name="ce53" office:value-type="float" office:value="41490">
            <text:p>4/8/2013</text:p>
          </table:table-cell>
          <table:table-cell table:style-name="ce22" office:value-type="string">
            <text:p>Vận chuyển, tàng trữ</text:p>
          </table:table-cell>
          <table:table-cell table:style-name="ce22" office:value-type="string">
            <text:p>Beo lửa</text:p>
          </table:table-cell>
          <table:table-cell table:style-name="ce22" office:value-type="string">
            <text:p>Hai cá thể </text:p>
          </table:table-cell>
          <table:table-cell table:style-name="ce9" office:value-type="string">
            <text:p>Cảnh sát môi trường TP Hà Nội</text:p>
          </table:table-cell>
          <table:table-cell table:style-name="ce9" office:value-type="string">
            <text:p>Hà Nội</text:p>
          </table:table-cell>
          <table:table-cell table:style-name="ce22" office:value-type="string">
            <text:p>Thanh Hóa</text:p>
          </table:table-cell>
          <table:table-cell table:style-name="ce22" office:value-type="string">
            <text:p>Hà Nội</text:p>
          </table:table-cell>
          <table:table-cell table:style-name="ce22"/>
          <table:table-cell table:number-columns-repeated="1012"/>
        </table:table-row>
        <table:table-row table:style-name="ro26">
          <table:table-cell table:style-name="ce4" office:value-type="float" office:value="38">
            <text:p>38</text:p>
          </table:table-cell>
          <table:table-cell table:style-name="ce14" office:value-type="string">
            <text:p>Xử phạt đối tượng nuôi nhốt, buôn bán động vật hoang dã</text:p>
          </table:table-cell>
          <table:table-cell table:style-name="ce34" office:value-type="string">
            <text:p><text:a xlink:href="http://laodong.com.vn/phap-luat/xu-phat-doi-tuong-nuoi-nhot-buon-ban-dong-vat-hoang-da/110048.bld">http://laodong.com.vn/phap-luat/xu-phat-doi-tuong-nuoi-nhot-buon-ban-dong-vat-hoang-da/110048.bld</text:a></text:p>
          </table:table-cell>
          <table:table-cell table:style-name="ce53" office:value-type="float" office:value="41490">
            <text:p>4/8/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27">
          <table:table-cell table:style-name="ce4" office:value-type="float" office:value="39">
            <text:p>39</text:p>
          </table:table-cell>
          <table:table-cell table:style-name="ce14" office:value-type="string">
            <text:p>Kenya bắt nghi can người Việt buôn bán ngà voi</text:p>
          </table:table-cell>
          <table:table-cell table:style-name="ce34" office:value-type="string">
            <text:p><text:a xlink:href="http://baotintuc.vn/thoi-su-tg/kenya-bat-nghi-can-nguoi-viet-buon-lau-nga-voi-20130410074354310.htm">http://baotintuc.vn/thoi-su-tg/kenya-bat-nghi-can-nguoi-viet-buon-lau-nga-voi-20130410074354310.htm</text:a></text:p>
          </table:table-cell>
          <table:table-cell table:style-name="ce53" office:value-type="float" office:value="41521">
            <text:p>4/9/2013</text:p>
          </table:table-cell>
          <table:table-cell table:style-name="ce22" office:value-type="string">
            <text:p>Buôn bán, vận chuyển</text:p>
          </table:table-cell>
          <table:table-cell table:style-name="ce22" office:value-type="string">
            <text:p>Ngà voi</text:p>
          </table:table-cell>
          <table:table-cell table:style-name="ce22" office:value-type="string">
            <text:p>488 vòng ngà voi, nặng 33.6 kg</text:p>
          </table:table-cell>
          <table:table-cell table:style-name="ce9" office:value-type="string">
            <text:p>Cảnh sát Kenya</text:p>
          </table:table-cell>
          <table:table-cell table:style-name="ce9" office:value-type="string">
            <text:p>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Sân bay quốc tế Jomo</text:p>
            <text:p><text:s/>Kenyatta ở thủ đô Nairobi </text:p>
          </table:table-cell>
          <table:table-cell table:number-columns-repeated="2" table:style-name="ce22" office:value-type="string">
            <text:p>Không rõ</text:p>
          </table:table-cell>
          <table:table-cell table:style-name="ce22"/>
          <table:table-cell table:number-columns-repeated="1012"/>
        </table:table-row>
        <table:table-row table:style-name="ro28">
          <table:table-cell table:style-name="ce4" office:value-type="float" office:value="40">
            <text:p>40</text:p>
          </table:table-cell>
          <table:table-cell table:style-name="ce9" office:value-type="string">
            <text:p>Thu giữ hơn 100 cá thể động vật hoang dã</text:p>
          </table:table-cell>
          <table:table-cell table:style-name="ce34" office:value-type="string">
            <text:p><text:a xlink:href="http://www.qdnd.vn/qdndsite/vi-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http://www.qdnd.vn/qdndsite/vi-
VN/61/43/4/42/42/238143/Default.aspx</text:a></text:p>
          </table:table-cell>
          <table:table-cell table:style-name="ce53" office:value-type="string">
            <text:p>17/4/2013</text:p>
          </table:table-cell>
          <table:table-cell table:style-name="ce22" office:value-type="string">
            <text:p>Nuôi nhốt, tàng trữ, buôn bán</text:p>
          </table:table-cell>
          <table:table-cell table:style-name="ce22" office:value-type="string">
            <text:p>Rắn, rùa, kỳ đà, chồn hương</text:p>
          </table:table-cell>
          <table:table-cell table:style-name="ce22" office:value-type="string">
            <text:p> 6 cá thể rắn hổ mang, 59 cá thể rùa răng, 6 cá thể rùa trung bộ, 1 cá thể kỳ đà, 4 cá thể chồn hương, 25 cá thể dúi</text:p>
          </table:table-cell>
          <table:table-cell table:style-name="ce9" office:value-type="string">
            <text:p>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Phòng CSMT, công an </text:p>
            <text:p>tỉnh Khánh Hòa</text:p>
          </table:table-cell>
          <table:table-cell table:style-name="ce9" office:value-type="string">
            <text:p>TP. Cam Ranh - Khánh Hòa</text:p>
          </table:table-cell>
          <table:table-cell table:style-name="ce22" office:value-type="string">
            <text:p>Không rõ</text:p>
          </table:table-cell>
          <table:table-cell table:style-name="ce22" office:value-type="string">
            <text:p>Khánh Hòa</text:p>
          </table:table-cell>
          <table:table-cell table:style-name="ce22"/>
          <table:table-cell table:number-columns-repeated="1012"/>
        </table:table-row>
        <table:table-row table:style-name="ro17">
          <table:table-cell table:style-name="ce4" office:value-type="float" office:value="41">
            <text:p>41</text:p>
          </table:table-cell>
          <table:table-cell table:style-name="ce9" office:value-type="string">
            <text:p>Bắt giữ xe chở 24 cá thể đại bàng không rõ nguồn gốc</text:p>
          </table:table-cell>
          <table:table-cell table:style-name="ce35" office:value-type="string">
            <text:p><text:a xlink:href="http://www.vietnamplus.vn/Home/Bat-giu-xe-cho-24-chim-dai-bang-khong-ro-nguon-goc/20134/193200.vnplus">http://www.vietnamplus.vn/Home/Bat-giu-xe-cho-24-chim-dai-bang-khong-ro-nguon-goc/20134/193200.vnplus</text:a></text:p>
          </table:table-cell>
          <table:table-cell table:style-name="ce53" office:value-type="string">
            <text:p>17/4/2013</text:p>
          </table:table-cell>
          <table:table-cell table:style-name="ce22" office:value-type="string">
            <text:p>Vận chuyển</text:p>
          </table:table-cell>
          <table:table-cell table:style-name="ce22" office:value-type="string">
            <text:p>Đại bàng</text:p>
          </table:table-cell>
          <table:table-cell table:style-name="ce22" office:value-type="string">
            <text:p>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24 cá thể (4 cá thể còn sống và 20 </text:p>
            <text:p>cá thể đông lạnh)</text:p>
          </table:table-cell>
          <table:table-cell table:style-name="ce9" office:value-type="string">
            <text:p>CSGT tỉnh Quảng Ninh</text:p>
          </table:table-cell>
          <table:table-cell table:style-name="ce9" office:value-type="string">
            <text:p>Phường Hà Khẩu - Hạ Long</text:p>
          </table:table-cell>
          <table:table-cell table:style-name="ce22" office:value-type="string">
            <text:p>Không rõ</text:p>
          </table:table-cell>
          <table:table-cell table:style-name="ce22" office:value-type="string">
            <text:p>Quảng Ninh</text:p>
          </table:table-cell>
          <table:table-cell table:style-name="ce22"/>
          <table:table-cell table:number-columns-repeated="1012"/>
        </table:table-row>
        <table:table-row table:style-name="ro29">
          <table:table-cell table:style-name="ce4" office:value-type="float" office:value="42">
            <text:p>42</text:p>
          </table:table-cell>
          <table:table-cell table:style-name="ce9" office:value-type="string">
            <text:p>Bắt giữ xe chở xương khỉ không rõ nguồn gốc</text:p>
          </table:table-cell>
          <table:table-cell table:style-name="ce35" office:value-type="string">
            <text:p><text:a xlink:href="http://dantri.com.vn/phap-luat/bat-giu-xe-cho-xuong-khi-khong-ro-nguon-goc-721005.htm">http://dantri.com.vn/phap-luat/bat-giu-xe-cho-xuong-khi-khong-ro-nguon-goc-721005.htm</text:a></text:p>
          </table:table-cell>
          <table:table-cell table:style-name="ce53" office:value-type="string">
            <text:p>18/4/2013</text:p>
          </table:table-cell>
          <table:table-cell table:style-name="ce22" office:value-type="string">
            <text:p>Vận chuyển</text:p>
          </table:table-cell>
          <table:table-cell table:style-name="ce22" office:value-type="string">
            <text:p>Xương khỉ</text:p>
          </table:table-cell>
          <table:table-cell table:style-name="ce71" office:value-type="string">
            <text:p>Không ước lượng được</text:p>
          </table:table-cell>
          <table:table-cell table:style-name="ce9" office:value-type="string">
            <text:p>CSGT tỉnh Nghệ An</text:p>
          </table:table-cell>
          <table:table-cell table:style-name="ce9" office:value-type="string">
            <text:p>Huyện Hưng Nguyên - tỉnh Nghệ An</text:p>
          </table:table-cell>
          <table:table-cell table:style-name="ce22" office:value-type="string">
            <text:p>Quảng Trị</text:p>
          </table:table-cell>
          <table:table-cell table:style-name="ce22" office:value-type="string">
            <text:p>Không rõ</text:p>
          </table:table-cell>
          <table:table-cell table:style-name="ce22"/>
          <table:table-cell table:number-columns-repeated="1012"/>
        </table:table-row>
        <table:table-row table:style-name="ro29">
          <table:table-cell table:style-name="ce4" office:value-type="float" office:value="43">
            <text:p>43</text:p>
          </table:table-cell>
          <table:table-cell table:style-name="ce9" office:value-type="string">
            <text:p>Kiểm tra xe khách phát hiện một cá thể hươu</text:p>
          </table:table-cell>
          <table:table-cell table:style-name="ce35" office:value-type="string">
            <text:p><text:a xlink:href="http://www.qdnd.vn/qdndsite/vi-VN/61/43/4/42/42/238490/Default.aspx">http://www.qdnd.vn/qdndsite/vi-VN/61/43/4/42/42/238490/Default.aspx</text:a></text:p>
          </table:table-cell>
          <table:table-cell table:style-name="ce53" office:value-type="string">
            <text:p>18/4/2012</text:p>
          </table:table-cell>
          <table:table-cell table:style-name="ce22" office:value-type="string">
            <text:p>Vận chuyển</text:p>
          </table:table-cell>
          <table:table-cell table:style-name="ce22" office:value-type="string">
            <text:p>Hươu sao</text:p>
          </table:table-cell>
          <table:table-cell table:style-name="ce22" office:value-type="string">
            <text:p>Một cá thể</text:p>
          </table:table-cell>
          <table:table-cell table:style-name="ce9" office:value-type="string">
            <text:p>CSGT Quảng Ninh</text:p>
          </table:table-cell>
          <table:table-cell table:style-name="ce9" office:value-type="string">
            <text:p>Phường Hà Khẩu - TP Hạ Long</text:p>
          </table:table-cell>
          <table:table-cell table:number-columns-repeated="2" table:style-name="ce22" office:value-type="string">
            <text:p>Không rõ</text:p>
          </table:table-cell>
          <table:table-cell table:style-name="ce22"/>
          <table:table-cell table:number-columns-repeated="1012"/>
        </table:table-row>
        <table:table-row table:style-name="ro30">
          <table:table-cell table:style-name="ce4" office:value-type="float" office:value="44">
            <text:p>44</text:p>
          </table:table-cell>
          <table:table-cell table:style-name="ce9" office:value-type="string">
            <text:p>Xe khách vận chuyển rùa và gỗ pơ mu trái phép</text:p>
          </table:table-cell>
          <table:table-cell table:style-name="ce35" office:value-type="string">
            <text:p><text:a xlink:href="http://baoquangninh.com.vn/quang-ninh-24-7/201304/Xe-khach-van-chuyen-rua-va-go-po-mu-trai-phep-2194204/">http://baoquangninh.com.vn/quang-ninh-24-7/201304/Xe-khach-van-chuyen-rua-va-go-po-mu-trai-phep-2194204/</text:a></text:p>
          </table:table-cell>
          <table:table-cell table:style-name="ce53" office:value-type="string">
            <text:p>19/4/2013</text:p>
          </table:table-cell>
          <table:table-cell table:style-name="ce22" office:value-type="string">
            <text:p>Vận chuyển</text:p>
          </table:table-cell>
          <table:table-cell table:style-name="ce22" office:value-type="string">
            <text:p>Rùa</text:p>
          </table:table-cell>
          <table:table-cell table:style-name="ce19" office:value-type="string">
            <text:p>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2 con rùa đầu to, 17 con rùa xa nhân, </text:p>
            <text:p>2 con rùa hộp trán vàng, 8 con rùa hộp lưng đen</text:p>
          </table:table-cell>
          <table:table-cell table:style-name="ce9" office:value-type="string">
            <text:p>CSGT Quảng Ninh</text:p>
          </table:table-cell>
          <table:table-cell table:style-name="ce9" office:value-type="string">
            <text:p>Phường Hà Khẩu - TP Hạ Long</text:p>
          </table:table-cell>
          <table:table-cell table:number-columns-repeated="2" table:style-name="ce22" office:value-type="string">
            <text:p>Không rõ</text:p>
          </table:table-cell>
          <table:table-cell table:style-name="ce22"/>
          <table:table-cell table:number-columns-repeated="1012"/>
        </table:table-row>
        <table:table-row table:style-name="ro19">
          <table:table-cell table:style-name="ce4" office:value-type="float" office:value="45">
            <text:p>45</text:p>
          </table:table-cell>
          <table:table-cell table:style-name="ce9" office:value-type="string">
            <text:p>Hơn 50 con rắn hổ mang chúa ngọ ngoậy trên xe ô tô</text:p>
          </table:table-cell>
          <table:table-cell table:style-name="ce35" office:value-type="string">
            <text:p><text:a xlink:href="http://dantri.com.vn/xa-hoi/hon-50-con-ran-ho-mang-chua-ngo-nguay-tren-o-to-721796.htm">http://dantri.com.vn/xa-hoi/hon-50-con-ran-ho-mang-chua-ngo-nguay-tren-o-to-721796.htm</text:a></text:p>
          </table:table-cell>
          <table:table-cell table:style-name="ce53" office:value-type="string">
            <text:p>19/4/2013</text:p>
          </table:table-cell>
          <table:table-cell table:style-name="ce22" office:value-type="string">
            <text:p>Vận chuyển</text:p>
          </table:table-cell>
          <table:table-cell table:style-name="ce22" office:value-type="string">
            <text:p>Rắn hổ mang chúa</text:p>
          </table:table-cell>
          <table:table-cell table:style-name="ce22" office:value-type="string">
            <text:p>56 cá thể (150 kg)</text:p>
          </table:table-cell>
          <table:table-cell table:style-name="ce9" office:value-type="string">
            <text:p>CSGT Hà Nội</text:p>
          </table:table-cell>
          <table:table-cell table:style-name="ce9" office:value-type="string">
            <text:p>Quận Hoàng Mai - Hà Nội</text:p>
          </table:table-cell>
          <table:table-cell table:style-name="ce22" office:value-type="string">
            <text:p>Không rõ</text:p>
          </table:table-cell>
          <table:table-cell table:style-name="ce22" office:value-type="string">
            <text:p>Vĩnh Phúc</text:p>
          </table:table-cell>
          <table:table-cell table:style-name="ce22"/>
          <table:table-cell table:number-columns-repeated="1012"/>
        </table:table-row>
        <table:table-row table:style-name="ro31">
          <table:table-cell table:style-name="ce4" office:value-type="float" office:value="46">
            <text:p>46</text:p>
          </table:table-cell>
          <table:table-cell table:style-name="ce14" office:value-type="string">
            <text:p>Vận chuyển trái phép động vật hoang dã</text:p>
          </table:table-cell>
          <table:table-cell table:style-name="ce34" office:value-type="string">
            <text:p><text:a xlink:href="http://www.nhandan.org.vn/phapluat/thoi-su-phap-luat/item/20154802-.html">http://www.nhandan.org.vn/phapluat/thoi-su-phap-luat/item/20154802-.html</text:a></text:p>
          </table:table-cell>
          <table:table-cell table:style-name="ce53" office:value-type="string">
            <text:p>21/4/2013</text:p>
          </table:table-cell>
          <table:table-cell table:style-name="ce22" office:value-type="string">
            <text:p>Vận chuyển</text:p>
          </table:table-cell>
          <table:table-cell table:style-name="ce22" office:value-type="string">
            <text:p>Rắn cạp nong, cầy ranh, gà gô, đại bàng, chim cắt </text:p>
          </table:table-cell>
          <table:table-cell table:style-name="ce71" office:value-type="string">
            <text:p>90kg rắn cạp nong, 20kg cầy ranh, một rùa sa nhân, bảy gà gô, một đại bàng và hai chim cắt.</text:p>
          </table:table-cell>
          <table:table-cell table:style-name="ce9" office:value-type="string">
            <text:p>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Phòng CSMT, công an </text:p>
            <text:p>tỉnh Bắc Giang</text:p>
          </table:table-cell>
          <table:table-cell table:style-name="ce9" office:value-type="string">
            <text:p>Huyện Lục Nam - Bắc Giang</text:p>
          </table:table-cell>
          <table:table-cell table:style-name="ce22" office:value-type="string">
            <text:p>Bắc Giang</text:p>
          </table:table-cell>
          <table:table-cell table:style-name="ce22" office:value-type="string">
            <text:p>Hải Dương</text:p>
          </table:table-cell>
          <table:table-cell table:style-name="ce22"/>
          <table:table-cell table:number-columns-repeated="1012"/>
        </table:table-row>
        <table:table-row table:style-name="ro32">
          <table:table-cell table:style-name="ce4" office:value-type="float" office:value="47">
            <text:p>47</text:p>
          </table:table-cell>
          <table:table-cell table:style-name="ce14" office:value-type="string">
            <text:p>Bắt xe chở nhiều động vật quý hiểm</text:p>
          </table:table-cell>
          <table:table-cell table:style-name="ce34" office:value-type="string">
            <text:p><text:a xlink:href="http://dantri.com.vn/xa-hoi/bat-xe-cho-lau-nhieu-dong-vat-quy-hiem-722895.htm">http://dantri.com.vn/xa-hoi/bat-xe-cho-lau-nhieu-dong-vat-quy-hiem-722895.htm</text:a></text:p>
          </table:table-cell>
          <table:table-cell table:style-name="ce53" office:value-type="string">
            <text:p>23/4/2013</text:p>
          </table:table-cell>
          <table:table-cell table:style-name="ce22" office:value-type="string">
            <text:p>Vận chuyển</text:p>
          </table:table-cell>
          <table:table-cell table:style-name="ce22" office:value-type="string">
            <text:p>Tê tê, rắn, kỳ đà, cầy hương</text:p>
          </table:table-cell>
          <table:table-cell table:style-name="ce22" office:value-type="string">
            <text:p>2 con tê tê với nặng 3kg; 38 cá thể rắn quý hiếm, có cả rắn hổ chúa (tổng cộng 59kg), 16 con kỳ đà (41 kg), 1con cầy hương nặng 2kg</text:p>
          </table:table-cell>
          <table:table-cell table:style-name="ce9" office:value-type="string">
            <text:p>Công an tỉnh Gia Lai</text:p>
          </table:table-cell>
          <table:table-cell table:style-name="ce9" office:value-type="string">
            <text:p>Huyện Chư Prong - Gia Lai</text:p>
          </table:table-cell>
          <table:table-cell table:number-columns-repeated="2" table:style-name="ce22" office:value-type="string">
            <text:p>Không rõ</text:p>
          </table:table-cell>
          <table:table-cell table:style-name="ce22"/>
          <table:table-cell table:number-columns-repeated="1012"/>
        </table:table-row>
        <table:table-row table:style-name="ro8">
          <table:table-cell table:style-name="ce4" office:value-type="float" office:value="48">
            <text:p>48</text:p>
          </table:table-cell>
          <table:table-cell table:style-name="ce14" office:value-type="string">
            <text:p>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Buôn lậu tháo chạy bỏ lại 124</text:p>
            <text:p>kg động vật hoang dã</text:p>
          </table:table-cell>
          <table:table-cell table:style-name="ce34" office:value-type="string">
            <text:p><text:a xlink:href="http://www.anninhthudo.vn/xa-hoi/buon-lau-thao-chay-bo-lai-124kg-dong-vat-hoang-da/496105.antd">http://www.anninhthudo.vn/xa-hoi/buon-lau-thao-chay-bo-lai-124kg-dong-vat-hoang-da/496105.antd</text:a></text:p>
          </table:table-cell>
          <table:table-cell table:style-name="ce53" office:value-type="string">
            <text:p>25/4/2013</text:p>
          </table:table-cell>
          <table:table-cell table:style-name="ce22" office:value-type="string">
            <text:p>Vận chuyển</text:p>
          </table:table-cell>
          <table:table-cell table:style-name="ce22" office:value-type="string">
            <text:p>Rắn, kỳ đà, rùa</text:p>
          </table:table-cell>
          <table:table-cell table:style-name="ce22" office:value-type="string">
            <text:p>124 kg động vật hoang dã các loại gồm rắn ráo trâu, rắn hổ mang, rùa đất Sê Pôn, kỳ đà hoa</text:p>
          </table:table-cell>
          <table:table-cell table:style-name="ce9" office:value-type="string">
            <text:p>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Hải quan của khẩu Lao Bảo và </text:p>
            <text:p>biên phòng tỉnh Quảng Trị </text:p>
          </table:table-cell>
          <table:table-cell table:style-name="ce9" office:value-type="string">
            <text:p>Cửa khẩu Lao Bảo - Quảng Trị</text:p>
          </table:table-cell>
          <table:table-cell table:style-name="ce22" office:value-type="string">
            <text:p>Lào</text:p>
          </table:table-cell>
          <table:table-cell table:style-name="ce22" office:value-type="string">
            <text:p>Không rõ</text:p>
          </table:table-cell>
          <table:table-cell table:style-name="ce22"/>
          <table:table-cell table:number-columns-repeated="1012"/>
        </table:table-row>
        <table:table-row table:style-name="ro19">
          <table:table-cell table:style-name="ce4" office:value-type="float" office:value="49">
            <text:p>49</text:p>
          </table:table-cell>
          <table:table-cell table:style-name="ce15" office:value-type="string">
            <text:p>Phát hiện 2 đối tượng săn bắt bắn thú tại vườn quốc gia Yok Đon</text:p>
          </table:table-cell>
          <table:table-cell table:style-name="ce34" office:value-type="string">
            <text:p><text:a xlink:href="http://dantri.com.vn/phap-luat/phat-hien-2-doi-tuong-san-bat-ban-thu-tai-vuon-quoc-gia-yok-don-725370.htm">http://dantri.com.vn/phap-luat/phat-hien-2-doi-tuong-san-bat-ban-thu-tai-vuon-quoc-gia-yok-don-725370.htm</text:a></text:p>
          </table:table-cell>
          <table:table-cell table:style-name="ce53" office:value-type="string">
            <text:p>29/4/2013</text:p>
          </table:table-cell>
          <table:table-cell table:style-name="ce22" office:value-type="string">
            <text:p>Săn bắt</text:p>
          </table:table-cell>
          <table:table-cell table:style-name="ce22" office:value-type="string">
            <text:p>Không rõ</text:p>
          </table:table-cell>
          <table:table-cell table:style-name="ce22" office:value-type="string">
            <text:p>20 kg thịt thú rừng</text:p>
          </table:table-cell>
          <table:table-cell table:style-name="ce9" office:value-type="string">
            <text:p>Lực lượng kiểm lâm của hạt kiểm lâm Vườn quốc gia Yok Đôn</text:p>
          </table:table-cell>
          <table:table-cell table:style-name="ce9" office:value-type="string">
            <text:p>Khu vực VQG Yok Đôn</text:p>
          </table:table-cell>
          <table:table-cell table:style-name="ce22" table:number-columns-repeated="3"/>
          <table:table-cell table:number-columns-repeated="1012"/>
        </table:table-row>
        <table:table-row table:style-name="ro33">
          <table:table-cell table:style-name="ce4" office:value-type="float" office:value="50">
            <text:p>50</text:p>
          </table:table-cell>
          <table:table-cell table:style-name="ce16" office:value-type="string">
            <text:p>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Quảng Trị: Thả tê tê, kỳ đà</text:p>
            <text:p><text:s/>hoa... nhập lậu về thiên nhiên</text:p>
          </table:table-cell>
          <table:table-cell table:style-name="ce36" office:value-type="string">
            <text:p><text:a xlink:href="http://www.baohaiquan.vn/pages/quang-tri-tha-124-kg-dong-vat-hoang-da-nhap-lau-ve-thien-nhien.aspx">http://www.baohaiquan.vn/pages/quang-tri-tha-124-kg-dong-vat-hoang-da-nhap-lau-ve-thien-nhien.aspx</text:a></text:p>
          </table:table-cell>
          <table:table-cell table:style-name="ce54" office:value-type="string">
            <text:p>29/4/2013</text:p>
          </table:table-cell>
          <table:table-cell table:style-name="ce61" table:number-columns-repeated="3"/>
          <table:table-cell table:style-name="ce12" table:number-columns-repeated="2"/>
          <table:table-cell table:style-name="ce61" table:number-columns-repeated="2"/>
          <table:table-cell table:style-name="ce61" office:value-type="string">
            <text:p>Kết quả xử lý</text:p>
            <text:p>vụ 44Kết quả xử lý</text:p>
            <text:p>vụ 44Kết quả xử lý</text:p>
            <text:p>vụ 44Kết quả xử lý</text:p>
            <text:p>vụ 44Kết quả xử lý</text:p>
            <text:p>vụ 44Kết quả xử lý</text:p>
            <text:p>vụ 44Kết quả xử lý</text:p>
            <text:p>vụ 44Kết quả xử lý</text:p>
            <text:p>vụ 44Kết quả xử lý</text:p>
            <text:p>vụ 44Kết quả xử lý</text:p>
            <text:p>vụ 44</text:p>
          </table:table-cell>
          <table:table-cell table:number-columns-repeated="1012"/>
        </table:table-row>
        <table:table-row table:style-name="ro33">
          <table:table-cell table:style-name="ce4" office:value-type="float" office:value="51">
            <text:p>51</text:p>
          </table:table-cell>
          <table:table-cell table:style-name="ce13" office:value-type="string">
            <text:p>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Pháp tịch thu 50 kg tê tê trên</text:p>
            <text:p>đường tới Việt Nam</text:p>
          </table:table-cell>
          <table:table-cell table:style-name="ce37" office:value-type="string">
            <text:p><text:a xlink:href="http://baotintuc.vn/thoi-su-tg/phap-tich-thu-50-kg-te-te-tren-duong-toi-viet-nam-20130501082522533.htm">http://baotintuc.vn/thoi-su-tg/phap-tich-thu-50-kg-te-te-tren-duong-toi-viet-nam-20130501082522533.htm</text:a></text:p>
          </table:table-cell>
          <table:table-cell table:style-name="ce57" office:value-type="float" office:value="41279">
            <text:p>5/1/2013</text:p>
          </table:table-cell>
          <table:table-cell table:style-name="ce22" office:value-type="string">
            <text:p>Vận chuyển</text:p>
          </table:table-cell>
          <table:table-cell table:style-name="ce22" office:value-type="string">
            <text:p>Tê tê</text:p>
          </table:table-cell>
          <table:table-cell table:style-name="ce22" office:value-type="string">
            <text:p>50 kg</text:p>
          </table:table-cell>
          <table:table-cell table:style-name="ce9" office:value-type="string">
            <text:p>Hải quan Pháp</text:p>
          </table:table-cell>
          <table:table-cell table:style-name="ce9" office:value-type="string">
            <text:p>Paris - Pháp</text:p>
          </table:table-cell>
          <table:table-cell table:style-name="ce22" office:value-type="string">
            <text:p>Cameroon</text:p>
          </table:table-cell>
          <table:table-cell table:style-name="ce22" office:value-type="string">
            <text:p>Việt Nam</text:p>
          </table:table-cell>
          <table:table-cell table:style-name="ce22"/>
          <table:table-cell table:number-columns-repeated="1012"/>
        </table:table-row>
        <table:table-row table:style-name="ro22">
          <table:table-cell table:style-name="ce4" office:value-type="float" office:value="52">
            <text:p>52</text:p>
          </table:table-cell>
          <table:table-cell table:style-name="ce14" office:value-type="string">
            <text:p>"Bất tử" chợ xẻ thịt, lột da động vật hoang dã</text:p>
          </table:table-cell>
          <table:table-cell table:style-name="ce35" office:value-type="string">
            <text:p><text:a xlink:href="http://www.nguoiduatin.vn/bat-tu-cho-xe-thit-lot-da-dong-vat-hoang-da-a78818.html">http://www.nguoiduatin.vn/bat-tu-cho-xe-thit-lot-da-dong-vat-hoang-da-a78818.html</text:a></text:p>
          </table:table-cell>
          <table:table-cell table:style-name="ce53" office:value-type="float" office:value="41279">
            <text:p>5/1/2013</text:p>
          </table:table-cell>
          <table:table-cell table:style-name="ce22" office:value-type="string">
            <text:p>Buôn bán</text:p>
          </table:table-cell>
          <table:table-cell table:style-name="ce22" office:value-type="string">
            <text:p>Các loài côn trùng</text:p>
          </table:table-cell>
          <table:table-cell table:style-name="ce22" office:value-type="string">
            <text:p>Không tính toán được</text:p>
          </table:table-cell>
          <table:table-cell table:style-name="ce9" table:number-columns-repeated="2"/>
          <table:table-cell table:style-name="ce22" table:number-columns-repeated="2"/>
          <table:table-cell table:style-name="ce9"/>
          <table:table-cell table:number-columns-repeated="1012"/>
        </table:table-row>
        <table:table-row table:style-name="ro34">
          <table:table-cell table:style-name="ce4" office:value-type="float" office:value="53">
            <text:p>53</text:p>
          </table:table-cell>
          <table:table-cell table:style-name="ce14" office:value-type="string">
            <text:p>Bắt giữ hơn 7 kg sừng tê giác</text:p>
          </table:table-cell>
          <table:table-cell table:style-name="ce35" office:value-type="string">
            <text:p><text:a xlink:href="http://www.thanhnien.com.vn/pages/20130506/bat-giu-hon-7-kg-sung-te-giac-6-5-2013.aspx">http://www.thanhnien.com.vn/pages/20130506/bat-giu-hon-7-kg-sung-te-giac-6-5-2013.aspx</text:a></text:p>
          </table:table-cell>
          <table:table-cell table:style-name="ce53" office:value-type="string">
            <text:p>5/5//2013</text:p>
          </table:table-cell>
          <table:table-cell table:style-name="ce22" office:value-type="string">
            <text:p>Vận chuyển</text:p>
          </table:table-cell>
          <table:table-cell table:style-name="ce22" office:value-type="string">
            <text:p>Sừng tê giác</text:p>
          </table:table-cell>
          <table:table-cell table:style-name="ce22" office:value-type="string">
            <text:p>7 kg</text:p>
          </table:table-cell>
          <table:table-cell table:style-name="ce9" office:value-type="string">
            <text:p>Hải quan TP HCM</text:p>
          </table:table-cell>
          <table:table-cell table:style-name="ce9" office:value-type="string">
            <text:p>Sân bay Tân Sơn Nhất</text:p>
          </table:table-cell>
          <table:table-cell table:style-name="ce22" office:value-type="string">
            <text:p>Không rõ</text:p>
          </table:table-cell>
          <table:table-cell table:style-name="ce22" office:value-type="string">
            <text:p>Việt Nam</text:p>
          </table:table-cell>
          <table:table-cell table:style-name="ce9"/>
          <table:table-cell table:number-columns-repeated="1012"/>
        </table:table-row>
        <table:table-row table:style-name="ro29">
          <table:table-cell table:style-name="ce4" office:value-type="float" office:value="54">
            <text:p>54</text:p>
          </table:table-cell>
          <table:table-cell table:style-name="ce14" office:value-type="string">
            <text:p>Phát hiện hàng loạt súng săn tự chế nguy hiểm</text:p>
          </table:table-cell>
          <table:table-cell table:style-name="ce35" office:value-type="string">
            <text:p><text:a xlink:href="http://nld.com.vn/20130505054721750p0c1002/phat-hien-hang-loat-sung-san-tu-che-nguy-hiem.htm">http://nld.com.vn/20130505054721750p0c1002/phat-hien-hang-loat-sung-san-tu-che-nguy-hiem.htm</text:a></text:p>
          </table:table-cell>
          <table:table-cell table:style-name="ce53" office:value-type="float" office:value="41399">
            <text:p>5/5/2013</text:p>
          </table:table-cell>
          <table:table-cell table:style-name="ce22" table:number-columns-repeated="3"/>
          <table:table-cell table:style-name="ce9" office:value-type="string">
            <text:p>Công an Đồng Tháp</text:p>
          </table:table-cell>
          <table:table-cell table:style-name="ce9"/>
          <table:table-cell table:style-name="ce22" table:number-columns-repeated="2"/>
          <table:table-cell table:style-name="ce9"/>
          <table:table-cell table:number-columns-repeated="1012"/>
        </table:table-row>
        <table:table-row table:style-name="ro19">
          <table:table-cell table:style-name="ce4" office:value-type="float" office:value="55">
            <text:p>55</text:p>
          </table:table-cell>
          <table:table-cell table:style-name="ce14" office:value-type="string">
            <text:p>Thêm một vụ vận chuyển sừng tê giác qua đường hàng không</text:p>
          </table:table-cell>
          <table:table-cell table:style-name="ce35" office:value-type="string">
            <text:p><text:a xlink:href="http://www.thanhnien.com.vn/pages/20130506/them-mot-vu-van-chuyen-sung-te-giac-qua-duong-hang-khong.aspx">http://www.thanhnien.com.vn/pages/20130506/them-mot-vu-van-chuyen-sung-te-giac-qua-duong-hang-khong.aspx</text:a></text:p>
          </table:table-cell>
          <table:table-cell table:style-name="ce53" office:value-type="float" office:value="41430">
            <text:p>5/6/2013</text:p>
          </table:table-cell>
          <table:table-cell table:style-name="ce22" office:value-type="string">
            <text:p>Vận chuyển</text:p>
          </table:table-cell>
          <table:table-cell table:style-name="ce22" office:value-type="string">
            <text:p>Sừng tê giác</text:p>
          </table:table-cell>
          <table:table-cell table:style-name="ce22" office:value-type="string">
            <text:p>2,15 kg (19 miếng)</text:p>
          </table:table-cell>
          <table:table-cell table:style-name="ce9" office:value-type="string">
            <text:p>Hải quan HN</text:p>
          </table:table-cell>
          <table:table-cell table:style-name="ce9" office:value-type="string">
            <text:p>Sân bay Nội Bài - Hà Nội</text:p>
          </table:table-cell>
          <table:table-cell table:style-name="ce22" office:value-type="string">
            <text:p>Không rõ</text:p>
          </table:table-cell>
          <table:table-cell table:style-name="ce22" office:value-type="string">
            <text:p>Việt Nam</text:p>
          </table:table-cell>
          <table:table-cell table:style-name="ce9"/>
          <table:table-cell table:number-columns-repeated="1012"/>
        </table:table-row>
        <table:table-row table:style-name="ro29">
          <table:table-cell table:style-name="ce4" office:value-type="float" office:value="56">
            <text:p>56</text:p>
          </table:table-cell>
          <table:table-cell table:style-name="ce14" office:value-type="string">
            <text:p>Phát hiện xe chở ĐVHD trái phép</text:p>
          </table:table-cell>
          <table:table-cell table:style-name="ce35" office:value-type="string">
            <text:p><text:a xlink:href="http://www.thanhnien.com.vn/pages/20130508/phat-hien-xe-cho-dong-vat-hoang-da-trai-phep.aspx">http://www.thanhnien.com.vn/pages/20130508/phat-hien-xe-cho-dong-vat-hoang-da-trai-phep.aspx</text:a></text:p>
          </table:table-cell>
          <table:table-cell table:style-name="ce53" office:value-type="float" office:value="41460">
            <text:p>5/7/2013</text:p>
          </table:table-cell>
          <table:table-cell table:style-name="ce22" office:value-type="string">
            <text:p>Vận chuyển</text:p>
          </table:table-cell>
          <table:table-cell table:style-name="ce22" office:value-type="string">
            <text:p>Hươu sao, nai</text:p>
          </table:table-cell>
          <table:table-cell table:style-name="ce22" office:value-type="string">
            <text:p>1 cá thể hươu sao, 3 cá thể nai</text:p>
          </table:table-cell>
          <table:table-cell table:style-name="ce9" office:value-type="string">
            <text:p>CSGT tỉnh Quảng Bình</text:p>
          </table:table-cell>
          <table:table-cell table:style-name="ce9" office:value-type="string">
            <text:p>Huyện Bố Trạch - tỉnh Quảng Bình</text:p>
          </table:table-cell>
          <table:table-cell table:number-columns-repeated="2" table:style-name="ce22" office:value-type="string">
            <text:p>Không rõ</text:p>
          </table:table-cell>
          <table:table-cell table:style-name="ce9"/>
          <table:table-cell table:number-columns-repeated="1012"/>
        </table:table-row>
        <table:table-row table:style-name="ro35">
          <table:table-cell table:style-name="ce4" office:value-type="float" office:value="57">
            <text:p>57</text:p>
          </table:table-cell>
          <table:table-cell table:style-name="ce14" office:value-type="string">
            <text:p>Bắt xe Lào chở hai cá thể báo</text:p>
          </table:table-cell>
          <table:table-cell table:style-name="ce34" office:value-type="string">
            <text:p><text:a xlink:href="http://dantri.com.vn/phap-luat/bat-xe-lao-cho-hai-ca-the-bao-729233.htm">http://dantri.com.vn/phap-luat/bat-xe-lao-cho-hai-ca-the-bao-729233.htm</text:a></text:p>
          </table:table-cell>
          <table:table-cell table:style-name="ce53" office:value-type="float" office:value="41583">
            <text:p>5/11/2013</text:p>
          </table:table-cell>
          <table:table-cell table:style-name="ce22" office:value-type="string">
            <text:p>Vận chuyển</text:p>
          </table:table-cell>
          <table:table-cell table:style-name="ce22" office:value-type="string">
            <text:p>Báo</text:p>
          </table:table-cell>
          <table:table-cell table:style-name="ce22" office:value-type="string">
            <text:p>2 cá thể</text:p>
          </table:table-cell>
          <table:table-cell table:style-name="ce9" office:value-type="string">
            <text:p>Biên Phòng cửa khẩu quốc tế</text:p>
            <text:p>Nậm CắnBiên Phòng cửa khẩu quốc tế</text:p>
            <text:p>Nậm CắnBiên Phòng cửa khẩu quốc tế</text:p>
            <text:p>Nậm CắnBiên Phòng cửa khẩu quốc tế</text:p>
            <text:p>Nậm CắnBiên Phòng cửa khẩu quốc tế</text:p>
            <text:p>Nậm CắnBiên Phòng cửa khẩu quốc tế</text:p>
            <text:p>Nậm CắnBiên Phòng cửa khẩu quốc tế</text:p>
            <text:p>Nậm CắnBiên Phòng cửa khẩu quốc tế</text:p>
            <text:p>Nậm CắnBiên Phòng cửa khẩu quốc tế</text:p>
            <text:p>Nậm CắnBiên Phòng cửa khẩu quốc tế</text:p>
            <text:p>Nậm Cắn</text:p>
          </table:table-cell>
          <table:table-cell table:style-name="ce9" office:value-type="string">
            <text:p>Huyện Kỳ Sơn - tỉnh Nghệ An</text:p>
          </table:table-cell>
          <table:table-cell table:style-name="ce22" office:value-type="string">
            <text:p>Lào</text:p>
          </table:table-cell>
          <table:table-cell table:style-name="ce22" office:value-type="string">
            <text:p>Việt Nam</text:p>
          </table:table-cell>
          <table:table-cell table:style-name="ce22"/>
          <table:table-cell table:number-columns-repeated="1012"/>
        </table:table-row>
        <table:table-row table:style-name="ro33">
          <table:table-cell table:style-name="ce4" office:value-type="float" office:value="58">
            <text:p>58</text:p>
          </table:table-cell>
          <table:table-cell table:style-name="ce14" office:value-type="string">
            <text:p>500 chim sáo vô chủ bị tiêu hủy</text:p>
          </table:table-cell>
          <table:table-cell table:style-name="ce34" office:value-type="string">
            <text:p><text:a xlink:href="http://vnexpress.net/gl/xa-hoi/2013/05/500-chim-sao-vo-chu-bi-tieu-huy/">http://vnexpress.net/gl/xa-hoi/2013/05/500-chim-sao-vo-chu-bi-tieu-huy/</text:a></text:p>
          </table:table-cell>
          <table:table-cell table:style-name="ce53" office:value-type="string">
            <text:p>14/5/2013</text:p>
          </table:table-cell>
          <table:table-cell table:style-name="ce22" office:value-type="string">
            <text:p>Vận chuyển</text:p>
          </table:table-cell>
          <table:table-cell table:style-name="ce22" office:value-type="string">
            <text:p>Chim sáo</text:p>
          </table:table-cell>
          <table:table-cell table:style-name="ce22" office:value-type="string">
            <text:p>496 cá thể </text:p>
          </table:table-cell>
          <table:table-cell table:style-name="ce9" office:value-type="string">
            <text:p>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rạm kiểm dịch động vật </text:p>
            <text:p>Thủ Đức và CSGT TP HCM</text:p>
          </table:table-cell>
          <table:table-cell table:style-name="ce9" office:value-type="string">
            <text:p>Rạch Chiếc - TP HCM</text:p>
          </table:table-cell>
          <table:table-cell table:style-name="ce22" office:value-type="string">
            <text:p>Không rõ</text:p>
          </table:table-cell>
          <table:table-cell table:style-name="ce22" office:value-type="string">
            <text:p>Quảng Nam</text:p>
          </table:table-cell>
          <table:table-cell table:style-name="ce22"/>
          <table:table-cell table:number-columns-repeated="1012"/>
        </table:table-row>
        <table:table-row table:style-name="ro29">
          <table:table-cell table:style-name="ce4" office:value-type="float" office:value="59">
            <text:p>59</text:p>
          </table:table-cell>
          <table:table-cell table:style-name="ce14" office:value-type="string">
            <text:p>Hàng chục rắn hổ mang nằm trong xe taxi</text:p>
          </table:table-cell>
          <table:table-cell table:style-name="ce38" office:value-type="string">
            <text:p><text:a xlink:href="http://khampha.vn/tin-nhanh/hang-chuc-ran-ho-mang-nam-trong-xe-taxi-c4a83607.html">http://khampha.vn/tin-nhanh/hang-chuc-ran-ho-mang-nam-trong-xe-taxi-c4a83607.html</text:a></text:p>
          </table:table-cell>
          <table:table-cell table:style-name="ce53" office:value-type="string">
            <text:p>16/5/2013</text:p>
          </table:table-cell>
          <table:table-cell table:style-name="ce22" office:value-type="string">
            <text:p>Vận chuyển</text:p>
          </table:table-cell>
          <table:table-cell table:style-name="ce22" office:value-type="string">
            <text:p>Rắn </text:p>
          </table:table-cell>
          <table:table-cell table:style-name="ce22" office:value-type="string">
            <text:p>Hàng chục cá thể`</text:p>
          </table:table-cell>
          <table:table-cell table:style-name="ce9" office:value-type="string">
            <text:p>CSMT Công an TP Hà Nội</text:p>
          </table:table-cell>
          <table:table-cell table:style-name="ce9" office:value-type="string">
            <text:p>Bến xe Mỹ Đình</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60">
            <text:p>60</text:p>
          </table:table-cell>
          <table:table-cell table:style-name="ce14" office:value-type="string">
            <text:p>Nghi án nấu cao hổ ở nhà lãnh đạo doanh nghiệp</text:p>
          </table:table-cell>
          <table:table-cell table:style-name="ce34" office:value-type="string">
            <text:p><text:a xlink:href="http://thiennhien.org/tin-ve-thien-nhien-va-bao-ton/885-nghi-an-nau-cao-ho-tai-nha-lanh-dao-doanh-nghiep">http://thiennhien.org/tin-ve-thien-nhien-va-bao-ton/885-nghi-an-nau-cao-ho-tai-nha-lanh-dao-doanh-nghiep</text:a></text:p>
          </table:table-cell>
          <table:table-cell table:style-name="ce53" office:value-type="string">
            <text:p>17/5/2013</text:p>
          </table:table-cell>
          <table:table-cell table:style-name="ce22" office:value-type="string">
            <text:p>Tàng trữ, tiêu thụ</text:p>
          </table:table-cell>
          <table:table-cell table:style-name="ce22" office:value-type="string">
            <text:p>Cao hổ</text:p>
          </table:table-cell>
          <table:table-cell table:style-name="ce22"/>
          <table:table-cell table:style-name="ce9"/>
          <table:table-cell table:style-name="ce9" office:value-type="string">
            <text:p>Hà Tĩnh</text:p>
          </table:table-cell>
          <table:table-cell table:style-name="ce22" table:number-columns-repeated="3"/>
          <table:table-cell table:number-columns-repeated="1012"/>
        </table:table-row>
        <table:table-row table:style-name="ro36">
          <table:table-cell table:style-name="ce4" office:value-type="float" office:value="61">
            <text:p>61</text:p>
          </table:table-cell>
          <table:table-cell table:style-name="ce14" office:value-type="string">
            <text:p>23 cá thể tê tê quý hiếm cưỡi toyota 4 chỗ</text:p>
          </table:table-cell>
          <table:table-cell table:style-name="ce34" office:value-type="string">
            <text:p><text:a xlink:href="http://thiennhien.org/tin-ve-thien-nhien-va-bao-ton/883-23-con-te-te-quy-hiem-cuoi-toyota-4-cho">http://thiennhien.org/tin-ve-thien-nhien-va-bao-ton/883-23-con-te-te-quy-hiem-cuoi-toyota-4-cho</text:a></text:p>
          </table:table-cell>
          <table:table-cell table:style-name="ce53" office:value-type="string">
            <text:p>17/5/2013</text:p>
          </table:table-cell>
          <table:table-cell table:style-name="ce22" office:value-type="string">
            <text:p>Vận chuyển</text:p>
          </table:table-cell>
          <table:table-cell table:style-name="ce22" office:value-type="string">
            <text:p>Tê tê</text:p>
          </table:table-cell>
          <table:table-cell table:style-name="ce22" office:value-type="string">
            <text:p>23 cá thể</text:p>
          </table:table-cell>
          <table:table-cell table:style-name="ce9" office:value-type="string">
            <text:p>Đội CS PCTP về MT công </text:p>
            <text:p>an TP Hạ LongĐội CS PCTP về MT công </text:p>
            <text:p>an TP Hạ LongĐội CS PCTP về MT công </text:p>
            <text:p>an TP Hạ LongĐội CS PCTP về MT công </text:p>
            <text:p>an TP Hạ LongĐội CS PCTP về MT công </text:p>
            <text:p>an TP Hạ LongĐội CS PCTP về MT công </text:p>
            <text:p>an TP Hạ LongĐội CS PCTP về MT công </text:p>
            <text:p>an TP Hạ LongĐội CS PCTP về MT công </text:p>
            <text:p>an TP Hạ LongĐội CS PCTP về MT công </text:p>
            <text:p>an TP Hạ LongĐội CS PCTP về MT công </text:p>
            <text:p>an TP Hạ Long</text:p>
          </table:table-cell>
          <table:table-cell table:style-name="ce9" office:value-type="string">
            <text:p>TP Hạ Long - Quảng Ninh</text:p>
          </table:table-cell>
          <table:table-cell table:style-name="ce22" office:value-type="string">
            <text:p>Hải Dương</text:p>
          </table:table-cell>
          <table:table-cell table:style-name="ce22" office:value-type="string">
            <text:p>Móng Cái</text:p>
          </table:table-cell>
          <table:table-cell table:style-name="ce22"/>
          <table:table-cell table:number-columns-repeated="1012"/>
        </table:table-row>
        <table:table-row table:style-name="ro29">
          <table:table-cell table:style-name="ce4" office:value-type="float" office:value="62">
            <text:p>62</text:p>
          </table:table-cell>
          <table:table-cell table:style-name="ce14" office:value-type="string">
            <text:p>5kg sừng tê giác chui qua đường hàng không</text:p>
          </table:table-cell>
          <table:table-cell table:style-name="ce37" office:value-type="string">
            <text:p><text:a xlink:href="http://www.baohaiquan.vn/pages/bat-vu-nhap-lau-5-kg-sung-te-giac-qua-duong-hang-khong.aspx">http://www.baohaiquan.vn/pages/bat-vu-nhap-lau-5-kg-sung-te-giac-qua-duong-hang-khong.aspx</text:a></text:p>
          </table:table-cell>
          <table:table-cell table:style-name="ce53" office:value-type="string">
            <text:p>20/5/2013</text:p>
          </table:table-cell>
          <table:table-cell table:style-name="ce22" office:value-type="string">
            <text:p>Vận chuyển</text:p>
          </table:table-cell>
          <table:table-cell table:style-name="ce22" office:value-type="string">
            <text:p>Sừng tê giác</text:p>
          </table:table-cell>
          <table:table-cell table:style-name="ce22" office:value-type="string">
            <text:p>5kg</text:p>
          </table:table-cell>
          <table:table-cell table:style-name="ce9" office:value-type="string">
            <text:p>Hải quan sân bay Tân Sơn Nhất</text:p>
          </table:table-cell>
          <table:table-cell table:style-name="ce9" office:value-type="string">
            <text:p>Sân bay Tân Sơn Nhất</text:p>
          </table:table-cell>
          <table:table-cell table:style-name="ce22" office:value-type="string">
            <text:p>Không rõ</text:p>
          </table:table-cell>
          <table:table-cell table:style-name="ce22" office:value-type="string">
            <text:p>Việt Nam</text:p>
          </table:table-cell>
          <table:table-cell table:style-name="ce22"/>
          <table:table-cell table:number-columns-repeated="1012"/>
        </table:table-row>
        <table:table-row table:style-name="ro29">
          <table:table-cell table:style-name="ce4" office:value-type="float" office:value="63">
            <text:p>63</text:p>
          </table:table-cell>
          <table:table-cell table:style-name="ce14" office:value-type="string">
            <text:p>Bắt giữ vụ vận chuyển 39 cá thể Tê tê java</text:p>
          </table:table-cell>
          <table:table-cell table:style-name="ce34" office:value-type="string">
            <text:p><text:a xlink:href="http://vov.vn/phap-luat/bat-vu-giu-van-chuyen-39-ca-the-te-te-java/263879.vov">http://vov.vn/phap-luat/bat-vu-giu-van-chuyen-39-ca-the-te-te-java/263879.vov</text:a></text:p>
          </table:table-cell>
          <table:table-cell table:style-name="ce53" office:value-type="string">
            <text:p>28/5/2013</text:p>
          </table:table-cell>
          <table:table-cell table:style-name="ce22" office:value-type="string">
            <text:p>Vận chuyển</text:p>
          </table:table-cell>
          <table:table-cell table:style-name="ce22" office:value-type="string">
            <text:p>Tê tê</text:p>
          </table:table-cell>
          <table:table-cell table:style-name="ce22" office:value-type="string">
            <text:p>39 cá thể (178kg)</text:p>
          </table:table-cell>
          <table:table-cell table:style-name="ce9" office:value-type="string">
            <text:p>Công an huyện Gia Lộc - Hải Dương</text:p>
          </table:table-cell>
          <table:table-cell table:style-name="ce9" office:value-type="string">
            <text:p>Huyện Gia Lộc - tỉnh Hải Dương</text:p>
          </table:table-cell>
          <table:table-cell table:number-columns-repeated="2" table:style-name="ce22" office:value-type="string">
            <text:p>Không rõ</text:p>
          </table:table-cell>
          <table:table-cell table:style-name="ce9"/>
          <table:table-cell table:number-columns-repeated="1012"/>
        </table:table-row>
        <table:table-row table:style-name="ro37">
          <table:table-cell table:style-name="ce4" office:value-type="float" office:value="64">
            <text:p>64</text:p>
          </table:table-cell>
          <table:table-cell table:style-name="ce14" office:value-type="string">
            <text:p>Dùng xe khủng vận chuyển động vật hoang dã</text:p>
          </table:table-cell>
          <table:table-cell table:style-name="ce34" office:value-type="string">
            <text:p><text:a xlink:href="http://cand.com.vn/vi-vn/phapluat/2013/5/200278.cand">http://cand.com.vn/vi-vn/phapluat/2013/5/200278.cand</text:a></text:p>
          </table:table-cell>
          <table:table-cell table:style-name="ce53" office:value-type="string">
            <text:p>31/5/2013</text:p>
          </table:table-cell>
          <table:table-cell table:style-name="ce22" office:value-type="string">
            <text:p>Vận chuyển</text:p>
          </table:table-cell>
          <table:table-cell table:style-name="ce22" office:value-type="string">
            <text:p>Tê tê</text:p>
          </table:table-cell>
          <table:table-cell table:style-name="ce22" office:value-type="string">
            <text:p>23 cá thể (58 kg)</text:p>
          </table:table-cell>
          <table:table-cell table:style-name="ce9" office:value-type="string">
            <text:p>CSGT công an tỉnh Thái Nguyên</text:p>
          </table:table-cell>
          <table:table-cell table:style-name="ce9" office:value-type="string">
            <text:p>Huyện Phố Yên - tỉnh Thái Nguyên</text:p>
          </table:table-cell>
          <table:table-cell table:style-name="ce22" office:value-type="string">
            <text:p>Hà Nội</text:p>
          </table:table-cell>
          <table:table-cell table:style-name="ce22" office:value-type="string">
            <text:p>Lạng Sơn</text:p>
          </table:table-cell>
          <table:table-cell table:style-name="ce9"/>
          <table:table-cell table:number-columns-repeated="1012"/>
        </table:table-row>
        <table:table-row table:style-name="ro19">
          <table:table-cell table:style-name="ce4" office:value-type="float" office:value="65">
            <text:p>65</text:p>
          </table:table-cell>
          <table:table-cell table:style-name="ce14" office:value-type="string">
            <text:p>Nữ hành khách vận chuyển sừng tê giác qua đường hàng không</text:p>
          </table:table-cell>
          <table:table-cell table:style-name="ce34" office:value-type="string">
            <text:p><text:a xlink:href="http://hanoimoi.com.vn/Tin-tuc/Xa-hoi/592663/nu-hanh-khach-van-chuyen-sung-te-giac-qua-duong-hang-khong">http://hanoimoi.com.vn/Tin-tuc/Xa-hoi/592663/nu-hanh-khach-van-chuyen-sung-te-giac-qua-duong-hang-khong</text:a></text:p>
          </table:table-cell>
          <table:table-cell table:style-name="ce53" office:value-type="float" office:value="41339">
            <text:p>6/3/2013</text:p>
          </table:table-cell>
          <table:table-cell table:style-name="ce22" office:value-type="string">
            <text:p>Vận chuyển</text:p>
          </table:table-cell>
          <table:table-cell table:style-name="ce22" office:value-type="string">
            <text:p>Sừng tê giác</text:p>
          </table:table-cell>
          <table:table-cell table:style-name="ce22" office:value-type="string">
            <text:p>3 miếng</text:p>
          </table:table-cell>
          <table:table-cell table:style-name="ce9" office:value-type="string">
            <text:p>Hải quan sân bay Nội Bài</text:p>
          </table:table-cell>
          <table:table-cell table:style-name="ce9" office:value-type="string">
            <text:p>Sân bay Nội Bài - Hà Nội</text:p>
          </table:table-cell>
          <table:table-cell table:style-name="ce22" office:value-type="string">
            <text:p>Không rõ</text:p>
          </table:table-cell>
          <table:table-cell table:style-name="ce22" office:value-type="string">
            <text:p>Việt Nam</text:p>
          </table:table-cell>
          <table:table-cell table:style-name="ce9"/>
          <table:table-cell table:number-columns-repeated="1012"/>
        </table:table-row>
        <table:table-row table:style-name="ro7">
          <table:table-cell table:style-name="ce4" office:value-type="float" office:value="66">
            <text:p>66</text:p>
          </table:table-cell>
          <table:table-cell table:style-name="ce14" office:value-type="string">
            <text:p>Gã xe ôm và chuyên án mang bí số 413</text:p>
          </table:table-cell>
          <table:table-cell table:style-name="ce34" office:value-type="string">
            <text:p><text:a xlink:href="http://www.anninhthudo.vn/phap-luat/ga-xe-om-va-chuyen-an-mang-bi-so-413m/503342.antd">http://www.anninhthudo.vn/phap-luat/ga-xe-om-va-chuyen-an-mang-bi-so-413m/503342.antd</text:a></text:p>
          </table:table-cell>
          <table:table-cell table:style-name="ce53" office:value-type="string">
            <text:p>13/6/2013</text:p>
          </table:table-cell>
          <table:table-cell table:style-name="ce22" office:value-type="string">
            <text:p>Vận chuyển</text:p>
          </table:table-cell>
          <table:table-cell table:style-name="ce22" office:value-type="string">
            <text:p>Mèo rừng</text:p>
          </table:table-cell>
          <table:table-cell table:style-name="ce22" office:value-type="string">
            <text:p>2 cá thể</text:p>
          </table:table-cell>
          <table:table-cell table:style-name="ce9" office:value-type="string">
            <text:p>Đội CSMT - CA Quận Cầu Giấy</text:p>
          </table:table-cell>
          <table:table-cell table:style-name="ce9" office:value-type="string">
            <text:p>Hà Nội</text:p>
          </table:table-cell>
          <table:table-cell table:style-name="ce22" office:value-type="string">
            <text:p>Phú Thọ</text:p>
          </table:table-cell>
          <table:table-cell table:style-name="ce22" office:value-type="string">
            <text:p>Hà Nội</text:p>
          </table:table-cell>
          <table:table-cell table:style-name="ce22"/>
          <table:table-cell table:number-columns-repeated="1012"/>
        </table:table-row>
        <table:table-row table:style-name="ro38">
          <table:table-cell table:style-name="ce4" office:value-type="float" office:value="67">
            <text:p>67</text:p>
          </table:table-cell>
          <table:table-cell table:style-name="ce14" office:value-type="string">
            <text:p>Phạt 17 nhà hàng sử dụng động vật hoang dã trái phép</text:p>
          </table:table-cell>
          <table:table-cell table:style-name="ce34" office:value-type="string">
            <text:p><text:a xlink:href="http://infonet.vn/Xa-hoi/Phat-17-nha-hang-su-dung-dong-vat-hoang-da-trai-phep/90933.info">http://infonet.vn/Xa-hoi/Phat-17-nha-hang-su-dung-dong-vat-hoang-da-trai-phep/90933.info</text:a></text:p>
          </table:table-cell>
          <table:table-cell table:style-name="ce53" office:value-type="string">
            <text:p>20/6/2013</text:p>
          </table:table-cell>
          <table:table-cell table:style-name="ce22"/>
          <table:table-cell table:style-name="ce14" table:number-columns-repeated="2"/>
          <table:table-cell table:style-name="ce9"/>
          <table:table-cell table:style-name="ce9" office:value-type="string">
            <text:p>Đà Nẵng</text:p>
          </table:table-cell>
          <table:table-cell table:style-name="ce14" table:number-columns-repeated="2"/>
          <table:table-cell table:style-name="ce9"/>
          <table:table-cell table:number-columns-repeated="1012"/>
        </table:table-row>
        <table:table-row table:style-name="ro39">
          <table:table-cell table:style-name="ce4" office:value-type="float" office:value="68">
            <text:p>68</text:p>
          </table:table-cell>
          <table:table-cell table:style-name="ce17" office:value-type="string">
            <text:p>Tháng 5/2013: Ngành Hải quan phát hiện, bắt giữ và xử lý 1.671 vụ buôn lậu và gian lận thương mại</text:p>
          </table:table-cell>
          <table:table-cell table:style-name="ce35" office:value-type="string">
            <text:p><text:a xlink:href="http://www.mof.gov.vn/portal/page/portal/mof_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http://www.mof.gov.vn/portal/page/portal/mof_
vn/1370586?pers_id=2177079&amp;item_id=93364045&amp;p_details=1</text:a></text:p>
          </table:table-cell>
          <table:table-cell table:style-name="ce53" office:value-type="string">
            <text:p>20/6/2013</text:p>
          </table:table-cell>
          <table:table-cell table:style-name="ce22"/>
          <table:table-cell table:style-name="ce9" table:number-columns-repeated="7"/>
          <table:table-cell table:number-columns-repeated="1012"/>
        </table:table-row>
        <table:table-row table:style-name="ro4">
          <table:table-cell table:style-name="ce4" office:value-type="float" office:value="69">
            <text:p>69</text:p>
          </table:table-cell>
          <table:table-cell table:style-name="ce9" office:value-type="string">
            <text:p>Quảng Ninh phát hiện lô hàng tê tê trái phép</text:p>
          </table:table-cell>
          <table:table-cell table:style-name="ce35" office:value-type="string">
            <text:p><text:a xlink:href="http://www.thiennhien.net/2013/06/26/quang-ninh-phat-mai-lo-hang-te-te-trai-phep/">http://www.thiennhien.net/2013/06/26/quang-ninh-phat-mai-lo-hang-te-te-trai-phep/</text:a></text:p>
          </table:table-cell>
          <table:table-cell table:style-name="ce53" office:value-type="string">
            <text:p>24/6/2013</text:p>
          </table:table-cell>
          <table:table-cell table:style-name="ce22" office:value-type="string">
            <text:p>Tàng trữ, tiêu thụ</text:p>
          </table:table-cell>
          <table:table-cell table:style-name="ce22" office:value-type="string">
            <text:p>Tê tê</text:p>
          </table:table-cell>
          <table:table-cell table:style-name="ce22" office:value-type="string">
            <text:p>39 cá thể (238 kg)</text:p>
          </table:table-cell>
          <table:table-cell table:style-name="ce9" office:value-type="string">
            <text:p>Hạt kiểm lâm và CSĐT Móng Cái</text:p>
          </table:table-cell>
          <table:table-cell table:style-name="ce9" office:value-type="string">
            <text:p>Khu Hồng Hà - Phường Ninh Dương - TP Móng Cái</text:p>
          </table:table-cell>
          <table:table-cell table:style-name="ce22" office:value-type="string">
            <text:p>Không rõ</text:p>
          </table:table-cell>
          <table:table-cell table:style-name="ce22" office:value-type="string">
            <text:p>TP Móng Cái - Quảng Ninh</text:p>
          </table:table-cell>
          <table:table-cell table:style-name="ce22"/>
          <table:table-cell table:number-columns-repeated="1012"/>
        </table:table-row>
        <table:table-row table:style-name="ro31">
          <table:table-cell table:style-name="ce4" office:value-type="float" office:value="70">
            <text:p>70</text:p>
          </table:table-cell>
          <table:table-cell table:style-name="ce9" office:value-type="string">
            <text:p>Vác hai chân tay gấu bỏ chạy</text:p>
          </table:table-cell>
          <table:table-cell table:style-name="ce35" office:value-type="string">
            <text:p><text:a xlink:href="http://baoquangninh.com.vn/phap-luat/201306/vac-2-bao-chan-tay-gau-bo-chay-2199851/">http://baoquangninh.com.vn/phap-luat/201306/vac-2-bao-chan-tay-gau-bo-chay-2199851/</text:a></text:p>
          </table:table-cell>
          <table:table-cell table:style-name="ce53" office:value-type="string">
            <text:p>26/6/2013</text:p>
          </table:table-cell>
          <table:table-cell table:style-name="ce22" office:value-type="string">
            <text:p>Vận chuyển</text:p>
          </table:table-cell>
          <table:table-cell table:style-name="ce22" office:value-type="string">
            <text:p>Chân tay gấu</text:p>
          </table:table-cell>
          <table:table-cell table:style-name="ce22" office:value-type="string">
            <text:p>60 kg</text:p>
          </table:table-cell>
          <table:table-cell table:style-name="ce9" office:value-type="string">
            <text:p>CSGT huyện Tiên Yên - tỉnh Quảng Ninh</text:p>
          </table:table-cell>
          <table:table-cell table:style-name="ce9" office:value-type="string">
            <text:p>Xã Đông Hải - huyện Tiên Yên - Quảng Ninh</text:p>
          </table:table-cell>
          <table:table-cell table:style-name="ce22" office:value-type="string">
            <text:p>Bãi Cháy - Hạ Long</text:p>
          </table:table-cell>
          <table:table-cell table:style-name="ce22" office:value-type="string">
            <text:p>Móng Cái - Quảng Ninh</text:p>
          </table:table-cell>
          <table:table-cell table:style-name="ce22"/>
          <table:table-cell table:number-columns-repeated="1012"/>
        </table:table-row>
        <table:table-row table:style-name="ro40">
          <table:table-cell table:style-name="ce4" office:value-type="float" office:value="71">
            <text:p>71</text:p>
          </table:table-cell>
          <table:table-cell table:style-name="ce9" office:value-type="string">
            <text:p>Cận cảnh chợ ĐVHD tại Củ Chi</text:p>
          </table:table-cell>
          <table:table-cell table:style-name="ce35" office:value-type="string">
            <text:p><text:a xlink:href="http://infonet.vn/Xa-hoi/Can-canh-cho-dong-vat-hoang-da-tai-Cu-Chi/91995.info">http://infonet.vn/Xa-hoi/Can-canh-cho-dong-vat-hoang-da-tai-Cu-Chi/91995.info</text:a></text:p>
          </table:table-cell>
          <table:table-cell table:style-name="ce53" office:value-type="string">
            <text:p>27/6/2013</text:p>
          </table:table-cell>
          <table:table-cell table:style-name="ce64" office:value-type="string">
            <text:p>Buôn bán</text:p>
          </table:table-cell>
          <table:table-cell table:style-name="ce64" table:number-columns-repeated="2"/>
          <table:table-cell table:style-name="ce75" table:number-columns-repeated="2"/>
          <table:table-cell table:style-name="ce64" table:number-columns-repeated="3"/>
          <table:table-cell table:number-columns-repeated="1012"/>
        </table:table-row>
        <table:table-row table:style-name="ro41">
          <table:table-cell table:style-name="ce4" office:value-type="float" office:value="72">
            <text:p>72</text:p>
          </table:table-cell>
          <table:table-cell table:style-name="ce14" office:value-type="string">
            <text:p>Giấu 20 tuyệt phẩm ngà voi trong hành lý bay</text:p>
          </table:table-cell>
          <table:table-cell table:style-name="ce34" office:value-type="string">
            <text:p><text:a xlink:href="http://kinhdoanh.vnexpress.net/tin-tuc/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http://kinhdoanh.vnexpress.net/tin-tuc/
thi-truong/giau-20-tuyet-pham-nga-voi-trong-hanh-ly-bay-2840708.html</text:a></text:p>
          </table:table-cell>
          <table:table-cell table:style-name="ce53" office:value-type="float" office:value="41281">
            <text:p>7/1/2013</text:p>
          </table:table-cell>
          <table:table-cell table:style-name="ce22" office:value-type="string">
            <text:p>Vận chuyển</text:p>
          </table:table-cell>
          <table:table-cell table:style-name="ce22" office:value-type="string">
            <text:p>Ngà voi</text:p>
          </table:table-cell>
          <table:table-cell table:style-name="ce22" office:value-type="string">
            <text:p>21 kg</text:p>
          </table:table-cell>
          <table:table-cell table:style-name="ce9" office:value-type="string">
            <text:p>Cục Hải quan TP Hồ Chí Minh</text:p>
          </table:table-cell>
          <table:table-cell table:style-name="ce9" office:value-type="string">
            <text:p>Sân bay Tân Sơn Nhất</text:p>
          </table:table-cell>
          <table:table-cell table:style-name="ce22" office:value-type="string">
            <text:p>Pháp</text:p>
          </table:table-cell>
          <table:table-cell table:style-name="ce22" office:value-type="string">
            <text:p>Việt Nam</text:p>
          </table:table-cell>
          <table:table-cell table:style-name="ce22"/>
          <table:table-cell table:number-columns-repeated="1012"/>
        </table:table-row>
        <table:table-row table:style-name="ro42">
          <table:table-cell table:style-name="ce4" office:value-type="float" office:value="73">
            <text:p>73</text:p>
          </table:table-cell>
          <table:table-cell table:style-name="ce14" office:value-type="string">
            <text:p>Giải cứu thú trong trang trại quan chức tỉnh</text:p>
          </table:table-cell>
          <table:table-cell table:style-name="ce34" office:value-type="string">
            <text:p><text:a xlink:href="http://tuoitre.vn/Chinh-tri-Xa-hoi/557293/giai-cuu-thu-trong-trang-trai-quan-chuc-tinh.html?page=1#ad-image-0">http://tuoitre.vn/Chinh-tri-Xa-hoi/557293/giai-cuu-thu-trong-trang-trai-quan-chuc-tinh.html?page=1#ad-image-0</text:a></text:p>
          </table:table-cell>
          <table:table-cell table:style-name="ce53" office:value-type="float" office:value="41371">
            <text:p>7/4/2013</text:p>
          </table:table-cell>
          <table:table-cell table:style-name="ce22" office:value-type="string">
            <text:p>Nuôi nhốt</text:p>
          </table:table-cell>
          <table:table-cell table:style-name="ce22" office:value-type="string">
            <text:p>Vượn, hươu, công, lợn rừng,</text:p>
            <text:p>ngựa vằn, đà điểuVượn, hươu, công, lợn rừng,</text:p>
            <text:p>ngựa vằn, đà điểuVượn, hươu, công, lợn rừng,</text:p>
            <text:p>ngựa vằn, đà điểuVượn, hươu, công, lợn rừng,</text:p>
            <text:p>ngựa vằn, đà điểuVượn, hươu, công, lợn rừng,</text:p>
            <text:p>ngựa vằn, đà điểuVượn, hươu, công, lợn rừng,</text:p>
            <text:p>ngựa vằn, đà điểuVượn, hươu, công, lợn rừng,</text:p>
            <text:p>ngựa vằn, đà điểuVượn, hươu, công, lợn rừng,</text:p>
            <text:p>ngựa vằn, đà điểuVượn, hươu, công, lợn rừng,</text:p>
            <text:p>ngựa vằn, đà điểu</text:p>
          </table:table-cell>
          <table:table-cell table:style-name="ce22" office:value-type="string">
            <text:p>Chưa ước tính được</text:p>
          </table:table-cell>
          <table:table-cell table:style-name="ce9" office:value-type="string">
            <text:p>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Cục cảnh sát phòng chống tội phạm <text:s/></text:p>
            <text:p>môi trường phía Nam</text:p>
          </table:table-cell>
          <table:table-cell table:style-name="ce9" office:value-type="string">
            <text:p>Huyện Bến Cát - tỉnh Bình Dương</text:p>
          </table:table-cell>
          <table:table-cell table:style-name="ce22" office:value-type="string">
            <text:p>Không rõ</text:p>
          </table:table-cell>
          <table:table-cell table:style-name="ce22" table:number-columns-repeated="2"/>
          <table:table-cell table:number-columns-repeated="1012"/>
        </table:table-row>
        <table:table-row table:style-name="ro29">
          <table:table-cell table:style-name="ce4" office:value-type="float" office:value="74">
            <text:p>74</text:p>
          </table:table-cell>
          <table:table-cell table:style-name="ce18" office:value-type="string">
            <text:p>Khởi tố vụ vận chuyện thịt xương voọc quý hiếm</text:p>
          </table:table-cell>
          <table:table-cell table:style-name="ce36" office:value-type="string">
            <text:p><text:a xlink:href="http://baotintuc.vn/phap-luat/khoi-to-vu-van-chuyen-thit-xuong-vooc-quy-hiem-20130705135203384.htm">http://baotintuc.vn/phap-luat/khoi-to-vu-van-chuyen-thit-xuong-vooc-quy-hiem-20130705135203384.htm</text:a></text:p>
          </table:table-cell>
          <table:table-cell table:style-name="ce54" office:value-type="float" office:value="41401">
            <text:p>7/5/2013</text:p>
          </table:table-cell>
          <table:table-cell table:style-name="ce61" table:number-columns-repeated="3"/>
          <table:table-cell table:style-name="ce12" table:number-columns-repeated="2"/>
          <table:table-cell table:style-name="ce61" table:number-columns-repeated="3"/>
          <table:table-cell table:number-columns-repeated="1012"/>
        </table:table-row>
        <table:table-row table:style-name="ro31">
          <table:table-cell table:style-name="ce4" office:value-type="float" office:value="75">
            <text:p>75</text:p>
          </table:table-cell>
          <table:table-cell table:style-name="ce14" office:value-type="string">
            <text:p>Phát hiện cá thể nghi là hổ con ngâm rượu trong cửa hàng cao ngựa </text:p>
          </table:table-cell>
          <table:table-cell table:style-name="ce34" office:value-type="string">
            <text:p><text:a xlink:href="http://dantri.com.vn/xa-hoi/phat-hien-ca-the-nghi-la-ho-con-trong-cua-hang-cao-ngua-755198.htm">http://dantri.com.vn/xa-hoi/phat-hien-ca-the-nghi-la-ho-con-trong-cua-hang-cao-ngua-755198.htm</text:a></text:p>
          </table:table-cell>
          <table:table-cell table:style-name="ce53" office:value-type="float" office:value="41615">
            <text:p>7/12/2013</text:p>
          </table:table-cell>
          <table:table-cell table:style-name="ce22" office:value-type="string">
            <text:p>Buôn bán</text:p>
          </table:table-cell>
          <table:table-cell table:style-name="ce22" office:value-type="string">
            <text:p>Hổ</text:p>
          </table:table-cell>
          <table:table-cell table:style-name="ce22" office:value-type="string">
            <text:p>1 cá thể</text:p>
          </table:table-cell>
          <table:table-cell table:style-name="ce9" office:value-type="string">
            <text:p>Cảnh sát môi trường và kiểm </text:p>
            <text:p>lâm TP HCMCảnh sát môi trường và kiểm </text:p>
            <text:p>lâm TP HCMCảnh sát môi trường và kiểm </text:p>
            <text:p>lâm TP HCMCảnh sát môi trường và kiểm </text:p>
            <text:p>lâm TP HCMCảnh sát môi trường và kiểm </text:p>
            <text:p>lâm TP HCMCảnh sát môi trường và kiểm </text:p>
            <text:p>lâm TP HCMCảnh sát môi trường và kiểm </text:p>
            <text:p>lâm TP HCMCảnh sát môi trường và kiểm </text:p>
            <text:p>lâm TP HCMCảnh sát môi trường và kiểm </text:p>
            <text:p>lâm TP HCM</text:p>
          </table:table-cell>
          <table:table-cell table:style-name="ce9" office:value-type="string">
            <text:p>Quận Tân Bình - TP HCM</text:p>
          </table:table-cell>
          <table:table-cell table:style-name="ce22" office:value-type="string">
            <text:p>Không rõ</text:p>
          </table:table-cell>
          <table:table-cell table:style-name="ce22" table:number-columns-repeated="2"/>
          <table:table-cell table:number-columns-repeated="1012"/>
        </table:table-row>
        <table:table-row table:style-name="ro43">
          <table:table-cell table:style-name="ce4" office:value-type="float" office:value="76">
            <text:p>76</text:p>
          </table:table-cell>
          <table:table-cell table:style-name="ce14" office:value-type="string">
            <text:p>Chở gỗ, thú rừng không rõ nguồn gốc còn giam lỏng hành khách</text:p>
          </table:table-cell>
          <table:table-cell table:style-name="ce38" office:value-type="string">
            <text:p><text:a xlink:href="http://www.thanhnien.com.vn/pages/20130718/cho-go-thu-rung-khong-ro-nguon-goc-con-giam-long-hanh-khach.aspx">http://www.thanhnien.com.vn/pages/20130718/cho-go-thu-rung-khong-ro-nguon-goc-con-giam-long-hanh-khach.aspx</text:a></text:p>
          </table:table-cell>
          <table:table-cell table:style-name="ce53" office:value-type="string">
            <text:p>17/7/2013</text:p>
          </table:table-cell>
          <table:table-cell table:style-name="ce22" office:value-type="string">
            <text:p>Vận chuyển</text:p>
          </table:table-cell>
          <table:table-cell table:style-name="ce22" office:value-type="string">
            <text:p>Cầy voi và don</text:p>
          </table:table-cell>
          <table:table-cell table:style-name="ce22" office:value-type="string">
            <text:p><text:s/>16 con cầy vòi hương và 4 con don </text:p>
          </table:table-cell>
          <table:table-cell table:style-name="ce9" office:value-type="string">
            <text:p>Đội kiểm lâm cơ động và </text:p>
            <text:p>CSGT Đà NẵngĐội kiểm lâm cơ động và </text:p>
            <text:p>CSGT Đà NẵngĐội kiểm lâm cơ động và </text:p>
            <text:p>CSGT Đà NẵngĐội kiểm lâm cơ động và </text:p>
            <text:p>CSGT Đà NẵngĐội kiểm lâm cơ động và </text:p>
            <text:p>CSGT Đà NẵngĐội kiểm lâm cơ động và </text:p>
            <text:p>CSGT Đà NẵngĐội kiểm lâm cơ động và </text:p>
            <text:p>CSGT Đà NẵngĐội kiểm lâm cơ động và </text:p>
            <text:p>CSGT Đà NẵngĐội kiểm lâm cơ động và </text:p>
            <text:p>CSGT Đà Nẵng</text:p>
          </table:table-cell>
          <table:table-cell table:style-name="ce9" office:value-type="string">
            <text:p>Quận Cẩm Lệ - TP Đà Nẵng</text:p>
          </table:table-cell>
          <table:table-cell table:style-name="ce22" office:value-type="string">
            <text:p>Không rõ</text:p>
          </table:table-cell>
          <table:table-cell table:style-name="ce22" table:number-columns-repeated="2"/>
          <table:table-cell table:number-columns-repeated="1012"/>
        </table:table-row>
        <table:table-row table:style-name="ro6">
          <table:table-cell table:style-name="ce4" office:value-type="float" office:value="77">
            <text:p>77</text:p>
          </table:table-cell>
          <table:table-cell table:style-name="ce14" office:value-type="string">
            <text:p>Nuôi nhốt thú rừng tràn lan ở Bình Dương</text:p>
          </table:table-cell>
          <table:table-cell table:style-name="ce34" office:value-type="string">
            <text:p><text:a xlink:href="http://www.thiennhien.net/2013/07/18/nuoi-nhot-thu-rung-tran-lan-o-binh-duong/">http://www.thiennhien.net/2013/07/18/nuoi-nhot-thu-rung-tran-lan-o-binh-duong/</text:a></text:p>
          </table:table-cell>
          <table:table-cell table:style-name="ce53" office:value-type="string">
            <text:p>18/7/2013</text:p>
          </table:table-cell>
          <table:table-cell table:style-name="ce22" office:value-type="string">
            <text:p>Nuôi nhốt</text:p>
          </table:table-cell>
          <table:table-cell table:style-name="ce22" table:number-columns-repeated="2"/>
          <table:table-cell table:style-name="ce9" table:number-columns-repeated="2"/>
          <table:table-cell table:style-name="ce22" table:number-columns-repeated="3"/>
          <table:table-cell table:number-columns-repeated="1012"/>
        </table:table-row>
        <table:table-row table:style-name="ro17">
          <table:table-cell table:style-name="ce4" office:value-type="float" office:value="78">
            <text:p>78</text:p>
          </table:table-cell>
          <table:table-cell table:style-name="ce14" office:value-type="string">
            <text:p>Chưa rõ nguồn gốc hổ con bị ngâm rượu</text:p>
          </table:table-cell>
          <table:table-cell table:style-name="ce34" office:value-type="string">
            <text:p><text:a xlink:href="http://phapluattp.vn/20130716111358149p0c1085/chua-ro-nguon-goc-ho-con-bi-ngam-ruou.htm">http://phapluattp.vn/20130716111358149p0c1085/chua-ro-nguon-goc-ho-con-bi-ngam-ruou.htm</text:a></text:p>
          </table:table-cell>
          <table:table-cell table:style-name="ce53" office:value-type="string">
            <text:p>17/7/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18">
          <table:table-cell table:style-name="ce4" office:value-type="float" office:value="79">
            <text:p>79</text:p>
          </table:table-cell>
          <table:table-cell table:style-name="ce14" office:value-type="string">
            <text:p>75 con tê tê nằm cuộn tròn trên xe Ford Everest</text:p>
          </table:table-cell>
          <table:table-cell table:style-name="ce34" office:value-type="string">
            <text:p><text:a xlink:href="http://danviet.vn/20130718052838228p1c24/75-con-te-te-nam-cuon-tron-tren-xe-ford-everest.htm">http://danviet.vn/20130718052838228p1c24/75-con-te-te-nam-cuon-tron-tren-xe-ford-everest.htm</text:a></text:p>
          </table:table-cell>
          <table:table-cell table:style-name="ce53" office:value-type="string">
            <text:p>18/7/2013</text:p>
          </table:table-cell>
          <table:table-cell table:style-name="ce22" office:value-type="string">
            <text:p>Vận chuyển</text:p>
          </table:table-cell>
          <table:table-cell table:style-name="ce22" office:value-type="string">
            <text:p>Tê tê</text:p>
          </table:table-cell>
          <table:table-cell table:style-name="ce22" office:value-type="string">
            <text:p>75 cá thể (348,6 kg)</text:p>
          </table:table-cell>
          <table:table-cell table:style-name="ce9" office:value-type="string">
            <text:p>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rạm kiểm lâm liên hợp và CSMT </text:p>
            <text:p>tỉnh Quảng Ninh</text:p>
          </table:table-cell>
          <table:table-cell table:style-name="ce9" office:value-type="string">
            <text:p>TP Hạ Long - Quảng Ninh</text:p>
          </table:table-cell>
          <table:table-cell table:style-name="ce22" office:value-type="string">
            <text:p>Móng Cái</text:p>
          </table:table-cell>
          <table:table-cell table:style-name="ce22" office:value-type="string">
            <text:p>Trung Quốc</text:p>
          </table:table-cell>
          <table:table-cell table:style-name="ce22"/>
          <table:table-cell table:number-columns-repeated="1012"/>
        </table:table-row>
        <table:table-row table:style-name="ro19">
          <table:table-cell table:style-name="ce4" office:value-type="float" office:value="80">
            <text:p>80</text:p>
          </table:table-cell>
          <table:table-cell table:style-name="ce14" office:value-type="string">
            <text:p>Giải cứu 62 cá thể tê tê đưa về Trung tâm cứu hộ động vật hoang dã Sóc Sơn</text:p>
          </table:table-cell>
          <table:table-cell table:style-name="ce38" office:value-type="string">
            <text:p><text:a xlink:href="http://cand.com.vn/vi-vn/xahoi/2013/7/204330.cand">http://cand.com.vn/vi-vn/xahoi/2013/7/204330.cand</text:a></text:p>
          </table:table-cell>
          <table:table-cell table:style-name="ce53" office:value-type="string">
            <text:p>18/7/2013</text:p>
          </table:table-cell>
          <table:table-cell table:style-name="ce22" office:value-type="string">
            <text:p>Vận chuyển</text:p>
          </table:table-cell>
          <table:table-cell table:style-name="ce22" office:value-type="string">
            <text:p>Tê tê</text:p>
          </table:table-cell>
          <table:table-cell table:style-name="ce22" office:value-type="string">
            <text:p>62 cá thể (280 kg)</text:p>
          </table:table-cell>
          <table:table-cell table:style-name="ce9" office:value-type="string">
            <text:p>Công an huyện Hải Hà - tỉnh Quảng Ninh</text:p>
          </table:table-cell>
          <table:table-cell table:style-name="ce9" office:value-type="string">
            <text:p>Huyện Hải Hà - tỉnh Quảng Ninh</text:p>
          </table:table-cell>
          <table:table-cell table:number-columns-repeated="2" table:style-name="ce22" office:value-type="string">
            <text:p>Không rõ</text:p>
          </table:table-cell>
          <table:table-cell table:style-name="ce22"/>
          <table:table-cell table:number-columns-repeated="1012"/>
        </table:table-row>
        <table:table-row table:style-name="ro19">
          <table:table-cell table:style-name="ce4" office:value-type="float" office:value="81">
            <text:p>81</text:p>
          </table:table-cell>
          <table:table-cell table:style-name="ce14" office:value-type="string">
            <text:p>Thu giữ 347 kg tê tê</text:p>
          </table:table-cell>
          <table:table-cell table:style-name="ce34" office:value-type="string">
            <text:p><text:a xlink:href="http://baoquangninh.com.vn/phap-luat/201307/thu-giu-347kg-te-te-2201994/">http://baoquangninh.com.vn/phap-luat/201307/thu-giu-347kg-te-te-2201994/</text:a></text:p>
          </table:table-cell>
          <table:table-cell table:style-name="ce53" office:value-type="string">
            <text:p>18/7/2013</text:p>
          </table:table-cell>
          <table:table-cell table:style-name="ce22" office:value-type="string">
            <text:p>Vận chuyển</text:p>
          </table:table-cell>
          <table:table-cell table:style-name="ce22" office:value-type="string">
            <text:p>Tê tê</text:p>
          </table:table-cell>
          <table:table-cell table:style-name="ce22" office:value-type="string">
            <text:p>96 cá thể (347 kg)</text:p>
          </table:table-cell>
          <table:table-cell table:style-name="ce9" office:value-type="string">
            <text:p>Công an huyện Tiên Yên - Quảng Ninh</text:p>
          </table:table-cell>
          <table:table-cell table:style-name="ce9" office:value-type="string">
            <text:p>Huyện Tiên Yên - Quảng Ninh</text:p>
          </table:table-cell>
          <table:table-cell table:style-name="ce22" office:value-type="string">
            <text:p>Uông Bí - Quảng Ninh</text:p>
          </table:table-cell>
          <table:table-cell table:style-name="ce22" office:value-type="string">
            <text:p>Móng Cái - Quảng Ninh</text:p>
          </table:table-cell>
          <table:table-cell table:style-name="ce22"/>
          <table:table-cell table:number-columns-repeated="1012"/>
        </table:table-row>
        <table:table-row table:style-name="ro29">
          <table:table-cell table:style-name="ce4" office:value-type="float" office:value="82">
            <text:p>82</text:p>
          </table:table-cell>
          <table:table-cell table:style-name="ce14" office:value-type="string">
            <text:p>Hải quan bắt giữ 1858 vụ vi phạm</text:p>
          </table:table-cell>
          <table:table-cell table:style-name="ce34" office:value-type="string">
            <text:p><text:a xlink:href="http://cand.com.vn/vi-vn/kinhte/2013/7/205115.cand">http://cand.com.vn/vi-vn/kinhte/2013/7/205115.cand</text:a></text:p>
          </table:table-cell>
          <table:table-cell table:style-name="ce53" office:value-type="float" office:value="41485">
            <text:p>30/7/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83">
            <text:p>83</text:p>
          </table:table-cell>
          <table:table-cell table:style-name="ce14" office:value-type="string">
            <text:p>Buôn lậu qua cửa khẩu tăng mạnh</text:p>
          </table:table-cell>
          <table:table-cell table:style-name="ce34" office:value-type="string">
            <text:p><text:a xlink:href="http://www.thesaigontimes.vn/home/xahoi/sukien/99998/">http://www.thesaigontimes.vn/home/xahoi/sukien/99998/</text:a></text:p>
          </table:table-cell>
          <table:table-cell table:style-name="ce53" office:value-type="float" office:value="41482">
            <text:p>27/7/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84">
            <text:p>84</text:p>
          </table:table-cell>
          <table:table-cell table:style-name="ce14" office:value-type="string">
            <text:p>Kiên Giang: Thu giữ hàng trăm kg ĐVHD</text:p>
          </table:table-cell>
          <table:table-cell table:style-name="ce38" office:value-type="string">
            <text:p><text:a xlink:href="http://www.qdnd.vn/qdndsite/vi-VN/61/43/4/42/42/255122/Default.aspx">http://www.qdnd.vn/qdndsite/vi-VN/61/43/4/42/42/255122/Default.aspx</text:a></text:p>
          </table:table-cell>
          <table:table-cell table:style-name="ce53" office:value-type="string">
            <text:p>1/8//013</text:p>
          </table:table-cell>
          <table:table-cell table:style-name="ce22" office:value-type="string">
            <text:p>Tàng trữ, vận chuyển, buôn bán</text:p>
          </table:table-cell>
          <table:table-cell table:style-name="ce22" office:value-type="string">
            <text:p>Các loại ĐVHD, rùa biển</text:p>
          </table:table-cell>
          <table:table-cell table:style-name="ce22" office:value-type="string">
            <text:p>90 kg ĐVHD, 3 cá thể rùa biển</text:p>
          </table:table-cell>
          <table:table-cell table:style-name="ce9" office:value-type="string">
            <text:p>Công an huyện Hòn Đất - Kiên Giang</text:p>
          </table:table-cell>
          <table:table-cell table:style-name="ce9" office:value-type="string">
            <text:p>Huyện Hòn Đất - Kiến Giang</text:p>
          </table:table-cell>
          <table:table-cell table:style-name="ce22" office:value-type="string">
            <text:p>Huyện Hòn Đất</text:p>
          </table:table-cell>
          <table:table-cell table:style-name="ce22" office:value-type="string">
            <text:p>TP Rạch Giá</text:p>
          </table:table-cell>
          <table:table-cell table:style-name="ce22"/>
          <table:table-cell table:number-columns-repeated="1012"/>
        </table:table-row>
        <table:table-row table:style-name="ro44">
          <table:table-cell table:style-name="ce4" office:value-type="float" office:value="85">
            <text:p>85</text:p>
          </table:table-cell>
          <table:table-cell table:style-name="ce15" office:value-type="string">
            <text:p>Thu giữ hai cá thể vượn quý hiếm tại một gia đình bác sĩ</text:p>
          </table:table-cell>
          <table:table-cell table:style-name="ce37" office:value-type="string">
            <text:p><text:a xlink:href="http://diendandautu.vn/c20n2013080212144912200/thu-giu-hai-ca-the-vuon-quy-hiem-tai-mot-gia-dinh-bac-si.html">http://diendandautu.vn/c20n2013080212144912200/thu-giu-hai-ca-the-vuon-quy-hiem-tai-mot-gia-dinh-bac-si.html</text:a></text:p>
          </table:table-cell>
          <table:table-cell table:style-name="ce53" office:value-type="float" office:value="41488">
            <text:p>2/8/2013</text:p>
          </table:table-cell>
          <table:table-cell table:style-name="ce22" office:value-type="string">
            <text:p>Nuôi nhốt</text:p>
          </table:table-cell>
          <table:table-cell table:style-name="ce22" office:value-type="string">
            <text:p>Vượn </text:p>
          </table:table-cell>
          <table:table-cell table:style-name="ce22" office:value-type="string">
            <text:p>1 cá thể vượn đen má vàng</text:p>
            <text:p>1 cá thể vượn đen má trắng1 cá thể vượn đen má vàng</text:p>
            <text:p>1 cá thể vượn đen má trắng1 cá thể vượn đen má vàng</text:p>
            <text:p>1 cá thể vượn đen má trắng1 cá thể vượn đen má vàng</text:p>
            <text:p>1 cá thể vượn đen má trắng1 cá thể vượn đen má vàng</text:p>
            <text:p>1 cá thể vượn đen má trắng1 cá thể vượn đen má vàng</text:p>
            <text:p>1 cá thể vượn đen má trắng1 cá thể vượn đen má vàng</text:p>
            <text:p>1 cá thể vượn đen má trắng1 cá thể vượn đen má vàng</text:p>
            <text:p>1 cá thể vượn đen má trắng</text:p>
          </table:table-cell>
          <table:table-cell table:style-name="ce9" office:value-type="string">
            <text:p>Chi cục kiểm lâm hạt Phước Long - tỉnh </text:p>
            <text:p>Bình PhướcChi cục kiểm lâm hạt Phước Long - tỉnh </text:p>
            <text:p>Bình PhướcChi cục kiểm lâm hạt Phước Long - tỉnh </text:p>
            <text:p>Bình PhướcChi cục kiểm lâm hạt Phước Long - tỉnh </text:p>
            <text:p>Bình PhướcChi cục kiểm lâm hạt Phước Long - tỉnh </text:p>
            <text:p>Bình PhướcChi cục kiểm lâm hạt Phước Long - tỉnh </text:p>
            <text:p>Bình PhướcChi cục kiểm lâm hạt Phước Long - tỉnh </text:p>
            <text:p>Bình PhướcChi cục kiểm lâm hạt Phước Long - tỉnh </text:p>
            <text:p>Bình Phước</text:p>
          </table:table-cell>
          <table:table-cell table:style-name="ce9" office:value-type="string">
            <text:p>Thị trấn Thác Mơ - Huyện Phước Long - tỉnh Bình Phước</text:p>
          </table:table-cell>
          <table:table-cell table:style-name="ce22" office:value-type="string">
            <text:p>Không rõ</text:p>
          </table:table-cell>
          <table:table-cell table:style-name="ce22" table:number-columns-repeated="2"/>
          <table:table-cell table:number-columns-repeated="1012"/>
        </table:table-row>
        <table:table-row table:style-name="ro29">
          <table:table-cell table:style-name="ce4" office:value-type="float" office:value="86">
            <text:p>86</text:p>
          </table:table-cell>
          <table:table-cell table:style-name="ce14" office:value-type="string">
            <text:p>Ba cá thể voọc bạc quý hiểm bị giết hại giã man</text:p>
          </table:table-cell>
          <table:table-cell table:style-name="ce34" office:value-type="string">
            <text:p><text:a xlink:href="http://cand.com.vn/vi-vn/xahoi/2013/8/205474.cand">http://cand.com.vn/vi-vn/xahoi/2013/8/205474.cand</text:a></text:p>
          </table:table-cell>
          <table:table-cell table:style-name="ce53" office:value-type="float" office:value="41488">
            <text:p>2/8/2013</text:p>
          </table:table-cell>
          <table:table-cell table:style-name="ce22" office:value-type="string">
            <text:p>Săn bắt</text:p>
          </table:table-cell>
          <table:table-cell table:style-name="ce22" office:value-type="string">
            <text:p>Voọc bạc</text:p>
          </table:table-cell>
          <table:table-cell table:style-name="ce22" office:value-type="string">
            <text:p>3 cá thể</text:p>
          </table:table-cell>
          <table:table-cell table:style-name="ce9" office:value-type="string">
            <text:p>Lực lượng kiểm lâm rừng quốc gia Phú Quốc</text:p>
          </table:table-cell>
          <table:table-cell table:style-name="ce9" office:value-type="string">
            <text:p>VQG Phú Quốc - Kiên Giang</text:p>
          </table:table-cell>
          <table:table-cell table:style-name="ce22" table:number-columns-repeated="3"/>
          <table:table-cell table:number-columns-repeated="1012"/>
        </table:table-row>
        <table:table-row table:style-name="ro19">
          <table:table-cell table:style-name="ce4" office:value-type="float" office:value="87">
            <text:p>87</text:p>
          </table:table-cell>
          <table:table-cell table:style-name="ce18" office:value-type="string">
            <text:p>Thả 17 thú rừng về môi trường tự nhiên</text:p>
          </table:table-cell>
          <table:table-cell table:style-name="ce39" office:value-type="string">
            <text:p><text:a xlink:href="http://vnexpress.net/tin-tuc/xa-hoi/tha-17-thu-rung-ve-moi-truong-tu-nhien-2859160.html">http://vnexpress.net/tin-tuc/xa-hoi/tha-17-thu-rung-ve-moi-truong-tu-nhien-2859160.html</text:a></text:p>
          </table:table-cell>
          <table:table-cell table:style-name="ce54" office:value-type="float" office:value="41488">
            <text:p>2/8/2013</text:p>
          </table:table-cell>
          <table:table-cell table:style-name="ce61" table:number-columns-repeated="3"/>
          <table:table-cell table:style-name="ce12" table:number-columns-repeated="2"/>
          <table:table-cell table:style-name="ce61" table:number-columns-repeated="2"/>
          <table:table-cell table:style-name="ce61" office:value-type="string">
            <text:p>Kết quả xử lý vụ 72</text:p>
          </table:table-cell>
          <table:table-cell table:number-columns-repeated="1012"/>
        </table:table-row>
        <table:table-row table:style-name="ro4">
          <table:table-cell table:style-name="ce4" office:value-type="float" office:value="88">
            <text:p>88</text:p>
          </table:table-cell>
          <table:table-cell table:style-name="ce14" office:value-type="string">
            <text:p>Bắt giữ xe khách chở toàn rắn hổ mang và gỗ quý</text:p>
          </table:table-cell>
          <table:table-cell table:style-name="ce34" office:value-type="string">
            <text:p><text:a xlink:href="http://hanoimoi.com.vn/Tin-tuc/Phap-luat/604647/bat-giu-xe-khach-cho-toan-ran-ho-mang-va-go-quy">http://hanoimoi.com.vn/Tin-tuc/Phap-luat/604647/bat-giu-xe-khach-cho-toan-ran-ho-mang-va-go-quy</text:a></text:p>
          </table:table-cell>
          <table:table-cell table:style-name="ce53" office:value-type="float" office:value="41490">
            <text:p>4/8/2013</text:p>
          </table:table-cell>
          <table:table-cell table:style-name="ce22" office:value-type="string">
            <text:p>Vận chuyển</text:p>
          </table:table-cell>
          <table:table-cell table:style-name="ce22" office:value-type="string">
            <text:p>Rắn hổ mang</text:p>
          </table:table-cell>
          <table:table-cell table:style-name="ce22" office:value-type="string">
            <text:p>65 kg</text:p>
          </table:table-cell>
          <table:table-cell table:style-name="ce9" office:value-type="string">
            <text:p>Phòng CSMT - CA TP Hà Nội</text:p>
          </table:table-cell>
          <table:table-cell table:style-name="ce9" office:value-type="string">
            <text:p>Quận Hoàng Mai - Hà Nội</text:p>
          </table:table-cell>
          <table:table-cell table:number-columns-repeated="2" table:style-name="ce22" office:value-type="string">
            <text:p>Không rõ</text:p>
          </table:table-cell>
          <table:table-cell table:style-name="ce22"/>
          <table:table-cell table:number-columns-repeated="1012"/>
        </table:table-row>
        <table:table-row table:style-name="ro45">
          <table:table-cell table:style-name="ce4" office:value-type="float" office:value="89">
            <text:p>89</text:p>
          </table:table-cell>
          <table:table-cell table:style-name="ce14" office:value-type="string">
            <text:p>Quảng Ninh: Thu giữ 19 khẩu súng điện và số lượng lớn ĐVHD</text:p>
          </table:table-cell>
          <table:table-cell table:style-name="ce34" office:value-type="string">
            <text:p><text:a xlink:href="http://laodong.com.vn/phap-luat/quang-ninh-thu-giu-19-khau-sung-dien-va-so-luong-lon-dong-vat-hoang-da/130846.bld">http://laodong.com.vn/phap-luat/quang-ninh-thu-giu-19-khau-sung-dien-va-so-luong-lon-dong-vat-hoang-da/130846.bld</text:a></text:p>
          </table:table-cell>
          <table:table-cell table:style-name="ce53" office:value-type="float" office:value="41490">
            <text:p>4/8/2013</text:p>
          </table:table-cell>
          <table:table-cell table:style-name="ce65" office:value-type="string">
            <text:p>Vận chuyển</text:p>
          </table:table-cell>
          <table:table-cell table:style-name="ce22" office:value-type="string">
            <text:p>Rùa, rắn, chão chuộc</text:p>
          </table:table-cell>
          <table:table-cell table:style-name="ce22" office:value-type="string">
            <text:p>32 con rùa núi viền (trọng lượng 67kg), 8 con rùa đất (11,5kg), 17 con rùa hộp (13,2kg), 60kg rắn nước, 29kg rắn ráo thường, 28kg rắn ráo trâu và 11kg chão chuộc.</text:p>
          </table:table-cell>
          <table:table-cell table:style-name="ce9" office:value-type="string">
            <text:p>CSGT tỉnh Quảng Ninh</text:p>
          </table:table-cell>
          <table:table-cell table:style-name="ce9" office:value-type="string">
            <text:p>Phường Hà Khẩu - TP Hạ Long</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90">
            <text:p>90</text:p>
          </table:table-cell>
          <table:table-cell table:style-name="ce14" office:value-type="string">
            <text:p>Mang 11 khúc ngà voi từ Nga về Việt Nam</text:p>
          </table:table-cell>
          <table:table-cell table:style-name="ce38" office:value-type="string">
            <text:p><text:a xlink:href="http://tuoitre.vn/Chinh-tri-xa-hoi/Phap-luat/562191/mang-11-khuc-nga-voi-tu-nga-ve-vn-bang-may-bay.html">http://tuoitre.vn/Chinh-tri-xa-hoi/Phap-luat/562191/mang-11-khuc-nga-voi-tu-nga-ve-vn-bang-may-bay.html</text:a></text:p>
          </table:table-cell>
          <table:table-cell table:style-name="ce53" office:value-type="float" office:value="41491">
            <text:p>5/8/2013</text:p>
          </table:table-cell>
          <table:table-cell table:style-name="ce22" office:value-type="string">
            <text:p>Vận chuyển</text:p>
          </table:table-cell>
          <table:table-cell table:style-name="ce22" office:value-type="string">
            <text:p>Ngà voi</text:p>
          </table:table-cell>
          <table:table-cell table:style-name="ce22" office:value-type="string">
            <text:p>50,2 kg</text:p>
          </table:table-cell>
          <table:table-cell table:style-name="ce9" office:value-type="string">
            <text:p>Hải quan sân bay Nội Bài</text:p>
          </table:table-cell>
          <table:table-cell table:style-name="ce9" office:value-type="string">
            <text:p>Sân bay Nội Bài - Hà Nội</text:p>
          </table:table-cell>
          <table:table-cell table:style-name="ce22" office:value-type="string">
            <text:p>Nga</text:p>
          </table:table-cell>
          <table:table-cell table:style-name="ce22" office:value-type="string">
            <text:p>Việt Nam</text:p>
          </table:table-cell>
          <table:table-cell table:style-name="ce22"/>
          <table:table-cell table:number-columns-repeated="1012"/>
        </table:table-row>
        <table:table-row table:style-name="ro19">
          <table:table-cell table:style-name="ce4" office:value-type="float" office:value="91">
            <text:p>91</text:p>
          </table:table-cell>
          <table:table-cell table:style-name="ce14" office:value-type="string">
            <text:p>Nghi vấn vận chuyện thú rừng bằng xe cứu thương dỏm</text:p>
          </table:table-cell>
          <table:table-cell table:style-name="ce34" office:value-type="string">
            <text:p><text:a xlink:href="http://phapluattp.vn/20130806114740513p1015c1073/nghi-van-chuyen-thu-rung-bang-xe-cuu-thuong-dom.htm">http://phapluattp.vn/20130806114740513p1015c1073/nghi-van-chuyen-thu-rung-bang-xe-cuu-thuong-dom.htm</text:a></text:p>
          </table:table-cell>
          <table:table-cell table:style-name="ce53" office:value-type="float" office:value="41492">
            <text:p>6/8/2013</text:p>
          </table:table-cell>
          <table:table-cell table:style-name="ce22" office:value-type="string">
            <text:p>Vận chuyển</text:p>
          </table:table-cell>
          <table:table-cell table:style-name="ce22" table:number-columns-repeated="2"/>
          <table:table-cell table:style-name="ce9" office:value-type="string">
            <text:p>CSGT Đồng Nai</text:p>
          </table:table-cell>
          <table:table-cell table:style-name="ce9"/>
          <table:table-cell table:style-name="ce22" table:number-columns-repeated="3"/>
          <table:table-cell table:number-columns-repeated="1012"/>
        </table:table-row>
        <table:table-row table:style-name="ro19">
          <table:table-cell table:style-name="ce4" office:value-type="float" office:value="92">
            <text:p>92</text:p>
          </table:table-cell>
          <table:table-cell table:style-name="ce14" office:value-type="string">
            <text:p>Quảng Ninh bắt buôn lậu hàng điện tử và động vật hoang dã</text:p>
          </table:table-cell>
          <table:table-cell table:style-name="ce38" office:value-type="string">
            <text:p><text:a xlink:href="http://vov.vn/Phap-luat/Quang-Ninh-bat-buon-lau-hang-dien-tu-va-dong-vat-hoang-da/275329.vov">http://vov.vn/Phap-luat/Quang-Ninh-bat-buon-lau-hang-dien-tu-va-dong-vat-hoang-da/275329.vov</text:a></text:p>
          </table:table-cell>
          <table:table-cell table:style-name="ce53" office:value-type="float" office:value="41616">
            <text:p>8/12/2013</text:p>
          </table:table-cell>
          <table:table-cell table:style-name="ce22" office:value-type="string">
            <text:p>Vận chuyển</text:p>
          </table:table-cell>
          <table:table-cell table:style-name="ce22" office:value-type="string">
            <text:p>Rắn hổ mang chúa</text:p>
          </table:table-cell>
          <table:table-cell table:style-name="ce22" office:value-type="string">
            <text:p>106 kg</text:p>
          </table:table-cell>
          <table:table-cell table:style-name="ce9" office:value-type="string">
            <text:p>CSGT Quảng Ninh</text:p>
          </table:table-cell>
          <table:table-cell table:style-name="ce9" office:value-type="string">
            <text:p>Quảng Ninh</text:p>
          </table:table-cell>
          <table:table-cell table:number-columns-repeated="2" table:style-name="ce22" office:value-type="string">
            <text:p>Không rõ</text:p>
          </table:table-cell>
          <table:table-cell table:style-name="ce22"/>
          <table:table-cell table:number-columns-repeated="1012"/>
        </table:table-row>
        <table:table-row table:style-name="ro19">
          <table:table-cell table:style-name="ce4" office:value-type="float" office:value="93">
            <text:p>93</text:p>
          </table:table-cell>
          <table:table-cell table:style-name="ce18" office:value-type="string">
            <text:p>Xử lý nghiêm 4 đối tượng giết voọc bạc tại Phú Quốc</text:p>
          </table:table-cell>
          <table:table-cell table:style-name="ce36" office:value-type="string">
            <text:p><text:a xlink:href="http://baodientu.chinhphu.vn/doi-song/xu-ly-nghiem-4-doi-tuong-giet-vooc-bac-tai-phu-quoc/178729.vgp">http://baodientu.chinhphu.vn/doi-song/xu-ly-nghiem-4-doi-tuong-giet-vooc-bac-tai-phu-quoc/178729.vgp</text:a></text:p>
          </table:table-cell>
          <table:table-cell table:style-name="ce54" office:value-type="string">
            <text:p>13/8/2013</text:p>
          </table:table-cell>
          <table:table-cell table:style-name="ce61" table:number-columns-repeated="3"/>
          <table:table-cell table:style-name="ce12" table:number-columns-repeated="2"/>
          <table:table-cell table:style-name="ce61" table:number-columns-repeated="2"/>
          <table:table-cell table:style-name="ce61" office:value-type="string">
            <text:p>Kết quả xử lý vụ 82</text:p>
          </table:table-cell>
          <table:table-cell table:number-columns-repeated="1012"/>
        </table:table-row>
        <table:table-row table:style-name="ro29">
          <table:table-cell table:style-name="ce4" office:value-type="float" office:value="94">
            <text:p>94</text:p>
          </table:table-cell>
          <table:table-cell table:style-name="ce14" office:value-type="string">
            <text:p>Hải Phòng: Bắt giữ hơn 6,2 tấn tê tê</text:p>
          </table:table-cell>
          <table:table-cell table:style-name="ce34" office:value-type="string">
            <text:p><text:a xlink:href="http://baodientu.chinhphu.vn/An-ninh-trat-tu/Hai-Phong-Bat-giu-hon-62-tan-te-te/178699.vgp">http://baodientu.chinhphu.vn/An-ninh-trat-tu/Hai-Phong-Bat-giu-hon-62-tan-te-te/178699.vgp</text:a></text:p>
          </table:table-cell>
          <table:table-cell table:style-name="ce53" office:value-type="string">
            <text:p>13/8/2013</text:p>
          </table:table-cell>
          <table:table-cell table:style-name="ce22" office:value-type="string">
            <text:p>Vận chuyển, buôn bán</text:p>
          </table:table-cell>
          <table:table-cell table:style-name="ce22" office:value-type="string">
            <text:p>Tê tê</text:p>
          </table:table-cell>
          <table:table-cell table:style-name="ce22" office:value-type="string">
            <text:p>6,2 tấn</text:p>
          </table:table-cell>
          <table:table-cell table:style-name="ce9" office:value-type="string">
            <text:p>Hải quan Hải Phòng</text:p>
          </table:table-cell>
          <table:table-cell table:style-name="ce9" office:value-type="string">
            <text:p>Cảng Hải Phòng</text:p>
          </table:table-cell>
          <table:table-cell table:style-name="ce22" office:value-type="string">
            <text:p>Indonesia</text:p>
          </table:table-cell>
          <table:table-cell table:style-name="ce22" office:value-type="string">
            <text:p>Việt Nam</text:p>
          </table:table-cell>
          <table:table-cell table:style-name="ce22"/>
          <table:table-cell table:number-columns-repeated="1012"/>
        </table:table-row>
        <table:table-row table:style-name="ro29">
          <table:table-cell table:style-name="ce4" office:value-type="float" office:value="95">
            <text:p>95</text:p>
          </table:table-cell>
          <table:table-cell table:style-name="ce14" office:value-type="string">
            <text:p>Thu giữ 105 kg tê tê</text:p>
          </table:table-cell>
          <table:table-cell table:style-name="ce34" office:value-type="string">
            <text:p><text:a xlink:href="http://baoquangninh.com.vn/phap-luat/201308/thu-giu-105-kg-te-te-2204567/">http://baoquangninh.com.vn/phap-luat/201308/thu-giu-105-kg-te-te-2204567/</text:a></text:p>
          </table:table-cell>
          <table:table-cell table:style-name="ce53" office:value-type="string">
            <text:p>14/8/2013</text:p>
          </table:table-cell>
          <table:table-cell table:style-name="ce22" office:value-type="string">
            <text:p>Vận chuyển</text:p>
          </table:table-cell>
          <table:table-cell table:style-name="ce22" office:value-type="string">
            <text:p>Tê tê</text:p>
          </table:table-cell>
          <table:table-cell table:style-name="ce22" office:value-type="string">
            <text:p>105 kg</text:p>
          </table:table-cell>
          <table:table-cell table:style-name="ce9" office:value-type="string">
            <text:p>Hải quan và CSMT Quảng Ninh</text:p>
          </table:table-cell>
          <table:table-cell table:style-name="ce9" office:value-type="string">
            <text:p>TP Móng Cái - Quảng Ninh</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96">
            <text:p>96</text:p>
          </table:table-cell>
          <table:table-cell table:style-name="ce14" office:value-type="string">
            <text:p>Xe khách chở hơn 90 con rùa</text:p>
          </table:table-cell>
          <table:table-cell table:style-name="ce34" office:value-type="string">
            <text:p><text:a xlink:href="http://baoquangninh.com.vn/phap-luat/201308/xe-khach-cho-90-con-rua-2205249/">http://baoquangninh.com.vn/phap-luat/201308/xe-khach-cho-90-con-rua-2205249/</text:a></text:p>
          </table:table-cell>
          <table:table-cell table:style-name="ce53" office:value-type="string">
            <text:p>21/8/2013</text:p>
          </table:table-cell>
          <table:table-cell table:style-name="ce22" office:value-type="string">
            <text:p>Vận chuyển</text:p>
          </table:table-cell>
          <table:table-cell table:style-name="ce22" office:value-type="string">
            <text:p>Rùa</text:p>
          </table:table-cell>
          <table:table-cell table:style-name="ce22" office:value-type="string">
            <text:p>90 cá thể</text:p>
          </table:table-cell>
          <table:table-cell table:style-name="ce9" office:value-type="string">
            <text:p>CSGT Quảng Ninh</text:p>
          </table:table-cell>
          <table:table-cell table:style-name="ce9" office:value-type="string">
            <text:p>TP Hạ Long - Quảng Ninh</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97">
            <text:p>97</text:p>
          </table:table-cell>
          <table:table-cell table:style-name="ce14" office:value-type="string">
            <text:p>Truy tìm đối tượng buôn lậu 158 chiếc ngà voi</text:p>
          </table:table-cell>
          <table:table-cell table:style-name="ce34" office:value-type="string">
            <text:p><text:a xlink:href="http://www.congan.com.vn/?catid=681&amp;id=501720&amp;mod=detnews&amp;p=">http://www.congan.com.vn/?catid=681&amp;id=501720&amp;mod=detnews&amp;p=</text:a></text:p>
          </table:table-cell>
          <table:table-cell table:style-name="ce53" office:value-type="string">
            <text:p>23/8/2013</text:p>
          </table:table-cell>
          <table:table-cell table:style-name="ce22" office:value-type="string">
            <text:p>Buôn bán</text:p>
          </table:table-cell>
          <table:table-cell table:style-name="ce22" office:value-type="string">
            <text:p>Ngà voi</text:p>
          </table:table-cell>
          <table:table-cell table:style-name="ce22" office:value-type="string">
            <text:p>158 chiếc</text:p>
          </table:table-cell>
          <table:table-cell table:style-name="ce9" office:value-type="string">
            <text:p>CA TP HCM</text:p>
          </table:table-cell>
          <table:table-cell table:style-name="ce9"/>
          <table:table-cell table:style-name="ce22" office:value-type="string">
            <text:p>Mozambique</text:p>
          </table:table-cell>
          <table:table-cell table:style-name="ce22" office:value-type="string">
            <text:p>Việt Nam</text:p>
          </table:table-cell>
          <table:table-cell table:style-name="ce22"/>
          <table:table-cell table:number-columns-repeated="1012"/>
        </table:table-row>
        <table:table-row table:style-name="ro19">
          <table:table-cell table:style-name="ce4" office:value-type="float" office:value="98">
            <text:p>98</text:p>
          </table:table-cell>
          <table:table-cell table:style-name="ce14" office:value-type="string">
            <text:p>Quảng Ninh: Mang rắn hổ mang chúa lên xe khách</text:p>
          </table:table-cell>
          <table:table-cell table:style-name="ce34" office:value-type="string">
            <text:p><text:a xlink:href="http://www.vietnamplus.vn/Home/Quang-Ninh-Mang-ran-ho-mang-chua-song-len-xe-khach/20138/212667.vnplus">http://www.vietnamplus.vn/Home/Quang-Ninh-Mang-ran-ho-mang-chua-song-len-xe-khach/20138/212667.vnplus</text:a></text:p>
          </table:table-cell>
          <table:table-cell table:style-name="ce53" office:value-type="string">
            <text:p>23/8/2013</text:p>
          </table:table-cell>
          <table:table-cell table:style-name="ce22" office:value-type="string">
            <text:p>Vận chuyển</text:p>
          </table:table-cell>
          <table:table-cell table:style-name="ce22" office:value-type="string">
            <text:p>Rắn hổ mang</text:p>
          </table:table-cell>
          <table:table-cell table:style-name="ce22" office:value-type="string">
            <text:p>2 caá thể</text:p>
          </table:table-cell>
          <table:table-cell table:style-name="ce9" office:value-type="string">
            <text:p>CSGT TP Hạ Long</text:p>
          </table:table-cell>
          <table:table-cell table:style-name="ce9" office:value-type="string">
            <text:p>Phường Hà Khẩu - TP Hạ Long</text:p>
          </table:table-cell>
          <table:table-cell table:number-columns-repeated="2" table:style-name="ce22" office:value-type="string">
            <text:p>Không rõ</text:p>
          </table:table-cell>
          <table:table-cell table:style-name="ce22"/>
          <table:table-cell table:number-columns-repeated="1012"/>
        </table:table-row>
        <table:table-row table:style-name="ro46">
          <table:table-cell table:style-name="ce4" office:value-type="float" office:value="99">
            <text:p>99</text:p>
          </table:table-cell>
          <table:table-cell table:style-name="ce19" office:value-type="string">
            <text:p>Bị bắt khi đang xẻ thịt rùa </text:p>
            <text:p>biểnBị bắt khi đang xẻ thịt rùa </text:p>
            <text:p>biểnBị bắt khi đang xẻ thịt rùa </text:p>
            <text:p>biểnBị bắt khi đang xẻ thịt rùa </text:p>
            <text:p>biểnBị bắt khi đang xẻ thịt rùa </text:p>
            <text:p>biểnBị bắt khi đang xẻ thịt rùa </text:p>
            <text:p>biểnBị bắt khi đang xẻ thịt rùa </text:p>
            <text:p>biển</text:p>
          </table:table-cell>
          <table:table-cell table:style-name="ce34" office:value-type="string">
            <text:p><text:a xlink:href="http://dantri.com.vn/xa-hoi/bi-bat-khi-dang-xe-thit-rua-bien-nang-100-kg-771159.htm">http://dantri.com.vn/xa-hoi/bi-bat-khi-dang-xe-thit-rua-bien-nang-100-kg-771159.htm</text:a></text:p>
          </table:table-cell>
          <table:table-cell table:style-name="ce53" office:value-type="string">
            <text:p>25/8/2013</text:p>
          </table:table-cell>
          <table:table-cell table:style-name="ce22" office:value-type="string">
            <text:p>Săn bắt, giết hại</text:p>
          </table:table-cell>
          <table:table-cell table:style-name="ce22" office:value-type="string">
            <text:p>Rùa biển</text:p>
          </table:table-cell>
          <table:table-cell table:style-name="ce22" office:value-type="string">
            <text:p>1 cá thể (100 kg)</text:p>
          </table:table-cell>
          <table:table-cell table:style-name="ce9" office:value-type="string">
            <text:p>Hạt kiểm lâm VQG Côn Đảo</text:p>
          </table:table-cell>
          <table:table-cell table:style-name="ce9" office:value-type="string">
            <text:p>VQG Côn Đảo</text:p>
          </table:table-cell>
          <table:table-cell table:style-name="ce22" table:number-columns-repeated="3"/>
          <table:table-cell table:number-columns-repeated="1012"/>
        </table:table-row>
        <table:table-row table:style-name="ro29">
          <table:table-cell table:style-name="ce4" office:value-type="float" office:value="100">
            <text:p>100</text:p>
          </table:table-cell>
          <table:table-cell table:style-name="ce20" office:value-type="string">
            <text:p>Rắn hổ đất 800.000 đồng/kg ở chợ biên giới</text:p>
          </table:table-cell>
          <table:table-cell table:style-name="ce34" office:value-type="string">
            <text:p><text:a xlink:href="http://news.zing.vn/Ran-ho-dat-800000-dongkg-o-cho-bien-gioi-post347431.html">http://news.zing.vn/Ran-ho-dat-800000-dongkg-o-cho-bien-gioi-post347431.html</text:a></text:p>
          </table:table-cell>
          <table:table-cell table:style-name="ce53" office:value-type="string">
            <text:p>26/8/2013</text:p>
          </table:table-cell>
          <table:table-cell table:style-name="ce22" office:value-type="string">
            <text:p>Buôn bán</text:p>
          </table:table-cell>
          <table:table-cell table:style-name="ce22" office:value-type="string">
            <text:p>Rắn</text:p>
          </table:table-cell>
          <table:table-cell table:style-name="ce22"/>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01">
            <text:p>101</text:p>
          </table:table-cell>
          <table:table-cell table:style-name="ce18" office:value-type="string">
            <text:p>Thả 2 con rắn hổ mang chúa về tự nhiên</text:p>
          </table:table-cell>
          <table:table-cell table:style-name="ce36" office:value-type="string">
            <text:p><text:a xlink:href="http://baoquangninh.com.vn/quang-ninh-24-7/201308/tha-2-con-ran-ho-mang-chua-ve-tu-nhien-2205760/">http://baoquangninh.com.vn/quang-ninh-24-7/201308/tha-2-con-ran-ho-mang-chua-ve-tu-nhien-2205760/</text:a></text:p>
          </table:table-cell>
          <table:table-cell table:style-name="ce54" office:value-type="string">
            <text:p>26/8/2013</text:p>
          </table:table-cell>
          <table:table-cell table:style-name="ce61" table:number-columns-repeated="3"/>
          <table:table-cell table:style-name="ce12" table:number-columns-repeated="2"/>
          <table:table-cell table:style-name="ce61" table:number-columns-repeated="2"/>
          <table:table-cell table:style-name="ce61" office:value-type="string">
            <text:p>Kết quả xử lý vụ 94</text:p>
          </table:table-cell>
          <table:table-cell table:number-columns-repeated="1012"/>
        </table:table-row>
        <table:table-row table:style-name="ro19">
          <table:table-cell table:style-name="ce4" office:value-type="float" office:value="102">
            <text:p>102</text:p>
          </table:table-cell>
          <table:table-cell table:style-name="ce18" office:value-type="string">
            <text:p>Hà Nội xử phát 3 trường hợp vận chuyển trái phép ĐVHD</text:p>
          </table:table-cell>
          <table:table-cell table:style-name="ce36" office:value-type="string">
            <text:p><text:a xlink:href="http://baodientu.chinhphu.vn/hoat-dong-dia-phuong/ha-noi-xu-phat-3-truong-hop-van-chuyen-trai-phep-dong-vat-hoang-da/179715.vgp">http://baodientu.chinhphu.vn/hoat-dong-dia-phuong/ha-noi-xu-phat-3-truong-hop-van-chuyen-trai-phep-dong-vat-hoang-da/179715.vgp</text:a></text:p>
          </table:table-cell>
          <table:table-cell table:style-name="ce54" office:value-type="string">
            <text:p>29/8/2013</text:p>
          </table:table-cell>
          <table:table-cell table:style-name="ce61" office:value-type="string">
            <text:p>Vận chuyển</text:p>
          </table:table-cell>
          <table:table-cell table:style-name="ce61" office:value-type="string">
            <text:p>Tê tê</text:p>
          </table:table-cell>
          <table:table-cell table:style-name="ce61" office:value-type="string">
            <text:p>24 cá thể <text:s/></text:p>
          </table:table-cell>
          <table:table-cell table:style-name="ce12" table:number-columns-repeated="2"/>
          <table:table-cell table:style-name="ce61" table:number-columns-repeated="2"/>
          <table:table-cell table:style-name="ce61" office:value-type="string">
            <text:p>Đã xử lý vi phạm</text:p>
          </table:table-cell>
          <table:table-cell table:number-columns-repeated="1012"/>
        </table:table-row>
        <table:table-row table:style-name="ro15">
          <table:table-cell table:style-name="ce4" office:value-type="float" office:value="103">
            <text:p>103</text:p>
          </table:table-cell>
          <table:table-cell table:style-name="ce14" office:value-type="string">
            <text:p>Bắt giữ 100kg thú rừng trên xe taxi</text:p>
          </table:table-cell>
          <table:table-cell table:style-name="ce34" office:value-type="string">
            <text:p><text:a xlink:href="http://phunuonline.com.vn/xa-hoi/phap-luat/bat-giu-100-kg-thu-rung-tren-xe-taxi/a100799.html">http://phunuonline.com.vn/xa-hoi/phap-luat/bat-giu-100-kg-thu-rung-tren-xe-taxi/a100799.html</text:a></text:p>
          </table:table-cell>
          <table:table-cell table:style-name="ce53" office:value-type="string">
            <text:p>27/8/2013</text:p>
          </table:table-cell>
          <table:table-cell table:style-name="ce22" office:value-type="string">
            <text:p>Vận chuyển</text:p>
          </table:table-cell>
          <table:table-cell table:style-name="ce22" office:value-type="string">
            <text:p>Rắn hổ chúa, chồn hương, </text:p>
            <text:p>rùa, kỳ đà…..Rắn hổ chúa, chồn hương, </text:p>
            <text:p>rùa, kỳ đà…..Rắn hổ chúa, chồn hương, </text:p>
            <text:p>rùa, kỳ đà…..Rắn hổ chúa, chồn hương, </text:p>
            <text:p>rùa, kỳ đà…..Rắn hổ chúa, chồn hương, </text:p>
            <text:p>rùa, kỳ đà…..Rắn hổ chúa, chồn hương, </text:p>
            <text:p>rùa, kỳ đà…..Rắn hổ chúa, chồn hương, </text:p>
            <text:p>rùa, kỳ đà…..</text:p>
          </table:table-cell>
          <table:table-cell table:style-name="ce22" office:value-type="string">
            <text:p>100 kg</text:p>
          </table:table-cell>
          <table:table-cell table:style-name="ce9" office:value-type="string">
            <text:p>CS kinh tế và CA huyện Đức Cơ - Gia Lai</text:p>
          </table:table-cell>
          <table:table-cell table:style-name="ce9" office:value-type="string">
            <text:p>Huyện Đức Cơ - tỉnh Gia Lai</text:p>
          </table:table-cell>
          <table:table-cell table:style-name="ce22" office:value-type="string">
            <text:p>Không rõ</text:p>
          </table:table-cell>
          <table:table-cell table:style-name="ce22" office:value-type="string">
            <text:p>TP Pleiku</text:p>
          </table:table-cell>
          <table:table-cell table:style-name="ce22"/>
          <table:table-cell table:number-columns-repeated="1012"/>
        </table:table-row>
        <table:table-row table:style-name="ro19">
          <table:table-cell table:style-name="ce4" office:value-type="float" office:value="104">
            <text:p>104</text:p>
          </table:table-cell>
          <table:table-cell table:style-name="ce14" office:value-type="string">
            <text:p>Tháng 8: Hải quan Quảng Ninh phát hiện và bắt giữ 27 vụ buôn lậu</text:p>
          </table:table-cell>
          <table:table-cell table:style-name="ce34" office:value-type="string">
            <text:p><text:a xlink:href="http://tapchitaichinh.vn/su-kien-tai-chinh/thang-8-hai-quan-quang-ninh-phat-hien-bat-giu-27-vu-buon-lau/30319.tctc">http://tapchitaichinh.vn/su-kien-tai-chinh/thang-8-hai-quan-quang-ninh-phat-hien-bat-giu-27-vu-buon-lau/30319.tctc</text:a></text:p>
          </table:table-cell>
          <table:table-cell table:style-name="ce53" office:value-type="string">
            <text:p>29/8/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47">
          <table:table-cell table:style-name="ce4" office:value-type="float" office:value="105">
            <text:p>105</text:p>
          </table:table-cell>
          <table:table-cell table:style-name="ce18" office:value-type="string">
            <text:p>Xử lý vụ nhập trái phép gần 2,5 tấn ngà voi</text:p>
          </table:table-cell>
          <table:table-cell table:style-name="ce36" office:value-type="string">
            <text:p><text:a xlink:href="http://www.cand.com.vn/vi-VN/kinhte/2013/8/207832.cand">http://www.cand.com.vn/vi-VN/kinhte/2013/8/207832.cand</text:a></text:p>
          </table:table-cell>
          <table:table-cell table:style-name="ce54" office:value-type="string">
            <text:p>30/8/2013</text:p>
          </table:table-cell>
          <table:table-cell table:style-name="ce61" office:value-type="string">
            <text:p>Buôn bán</text:p>
          </table:table-cell>
          <table:table-cell table:style-name="ce61" office:value-type="string">
            <text:p>Ngà voi</text:p>
          </table:table-cell>
          <table:table-cell table:style-name="ce61" office:value-type="string">
            <text:p>2,5 tấn</text:p>
          </table:table-cell>
          <table:table-cell table:style-name="ce12" office:value-type="string">
            <text:p>Hải quan cửa khẩu Cảng Sài Gòn</text:p>
          </table:table-cell>
          <table:table-cell table:style-name="ce12"/>
          <table:table-cell table:style-name="ce61" table:number-columns-repeated="2"/>
          <table:table-cell table:style-name="ce61" office:value-type="string">
            <text:p>Kết quả xử lý vi phạm vụ 93</text:p>
          </table:table-cell>
          <table:table-cell table:number-columns-repeated="1012"/>
        </table:table-row>
        <table:table-row table:style-name="ro29">
          <table:table-cell table:style-name="ce4" office:value-type="float" office:value="106">
            <text:p>106</text:p>
          </table:table-cell>
          <table:table-cell table:style-name="ce13" office:value-type="string">
            <text:p>Bắt ô tô chở hơn 100 con tê tê vàng</text:p>
          </table:table-cell>
          <table:table-cell table:style-name="ce38" office:value-type="string">
            <text:p><text:a xlink:href="http://baotintuc.vn/phap-luat/bat-o-to-cho-hon-100-con-te-te-vang-20130830174227520.htm">http://baotintuc.vn/phap-luat/bat-o-to-cho-hon-100-con-te-te-vang-20130830174227520.htm</text:a></text:p>
          </table:table-cell>
          <table:table-cell table:style-name="ce57" office:value-type="string">
            <text:p>30/8/2013</text:p>
          </table:table-cell>
          <table:table-cell table:style-name="ce22" office:value-type="string">
            <text:p>Vận chuyển</text:p>
          </table:table-cell>
          <table:table-cell table:style-name="ce65" office:value-type="string">
            <text:p>Tê tê</text:p>
          </table:table-cell>
          <table:table-cell table:style-name="ce22" office:value-type="string">
            <text:p>100 cá thế (233 kg)</text:p>
          </table:table-cell>
          <table:table-cell table:style-name="ce9" office:value-type="string">
            <text:p>CSKT tỉnh Hưng Yên</text:p>
          </table:table-cell>
          <table:table-cell table:style-name="ce9" office:value-type="string">
            <text:p>Tp Hưng Yên - tỉnh Hưng Yên</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107">
            <text:p>107</text:p>
          </table:table-cell>
          <table:table-cell table:style-name="ce14" office:value-type="string">
            <text:p>ĐVHD bán tràn lan trên phố</text:p>
          </table:table-cell>
          <table:table-cell table:style-name="ce35" office:value-type="string">
            <text:p><text:a xlink:href="http://www.congan.com.vn/?catid=681&amp;id=502316&amp;mod=detnews&amp;p=">http://www.congan.com.vn/?catid=681&amp;id=502316&amp;mod=detnews&amp;p=</text:a></text:p>
          </table:table-cell>
          <table:table-cell table:style-name="ce53" office:value-type="string">
            <text:p>31/8/2013</text:p>
          </table:table-cell>
          <table:table-cell table:style-name="ce66" office:value-type="string">
            <text:p>Buôn bán</text:p>
          </table:table-cell>
          <table:table-cell table:style-name="ce22" office:value-type="string">
            <text:p>rắn, chim</text:p>
          </table:table-cell>
          <table:table-cell table:style-name="ce22"/>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08">
            <text:p>108</text:p>
          </table:table-cell>
          <table:table-cell table:style-name="ce14" office:value-type="string">
            <text:p>Đề nghị truy tố đối tượng vận chuyển ngà voi </text:p>
          </table:table-cell>
          <table:table-cell table:style-name="ce34" office:value-type="string">
            <text:p><text:a xlink:href="http://www.tienphong.vn/phap-luat/644614/de-nghi-truy-to-doi-tuong-van-chuyen-nga-voi-tpp.html">http://www.tienphong.vn/phap-luat/644614/de-nghi-truy-to-doi-tuong-van-chuyen-nga-voi-tpp.html</text:a></text:p>
          </table:table-cell>
          <table:table-cell table:style-name="ce58" office:value-type="date" office:date-value="2013-09-05">
            <text:p>9/5/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09">
            <text:p>109</text:p>
          </table:table-cell>
          <table:table-cell table:style-name="ce14" office:value-type="string">
            <text:p>Hải quan Hà Tĩnh thu giữ hơn 71 cá thể rùa đá</text:p>
          </table:table-cell>
          <table:table-cell table:style-name="ce35" office:value-type="string">
            <text:p><text:a xlink:href="http://www.baohaiquan.vn/pages/hai-quan-ha-tinh-bat-giu-hon-71-ca-the-rua-da.aspx">http://www.baohaiquan.vn/pages/hai-quan-ha-tinh-bat-giu-hon-71-ca-the-rua-da.aspx</text:a></text:p>
          </table:table-cell>
          <table:table-cell table:style-name="ce53" office:value-type="float" office:value="41522">
            <text:p>5/9/2013</text:p>
          </table:table-cell>
          <table:table-cell table:style-name="ce22" office:value-type="string">
            <text:p>Vận chuyển</text:p>
          </table:table-cell>
          <table:table-cell table:style-name="ce22" office:value-type="string">
            <text:p>Rùa</text:p>
          </table:table-cell>
          <table:table-cell table:style-name="ce22" office:value-type="string">
            <text:p>71 cá thể rùa đá (45 kg)</text:p>
          </table:table-cell>
          <table:table-cell table:style-name="ce9" office:value-type="string">
            <text:p>Hải quan Hà Tĩnh</text:p>
          </table:table-cell>
          <table:table-cell table:style-name="ce9" office:value-type="string">
            <text:p>Cửa khẩu Cầu Treo - tỉnh Hà Tĩnh</text:p>
          </table:table-cell>
          <table:table-cell table:number-columns-repeated="2" table:style-name="ce22" office:value-type="string">
            <text:p>Không rõ</text:p>
          </table:table-cell>
          <table:table-cell table:style-name="ce22"/>
          <table:table-cell table:number-columns-repeated="1012"/>
        </table:table-row>
        <table:table-row table:style-name="ro21">
          <table:table-cell table:style-name="ce4" office:value-type="float" office:value="110">
            <text:p>110</text:p>
          </table:table-cell>
          <table:table-cell table:style-name="ce14" office:value-type="string">
            <text:p>Thu giữ hơn 600 cá thể và sản phẩm động vật quý hiếm</text:p>
          </table:table-cell>
          <table:table-cell table:style-name="ce34" office:value-type="string">
            <text:p><text:a xlink:href="http://tuoitre.vn/chinh-tri-xa-hoi/568562/thu-giu-hon-600-ca-the-va-san-pham-dong-vat-quy-hiem.html">http://tuoitre.vn/chinh-tri-xa-hoi/568562/thu-giu-hon-600-ca-the-va-san-pham-dong-vat-quy-hiem.html</text:a></text:p>
          </table:table-cell>
          <table:table-cell table:style-name="ce53" office:value-type="float" office:value="41529">
            <text:p>12/9/2013</text:p>
          </table:table-cell>
          <table:table-cell table:style-name="ce22" office:value-type="string">
            <text:p>Tàng trữ, tiêu thụ</text:p>
          </table:table-cell>
          <table:table-cell table:style-name="ce22" office:value-type="string">
            <text:p>Mèo rừng, rắn hổ mang chúa, voọc, báo gấm…, khỉ, chồn, sừng bò tót, vượn, rắn cạp nong</text:p>
          </table:table-cell>
          <table:table-cell table:style-name="ce22" office:value-type="string">
            <text:p>Hơn 500 cá thể và sản phẩm (13 con vọc chà vá chân đen, cầy hương, 7 con mèo rừng, 11 con sóc côn đảo, 5 con vượn má vàng, 5 con sóc bay… )</text:p>
          </table:table-cell>
          <table:table-cell table:style-name="ce9" office:value-type="string">
            <text:p>Cục CSMT phối hợp với Công an tỉnh Đắc Nông</text:p>
          </table:table-cell>
          <table:table-cell table:style-name="ce9" office:value-type="string">
            <text:p>Thị trấn Đức An, huyện Đắk Song, tỉnh Đắk Nông</text:p>
          </table:table-cell>
          <table:table-cell table:number-columns-repeated="2" table:style-name="ce22" office:value-type="string">
            <text:p>Không rõ</text:p>
          </table:table-cell>
          <table:table-cell table:style-name="ce22"/>
          <table:table-cell table:number-columns-repeated="1012"/>
        </table:table-row>
        <table:table-row table:style-name="ro15">
          <table:table-cell table:style-name="ce4" office:value-type="float" office:value="111">
            <text:p>111</text:p>
          </table:table-cell>
          <table:table-cell table:style-name="ce14" office:value-type="string">
            <text:p>Vận chuyển 59 cá thể rắn hổ mang chúa trên xe 16 chỗ</text:p>
          </table:table-cell>
          <table:table-cell table:style-name="ce34" office:value-type="string">
            <text:p><text:a xlink:href="http://cand.com.vn/vi-vn/kinhte/2013/9/209398.cand">http://cand.com.vn/vi-vn/kinhte/2013/9/209398.cand</text:a></text:p>
          </table:table-cell>
          <table:table-cell table:style-name="ce53" office:value-type="float" office:value="41534">
            <text:p>17/9/2013</text:p>
          </table:table-cell>
          <table:table-cell table:style-name="ce22" office:value-type="string">
            <text:p>Vận chuyển</text:p>
          </table:table-cell>
          <table:table-cell table:style-name="ce22" office:value-type="string">
            <text:p>Rắn hổ mang chúa</text:p>
          </table:table-cell>
          <table:table-cell table:style-name="ce22" office:value-type="string">
            <text:p>59 cá thể</text:p>
          </table:table-cell>
          <table:table-cell table:style-name="ce9" office:value-type="string">
            <text:p>Cục CSMT phối hợp với đội Kiểm lâm </text:p>
            <text:p>cơ động tỉnh Hải DươngCục CSMT phối hợp với đội Kiểm lâm </text:p>
            <text:p>cơ động tỉnh Hải DươngCục CSMT phối hợp với đội Kiểm lâm </text:p>
            <text:p>cơ động tỉnh Hải DươngCục CSMT phối hợp với đội Kiểm lâm </text:p>
            <text:p>cơ động tỉnh Hải DươngCục CSMT phối hợp với đội Kiểm lâm </text:p>
            <text:p>cơ động tỉnh Hải DươngCục CSMT phối hợp với đội Kiểm lâm </text:p>
            <text:p>cơ động tỉnh Hải DươngCục CSMT phối hợp với đội Kiểm lâm </text:p>
            <text:p>cơ động tỉnh Hải Dương</text:p>
          </table:table-cell>
          <table:table-cell table:style-name="ce9" office:value-type="string">
            <text:p>Hải Dương</text:p>
          </table:table-cell>
          <table:table-cell table:style-name="ce22" office:value-type="string">
            <text:p>Bắc Ninh</text:p>
          </table:table-cell>
          <table:table-cell table:style-name="ce22" office:value-type="string">
            <text:p>Quảng Ninh</text:p>
          </table:table-cell>
          <table:table-cell table:style-name="ce22"/>
          <table:table-cell table:number-columns-repeated="1012"/>
        </table:table-row>
        <table:table-row table:style-name="ro29">
          <table:table-cell table:style-name="ce4" office:value-type="float" office:value="112">
            <text:p>112</text:p>
          </table:table-cell>
          <table:table-cell table:style-name="ce14" office:value-type="string">
            <text:p>Người Việt bị bắt vì buôn lậu 20kg sừng tê giác</text:p>
          </table:table-cell>
          <table:table-cell table:style-name="ce34" office:value-type="string">
            <text:p><text:a xlink:href="http://baodatviet.vn/chinh-tri-xa-hoi/tin-tuc-thoi-su/nguoi-viet-lai-bi-bat-vi-buon-lau-20kg-sung-te-giac-2355191/">http://baodatviet.vn/chinh-tri-xa-hoi/tin-tuc-thoi-su/nguoi-viet-lai-bi-bat-vi-buon-lau-20kg-sung-te-giac-2355191/</text:a></text:p>
          </table:table-cell>
          <table:table-cell table:style-name="ce53" office:value-type="float" office:value="41536">
            <text:p>19/9/2013</text:p>
          </table:table-cell>
          <table:table-cell table:style-name="ce22" office:value-type="string">
            <text:p>Vận chuyển</text:p>
          </table:table-cell>
          <table:table-cell table:style-name="ce22" office:value-type="string">
            <text:p>Sừng tê giác</text:p>
          </table:table-cell>
          <table:table-cell table:style-name="ce22" office:value-type="string">
            <text:p>20 kg</text:p>
          </table:table-cell>
          <table:table-cell table:style-name="ce9" office:value-type="string">
            <text:p>Hải quan Kenya</text:p>
          </table:table-cell>
          <table:table-cell table:style-name="ce9" office:value-type="string">
            <text:p>Sân bay quốc tế Jomo Kenyatta - Kenya</text:p>
          </table:table-cell>
          <table:table-cell table:style-name="ce22" office:value-type="string">
            <text:p>Kenya</text:p>
          </table:table-cell>
          <table:table-cell table:style-name="ce22" table:number-columns-repeated="2"/>
          <table:table-cell table:number-columns-repeated="1012"/>
        </table:table-row>
        <table:table-row table:style-name="ro7">
          <table:table-cell table:style-name="ce4" office:value-type="float" office:value="113">
            <text:p>113</text:p>
          </table:table-cell>
          <table:table-cell table:style-name="ce14" office:value-type="string">
            <text:p>Sóc Trăng: bắt vụ vận chuyển da cá sấu khủng</text:p>
          </table:table-cell>
          <table:table-cell table:style-name="ce34" office:value-type="string">
            <text:p><text:a xlink:href="http://laodong.com.vn/phap-luat/soc-trang-bat-vu-van-chuyen-da-ca-sau-khung/138780.bld">http://laodong.com.vn/phap-luat/soc-trang-bat-vu-van-chuyen-da-ca-sau-khung/138780.bld</text:a></text:p>
          </table:table-cell>
          <table:table-cell table:style-name="ce53" office:value-type="float" office:value="41536">
            <text:p>19/9/2013</text:p>
          </table:table-cell>
          <table:table-cell table:style-name="ce22" office:value-type="string">
            <text:p>Vận chuyển</text:p>
          </table:table-cell>
          <table:table-cell table:style-name="ce22" office:value-type="string">
            <text:p>Da cá sâu</text:p>
          </table:table-cell>
          <table:table-cell table:style-name="ce22" office:value-type="string">
            <text:p>316 bộ da cá sấu, ngoài ra còn có 112 con cá sấu nhỏ nguyên con (đã chết)</text:p>
          </table:table-cell>
          <table:table-cell table:style-name="ce9" office:value-type="string">
            <text:p>Liên ngành CSGT, Cảnh sát môi trường </text:p>
            <text:p>và Chi cục Kiểm lâm tỉnh Sóc TrăngLiên ngành CSGT, Cảnh sát môi trường </text:p>
            <text:p>và Chi cục Kiểm lâm tỉnh Sóc TrăngLiên ngành CSGT, Cảnh sát môi trường </text:p>
            <text:p>và Chi cục Kiểm lâm tỉnh Sóc TrăngLiên ngành CSGT, Cảnh sát môi trường </text:p>
            <text:p>và Chi cục Kiểm lâm tỉnh Sóc TrăngLiên ngành CSGT, Cảnh sát môi trường </text:p>
            <text:p>và Chi cục Kiểm lâm tỉnh Sóc TrăngLiên ngành CSGT, Cảnh sát môi trường </text:p>
            <text:p>và Chi cục Kiểm lâm tỉnh Sóc Trăng</text:p>
          </table:table-cell>
          <table:table-cell table:style-name="ce9" office:value-type="string">
            <text:p>TP Sóc Trăng - tỉnh Sóc Trăng</text:p>
          </table:table-cell>
          <table:table-cell table:style-name="ce22" office:value-type="string">
            <text:p>Mỹ Xuyên - Sóc Trăng</text:p>
          </table:table-cell>
          <table:table-cell table:style-name="ce22" office:value-type="string">
            <text:p>TP HCM</text:p>
          </table:table-cell>
          <table:table-cell table:style-name="ce22"/>
          <table:table-cell table:number-columns-repeated="1012"/>
        </table:table-row>
        <table:table-row table:style-name="ro29">
          <table:table-cell table:style-name="ce4" office:value-type="float" office:value="114">
            <text:p>114</text:p>
          </table:table-cell>
          <table:table-cell table:style-name="ce14" office:value-type="string">
            <text:p>ĐVHD thành hàng chợ</text:p>
          </table:table-cell>
          <table:table-cell table:style-name="ce40" office:value-type="string">
            <text:p><text:a xlink:href="http://sggp.org.vn/nhipcaubandoc/2013/9/328517/">http://sggp.org.vn/nhipcaubandoc/2013/9/328517/</text:a></text:p>
          </table:table-cell>
          <table:table-cell table:style-name="ce53" office:value-type="float" office:value="41538">
            <text:p>21/9/2013</text:p>
          </table:table-cell>
          <table:table-cell table:style-name="ce22" office:value-type="string">
            <text:p>Buôn bán</text:p>
          </table:table-cell>
          <table:table-cell table:style-name="ce22" table:number-columns-repeated="2"/>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15">
            <text:p>115</text:p>
          </table:table-cell>
          <table:table-cell table:style-name="ce14" office:value-type="string">
            <text:p>Bị bắt khi đang vận chuyển 120 con cá sấu non ướp đá</text:p>
          </table:table-cell>
          <table:table-cell table:style-name="ce35" office:value-type="string">
            <text:p><text:a xlink:href="http://www.nguoiduatin.vn/lo-dien-mot-dau-nau-van-chuyen-da-ca-sau-ca-sau-non-lon-nhat-mien-tay-a104777.html">http://www.nguoiduatin.vn/lo-dien-mot-dau-nau-van-chuyen-da-ca-sau-ca-sau-non-lon-nhat-mien-tay-a104777.html</text:a></text:p>
          </table:table-cell>
          <table:table-cell table:style-name="ce53" office:value-type="float" office:value="41541">
            <text:p>24/9/2013</text:p>
          </table:table-cell>
          <table:table-cell table:style-name="ce22" office:value-type="string">
            <text:p>Vận chuyển</text:p>
          </table:table-cell>
          <table:table-cell table:style-name="ce22" office:value-type="string">
            <text:p>Cá sấu</text:p>
          </table:table-cell>
          <table:table-cell table:style-name="ce22" office:value-type="string">
            <text:p>120 cá thể</text:p>
          </table:table-cell>
          <table:table-cell table:style-name="ce9" table:number-columns-repeated="2"/>
          <table:table-cell table:style-name="ce22" table:number-columns-repeated="3"/>
          <table:table-cell table:number-columns-repeated="1012"/>
        </table:table-row>
        <table:table-row table:style-name="ro48">
          <table:table-cell table:style-name="ce4" office:value-type="float" office:value="116">
            <text:p>116</text:p>
          </table:table-cell>
          <table:table-cell table:style-name="ce14" office:value-type="string">
            <text:p>Thu giữ số lượng lớn ĐVHD nuôi nhốt trái phép</text:p>
          </table:table-cell>
          <table:table-cell table:style-name="ce34" office:value-type="string">
            <text:p><text:a xlink:href="http://www.baokhanhhoa.com.vn/phap-luat/201309/don-bien-phong-van-hung-van-ninh-khanh-hoa-thu-giu-so-luong-lon-dong-vat-hoang-da-nuoi-nhot-trai-phep-2264803/">http://www.baokhanhhoa.com.vn/phap-luat/201309/don-bien-phong-van-hung-van-ninh-khanh-hoa-thu-giu-so-luong-lon-dong-vat-hoang-da-nuoi-nhot-trai-phep-2264803/</text:a></text:p>
          </table:table-cell>
          <table:table-cell table:style-name="ce53" office:value-type="float" office:value="41542">
            <text:p>25/9/2013</text:p>
          </table:table-cell>
          <table:table-cell table:style-name="ce22" office:value-type="string">
            <text:p>Nuôi nhốt</text:p>
          </table:table-cell>
          <table:table-cell table:style-name="ce22" office:value-type="string">
            <text:p>Rắn</text:p>
          </table:table-cell>
          <table:table-cell table:style-name="ce22" office:value-type="string">
            <text:p>40 lồng nhựa với nhiều loại rắn</text:p>
          </table:table-cell>
          <table:table-cell table:style-name="ce9" office:value-type="string">
            <text:p>Đồn Biên phòng Vạn Hưng - Bộ đội Biên phòng Khánh</text:p>
            <text:p>HòaĐồn Biên phòng Vạn Hưng - Bộ đội Biên phòng Khánh</text:p>
            <text:p>HòaĐồn Biên phòng Vạn Hưng - Bộ đội Biên phòng Khánh</text:p>
            <text:p>HòaĐồn Biên phòng Vạn Hưng - Bộ đội Biên phòng Khánh</text:p>
            <text:p>HòaĐồn Biên phòng Vạn Hưng - Bộ đội Biên phòng Khánh</text:p>
            <text:p>HòaĐồn Biên phòng Vạn Hưng - Bộ đội Biên phòng Khánh</text:p>
            <text:p>Hòa</text:p>
          </table:table-cell>
          <table:table-cell table:style-name="ce9" office:value-type="string">
            <text:p>Xã Vạn Hưng - huyện Vạn Ninh - Khánh Hòa</text:p>
          </table:table-cell>
          <table:table-cell table:number-columns-repeated="2" table:style-name="ce22" office:value-type="string">
            <text:p>Không rõ</text:p>
          </table:table-cell>
          <table:table-cell table:style-name="ce22"/>
          <table:table-cell table:number-columns-repeated="1012"/>
        </table:table-row>
        <table:table-row table:style-name="ro29">
          <table:table-cell table:style-name="ce4" office:value-type="float" office:value="117">
            <text:p>117</text:p>
          </table:table-cell>
          <table:table-cell table:style-name="ce14" office:value-type="string">
            <text:p>Chặn đứng vụ xuất lậu 44 cá thể tê tê</text:p>
          </table:table-cell>
          <table:table-cell table:style-name="ce41" office:value-type="string">
            <text:p><text:a xlink:href="http://www.baohaiquan.vn/pages/chan-dung-vu-xuat-lau-44-ca-the-te-te.aspx">http://www.baohaiquan.vn/pages/chan-dung-vu-xuat-lau-44-ca-the-te-te.aspx</text:a></text:p>
          </table:table-cell>
          <table:table-cell table:style-name="ce53" office:value-type="float" office:value="41548">
            <text:p>1/10/2013</text:p>
          </table:table-cell>
          <table:table-cell table:style-name="ce22" office:value-type="string">
            <text:p>Buôn bán, vận chuyển</text:p>
          </table:table-cell>
          <table:table-cell table:style-name="ce22" office:value-type="string">
            <text:p>Tê tê</text:p>
          </table:table-cell>
          <table:table-cell table:style-name="ce22" office:value-type="string">
            <text:p>44 cá thể (261 kg)</text:p>
          </table:table-cell>
          <table:table-cell table:style-name="ce9" office:value-type="string">
            <text:p>Hải quan Quảng Ninh</text:p>
          </table:table-cell>
          <table:table-cell table:style-name="ce9" office:value-type="string">
            <text:p>Bến tàu Dân Tiến - Quảng Ninh</text:p>
          </table:table-cell>
          <table:table-cell table:number-columns-repeated="2" table:style-name="ce22" office:value-type="string">
            <text:p>Không rõ</text:p>
          </table:table-cell>
          <table:table-cell table:style-name="ce22"/>
          <table:table-cell table:number-columns-repeated="1012"/>
        </table:table-row>
        <table:table-row table:style-name="ro1">
          <table:table-cell table:style-name="ce4" office:value-type="float" office:value="118">
            <text:p>118</text:p>
          </table:table-cell>
          <table:table-cell table:style-name="ce14" office:value-type="string">
            <text:p>Xử lý hình sự nếu buôn lậu từ 0,5 kg sừng tê giác hoặc 5kg ngà voi</text:p>
          </table:table-cell>
          <table:table-cell table:style-name="ce34" office:value-type="string">
            <text:p><text:a xlink:href="http://cand.com.vn/vi-vn/kinhte/2013/10/210725.cand">http://cand.com.vn/vi-vn/kinhte/2013/10/210725.cand</text:a></text:p>
          </table:table-cell>
          <table:table-cell table:style-name="ce53" office:value-type="float" office:value="41549">
            <text:p>2/10/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19">
            <text:p>119</text:p>
          </table:table-cell>
          <table:table-cell table:style-name="ce14" office:value-type="string">
            <text:p>Hải Phòng: Phát hiện vụ vận chuyển ngà voi với số lượng lớn</text:p>
          </table:table-cell>
          <table:table-cell table:style-name="ce40" office:value-type="string">
            <text:p><text:a xlink:href="http://www.baohaiquan.vn/pages/hai-quan-hai-phong-phat-hien-vu-van-chuyen-nga-voi-voi-so-luong-lon.aspx">http://www.baohaiquan.vn/pages/hai-quan-hai-phong-phat-hien-vu-van-chuyen-nga-voi-voi-so-luong-lon.aspx</text:a></text:p>
          </table:table-cell>
          <table:table-cell table:style-name="ce53" office:value-type="float" office:value="41555">
            <text:p>8/10/2013</text:p>
          </table:table-cell>
          <table:table-cell table:style-name="ce22" office:value-type="string">
            <text:p>Buôn bán, vận chuyển</text:p>
          </table:table-cell>
          <table:table-cell table:style-name="ce22" office:value-type="string">
            <text:p>Ngà voi, mai đồi mồi</text:p>
          </table:table-cell>
          <table:table-cell table:style-name="ce22" office:value-type="string">
            <text:p>Tổng trọng lượng trên 2 tấn</text:p>
          </table:table-cell>
          <table:table-cell table:style-name="ce9" office:value-type="string">
            <text:p>Hải quan Hải Phòng</text:p>
          </table:table-cell>
          <table:table-cell table:style-name="ce9" office:value-type="string">
            <text:p>Cảng Hải Phòng</text:p>
          </table:table-cell>
          <table:table-cell table:number-columns-repeated="2" table:style-name="ce22" office:value-type="string">
            <text:p>Không rõ</text:p>
          </table:table-cell>
          <table:table-cell table:style-name="ce22"/>
          <table:table-cell table:number-columns-repeated="1012"/>
        </table:table-row>
        <table:table-row table:style-name="ro49">
          <table:table-cell table:style-name="ce4" office:value-type="float" office:value="120">
            <text:p>120</text:p>
          </table:table-cell>
          <table:table-cell table:style-name="ce14" office:value-type="string">
            <text:p>Bắt hai đối tượng buôn bán DVHD</text:p>
          </table:table-cell>
          <table:table-cell table:style-name="ce35" office:value-type="string">
            <text:p><text:a xlink:href="http://www.baomoi.com/Bat-hai-doi-tuong-mua-ban-dong-vat-hoang-da/104/12149623.epi">http://www.baomoi.com/Bat-hai-doi-tuong-mua-ban-dong-vat-hoang-da/104/12149623.epi</text:a></text:p>
          </table:table-cell>
          <table:table-cell table:style-name="ce53" office:value-type="float" office:value="41558">
            <text:p>11/10/2013</text:p>
          </table:table-cell>
          <table:table-cell table:style-name="ce22" office:value-type="string">
            <text:p>Buôn bán</text:p>
          </table:table-cell>
          <table:table-cell table:style-name="ce22" office:value-type="string">
            <text:p>Xương gấu, chân tay gấu, hổ, mật </text:p>
            <text:p>gấu, hươu sao, thú họ mèo, gấuXương gấu, chân tay gấu, hổ, mật </text:p>
            <text:p>gấu, hươu sao, thú họ mèo, gấuXương gấu, chân tay gấu, hổ, mật </text:p>
            <text:p>gấu, hươu sao, thú họ mèo, gấuXương gấu, chân tay gấu, hổ, mật </text:p>
            <text:p>gấu, hươu sao, thú họ mèo, gấuXương gấu, chân tay gấu, hổ, mật </text:p>
            <text:p>gấu, hươu sao, thú họ mèo, gấuXương gấu, chân tay gấu, hổ, mật </text:p>
            <text:p>gấu, hươu sao, thú họ mèo, gấu</text:p>
          </table:table-cell>
          <table:table-cell table:style-name="ce22" office:value-type="string">
            <text:p>Hai cá thể hình dáng giống hổ đã chết nặng</text:p>
            <text:p><text:s/>13kg và 5kg, 6 chân gấu, 60 lọ mật gấu, hai cá thể hươu sao, 8 cá thể họ mèo, 1 cá thể gấu, 35kg chân gấuHai cá thể hình dáng giống hổ đã chết nặng</text:p>
            <text:p><text:s/>13kg và 5kg, 6 chân gấu, 60 lọ mật gấu, hai cá thể hươu sao, 8 cá thể họ mèo, 1 cá thể gấu, 35kg chân gấuHai cá thể hình dáng giống hổ đã chết nặng</text:p>
            <text:p><text:s/>13kg và 5kg, 6 chân gấu, 60 lọ mật gấu, hai cá thể hươu sao, 8 cá thể họ mèo, 1 cá thể gấu, 35kg chân gấuHai cá thể hình dáng giống hổ đã chết nặng</text:p>
            <text:p><text:s/>13kg và 5kg, 6 chân gấu, 60 lọ mật gấu, hai cá thể hươu sao, 8 cá thể họ mèo, 1 cá thể gấu, 35kg chân gấuHai cá thể hình dáng giống hổ đã chết nặng</text:p>
            <text:p><text:s/>13kg và 5kg, 6 chân gấu, 60 lọ mật gấu, hai cá thể hươu sao, 8 cá thể họ mèo, 1 cá thể gấu, 35kg chân gấuHai cá thể hình dáng giống hổ đã chết nặng</text:p>
            <text:p><text:s/>13kg và 5kg, 6 chân gấu, 60 lọ mật gấu, hai cá thể hươu sao, 8 cá thể họ mèo, 1 cá thể gấu, 35kg chân gấu</text:p>
          </table:table-cell>
          <table:table-cell table:style-name="ce9" office:value-type="string">
            <text:p>CSPCTP về MT Công an TPHCM</text:p>
          </table:table-cell>
          <table:table-cell table:style-name="ce9" office:value-type="string">
            <text:p>Quận 12 - TPHCM</text:p>
          </table:table-cell>
          <table:table-cell table:style-name="ce22" office:value-type="string">
            <text:p>TP HCM</text:p>
          </table:table-cell>
          <table:table-cell table:style-name="ce22" office:value-type="string">
            <text:p>Không rõ</text:p>
          </table:table-cell>
          <table:table-cell table:style-name="ce22"/>
          <table:table-cell table:number-columns-repeated="1012"/>
        </table:table-row>
        <table:table-row table:style-name="ro48">
          <table:table-cell table:style-name="ce4" office:value-type="float" office:value="121">
            <text:p>121</text:p>
          </table:table-cell>
          <table:table-cell table:style-name="ce21" office:value-type="string">
            <text:p>Xem ngày tốt bán mèo rừng</text:p>
          </table:table-cell>
          <table:table-cell table:style-name="ce38" office:value-type="string">
            <text:p><text:a xlink:href="http://www.anninhthudo.vn/Xa-hoi/Xem-ngay-tot-chot-ban-meo-rung/519538.antd">http://www.anninhthudo.vn/Xa-hoi/Xem-ngay-tot-chot-ban-meo-rung/519538.antd</text:a></text:p>
          </table:table-cell>
          <table:table-cell table:style-name="ce59" office:value-type="float" office:value="41558">
            <text:p>11/10/2013</text:p>
          </table:table-cell>
          <table:table-cell table:style-name="ce22" office:value-type="string">
            <text:p>Buôn bán</text:p>
          </table:table-cell>
          <table:table-cell table:style-name="ce22" office:value-type="string">
            <text:p>Mèo rừng</text:p>
          </table:table-cell>
          <table:table-cell table:style-name="ce22" office:value-type="string">
            <text:p>2 cá thể</text:p>
          </table:table-cell>
          <table:table-cell table:style-name="ce9" office:value-type="string">
            <text:p>CSMT Công an TP Hà Nội phối hợp với công an </text:p>
            <text:p>Huyện Quốc OaiCSMT Công an TP Hà Nội phối hợp với công an </text:p>
            <text:p>Huyện Quốc OaiCSMT Công an TP Hà Nội phối hợp với công an </text:p>
            <text:p>Huyện Quốc OaiCSMT Công an TP Hà Nội phối hợp với công an </text:p>
            <text:p>Huyện Quốc OaiCSMT Công an TP Hà Nội phối hợp với công an </text:p>
            <text:p>Huyện Quốc OaiCSMT Công an TP Hà Nội phối hợp với công an </text:p>
            <text:p>Huyện Quốc Oai</text:p>
          </table:table-cell>
          <table:table-cell table:style-name="ce9" office:value-type="string">
            <text:p>Huyện Quốc Oai - Hà Nội</text:p>
          </table:table-cell>
          <table:table-cell table:number-columns-repeated="2" table:style-name="ce22" office:value-type="string">
            <text:p>Không rõ</text:p>
          </table:table-cell>
          <table:table-cell table:style-name="ce22"/>
          <table:table-cell table:number-columns-repeated="1012"/>
        </table:table-row>
        <table:table-row table:style-name="ro50">
          <table:table-cell table:style-name="ce4" office:value-type="float" office:value="122">
            <text:p>122</text:p>
          </table:table-cell>
          <table:table-cell table:style-name="ce14" office:value-type="string">
            <text:p>Bắt vụ vận chuyển ĐVHD lớn còn sống, thả luôn về rừng</text:p>
          </table:table-cell>
          <table:table-cell table:style-name="ce35" office:value-type="string">
            <text:p><text:a xlink:href="http://www.congan.com.vn/?catid=681&amp;Id=505038&amp;mod=detnews&amp;p=">http://www.congan.com.vn/?catid=681&amp;Id=505038&amp;mod=detnews&amp;p=</text:a></text:p>
          </table:table-cell>
          <table:table-cell table:style-name="ce53" office:value-type="float" office:value="41558">
            <text:p>11/10/2013</text:p>
          </table:table-cell>
          <table:table-cell table:style-name="ce22" office:value-type="string">
            <text:p>Buôn bán</text:p>
          </table:table-cell>
          <table:table-cell table:style-name="ce22" office:value-type="string">
            <text:p>Rắn</text:p>
          </table:table-cell>
          <table:table-cell table:style-name="ce72" office:value-type="string">
            <text:p>Hơn 100kg động vật hoang dã còn sống gồm:</text:p>
            <text:p><text:s/>Kỳ đà vân, rắn ráo trâu, rắn hổ mang, rắn sọc dưa Hơn 100kg động vật hoang dã còn sống gồm:</text:p>
            <text:p><text:s/>Kỳ đà vân, rắn ráo trâu, rắn hổ mang, rắn sọc dưa Hơn 100kg động vật hoang dã còn sống gồm:</text:p>
            <text:p><text:s/>Kỳ đà vân, rắn ráo trâu, rắn hổ mang, rắn sọc dưa Hơn 100kg động vật hoang dã còn sống gồm:</text:p>
            <text:p><text:s/>Kỳ đà vân, rắn ráo trâu, rắn hổ mang, rắn sọc dưa Hơn 100kg động vật hoang dã còn sống gồm:</text:p>
            <text:p><text:s/>Kỳ đà vân, rắn ráo trâu, rắn hổ mang, rắn sọc dưa Hơn 100kg động vật hoang dã còn sống gồm:</text:p>
            <text:p><text:s/>Kỳ đà vân, rắn ráo trâu, rắn hổ mang, rắn sọc dưa </text:p>
          </table:table-cell>
          <table:table-cell table:style-name="ce9" office:value-type="string">
            <text:p>CSMT, CSGT tỉnh Phú Yên</text:p>
          </table:table-cell>
          <table:table-cell table:style-name="ce9" office:value-type="string">
            <text:p>Huyện Đông Hòa - Phú Yên</text:p>
          </table:table-cell>
          <table:table-cell table:number-columns-repeated="2" table:style-name="ce22" office:value-type="string">
            <text:p>Không rõ</text:p>
          </table:table-cell>
          <table:table-cell table:style-name="ce22"/>
          <table:table-cell table:number-columns-repeated="1012"/>
        </table:table-row>
        <table:table-row table:style-name="ro25">
          <table:table-cell table:style-name="ce4" office:value-type="float" office:value="123">
            <text:p>123</text:p>
          </table:table-cell>
          <table:table-cell table:style-name="ce14" office:value-type="string">
            <text:p>Thừa Thiên Huế: Bắt giữ gần 20kg ĐVHD</text:p>
          </table:table-cell>
          <table:table-cell table:style-name="ce40" office:value-type="string">
            <text:p><text:a xlink:href="http://giaoducthoidai.vn/channel/2773/201310/thua-thien-hue-bat-giu-gan-20-kg-dong-vat-hoang-da-1973873/">http://giaoducthoidai.vn/channel/2773/201310/thua-thien-hue-bat-giu-gan-20-kg-dong-vat-hoang-da-1973873/</text:a></text:p>
          </table:table-cell>
          <table:table-cell table:style-name="ce53" office:value-type="float" office:value="41559">
            <text:p>12/10/2013</text:p>
          </table:table-cell>
          <table:table-cell table:style-name="ce22" office:value-type="string">
            <text:p>Vận chuyển</text:p>
          </table:table-cell>
          <table:table-cell table:style-name="ce65" office:value-type="string">
            <text:p>rùa sa nhân, cầy vòi hương, cầy </text:p>
            <text:p>vòi mốc, tê tê Java rùa sa nhân, cầy vòi hương, cầy </text:p>
            <text:p>vòi mốc, tê tê Java rùa sa nhân, cầy vòi hương, cầy </text:p>
            <text:p>vòi mốc, tê tê Java rùa sa nhân, cầy vòi hương, cầy </text:p>
            <text:p>vòi mốc, tê tê Java rùa sa nhân, cầy vòi hương, cầy </text:p>
            <text:p>vòi mốc, tê tê Java rùa sa nhân, cầy vòi hương, cầy </text:p>
            <text:p>vòi mốc, tê tê Java </text:p>
          </table:table-cell>
          <table:table-cell table:style-name="ce22" office:value-type="string">
            <text:p><text:s/>3 con rùa sa nhân, 1 con cầy vòi hương, hai con cầy vòi mốc (1 con đã chết), 1 con tê tê Java với tổng trọng lượng gần 20kg</text:p>
          </table:table-cell>
          <table:table-cell table:style-name="ce9" office:value-type="string">
            <text:p>CSMT tỉnh Thừa Thiên - Huế</text:p>
          </table:table-cell>
          <table:table-cell table:style-name="ce9" office:value-type="string">
            <text:p>Thị xã Hương Trà - Thừa Thiên Huế</text:p>
          </table:table-cell>
          <table:table-cell table:number-columns-repeated="2" table:style-name="ce22" office:value-type="string">
            <text:p>Không rõ</text:p>
          </table:table-cell>
          <table:table-cell table:style-name="ce22"/>
          <table:table-cell table:number-columns-repeated="1012"/>
        </table:table-row>
        <table:table-row table:style-name="ro29">
          <table:table-cell table:style-name="ce4" office:value-type="float" office:value="124">
            <text:p>124</text:p>
          </table:table-cell>
          <table:table-cell table:style-name="ce14" office:value-type="string">
            <text:p>Bắt xe chở hơn 1 tạ rắn hổ mang</text:p>
          </table:table-cell>
          <table:table-cell table:style-name="ce35" office:value-type="string">
            <text:p><text:a xlink:href="http://www.doisongphapluat.com/xa-hoi/bat-xe-cho-hon-1-ta-ran-ho-mang-chua-a4750.html">http://www.doisongphapluat.com/xa-ho
i/bat-xe-cho-hon-1-ta-ran-ho-mang-chua-a4750.htmlhttp://www.doisongphapluat.com/xa-ho
i/bat-xe-cho-hon-1-ta-ran-ho-mang-chua-a4750.htmlhttp://www.doisongphapluat.com/xa-ho
i/bat-xe-cho-hon-1-ta-ran-ho-mang-chua-a4750.htmlhttp://www.doisongphapluat.com/xa-ho
i/bat-xe-cho-hon-1-ta-ran-ho-mang-chua-a4750.htmlhttp://www.doisongphapluat.com/xa-ho
i/bat-xe-cho-hon-1-ta-ran-ho-mang-chua-a4750.htmlhttp://www.doisongphapluat.com/xa-ho
i/bat-xe-cho-hon-1-ta-ran-ho-mang-chua-a4750.html</text:a></text:p>
          </table:table-cell>
          <table:table-cell table:style-name="ce58" office:value-type="date" office:date-value="2013-10-12">
            <text:p>10/12/2013</text:p>
          </table:table-cell>
          <table:table-cell table:style-name="ce22" office:value-type="string">
            <text:p>Vận chuyển</text:p>
          </table:table-cell>
          <table:table-cell table:style-name="ce22" office:value-type="string">
            <text:p>Rắn hổ mang chúa</text:p>
          </table:table-cell>
          <table:table-cell table:style-name="ce22" office:value-type="string">
            <text:p>41 cá thể (111 kg) </text:p>
          </table:table-cell>
          <table:table-cell table:style-name="ce9" office:value-type="string">
            <text:p>CSGT <text:s/>tỉnh Quảng Ninh</text:p>
          </table:table-cell>
          <table:table-cell table:style-name="ce9" office:value-type="string">
            <text:p>Huyện Tiên Yên - Quảng Ninh</text:p>
          </table:table-cell>
          <table:table-cell table:style-name="ce22" office:value-type="string">
            <text:p>Hưng Yên</text:p>
          </table:table-cell>
          <table:table-cell table:style-name="ce22" office:value-type="string">
            <text:p>Móng Cái</text:p>
          </table:table-cell>
          <table:table-cell table:style-name="ce22"/>
          <table:table-cell table:number-columns-repeated="1012"/>
        </table:table-row>
        <table:table-row table:style-name="ro29">
          <table:table-cell table:style-name="ce4" office:value-type="float" office:value="125">
            <text:p>125</text:p>
          </table:table-cell>
          <table:table-cell table:style-name="ce14" office:value-type="string">
            <text:p>Hơn 4 tấn tê tê lẫn trong mực ống đông lạnh</text:p>
          </table:table-cell>
          <table:table-cell table:style-name="ce34" office:value-type="string">
            <text:p><text:a xlink:href="http://hpcustoms.gov.vn/Portal/Detail.aspx?Organization=CHQ&amp;MenuID=5790&amp;ContentID=17736">http://hpcustoms.gov.vn/Portal/Detail.aspx?Organization=CHQ&amp;MenuID=5790&amp;ContentID=17736</text:a></text:p>
          </table:table-cell>
          <table:table-cell table:style-name="ce53" office:value-type="float" office:value="41550">
            <text:p>3/10/2013</text:p>
          </table:table-cell>
          <table:table-cell table:style-name="ce22" office:value-type="string">
            <text:p>Vận chuyển</text:p>
          </table:table-cell>
          <table:table-cell table:style-name="ce22" office:value-type="string">
            <text:p>Tê tê</text:p>
          </table:table-cell>
          <table:table-cell table:style-name="ce22" office:value-type="string">
            <text:p>4 tấn</text:p>
          </table:table-cell>
          <table:table-cell table:style-name="ce9" office:value-type="string">
            <text:p>Hải quan Hải Phòng</text:p>
          </table:table-cell>
          <table:table-cell table:style-name="ce9" office:value-type="string">
            <text:p>Cảng Hải Phòng</text:p>
          </table:table-cell>
          <table:table-cell table:number-columns-repeated="2" table:style-name="ce22" office:value-type="string">
            <text:p>Không rõ</text:p>
          </table:table-cell>
          <table:table-cell table:style-name="ce22"/>
          <table:table-cell table:number-columns-repeated="1012"/>
        </table:table-row>
        <table:table-row table:style-name="ro35">
          <table:table-cell table:style-name="ce4" office:value-type="float" office:value="126">
            <text:p>126</text:p>
          </table:table-cell>
          <table:table-cell table:style-name="ce14" office:value-type="string">
            <text:p>Gần 6 tấn tê tê giấu trong cá hồng đông lạnh</text:p>
          </table:table-cell>
          <table:table-cell table:style-name="ce34" office:value-type="string">
            <text:p><text:a xlink:href="http://www.baohaiquan.vn/pages/gan-6-tan-te-te-giau-trong-ca-hong-dong-lanh.aspx">http://www.baohaiquan.vn/pages/gan-6-tan-te-te-giau-trong-ca-hong-dong-lanh.aspx</text:a></text:p>
          </table:table-cell>
          <table:table-cell table:style-name="ce53" office:value-type="float" office:value="41564">
            <text:p>17/10/2013</text:p>
          </table:table-cell>
          <table:table-cell table:style-name="ce22" office:value-type="string">
            <text:p>Vận chuyển</text:p>
          </table:table-cell>
          <table:table-cell table:style-name="ce22" office:value-type="string">
            <text:p>Tê tê</text:p>
          </table:table-cell>
          <table:table-cell table:style-name="ce22" office:value-type="string">
            <text:p>6 tấn</text:p>
          </table:table-cell>
          <table:table-cell table:style-name="ce9" office:value-type="string">
            <text:p>Hải quan Hải Phòng</text:p>
          </table:table-cell>
          <table:table-cell table:style-name="ce9" office:value-type="string">
            <text:p>Cảng Hải Phòng</text:p>
          </table:table-cell>
          <table:table-cell table:number-columns-repeated="2" table:style-name="ce22" office:value-type="string">
            <text:p>Không rõ</text:p>
          </table:table-cell>
          <table:table-cell table:style-name="ce22"/>
          <table:table-cell table:number-columns-repeated="1012"/>
        </table:table-row>
        <table:table-row table:style-name="ro51">
          <table:table-cell table:style-name="ce4" office:value-type="float" office:value="127">
            <text:p>127</text:p>
          </table:table-cell>
          <table:table-cell table:style-name="ce14" office:value-type="string">
            <text:p>Ngà voi giấu trong bao tải vỏ ốc đổ về cảng Hải Phòng</text:p>
          </table:table-cell>
          <table:table-cell table:style-name="ce37" office:value-type="string">
            <text:p><text:a xlink:href="http://baoquangninh.com.vn/phap-luat/201312/nga-voi-giau-trong-bao-tai-vo-oc-do-ve-cang-hai-phong-2216570/">http://baoquangninh.com.vn/phap-luat/201312/nga-voi-giau-trong-bao-tai-vo-oc-do-ve-cang-hai-phong-2216570/
http://baoquangninh.com.vn/phap-luat/201312/nga-voi-giau-trong-bao-tai-vo-oc-do-ve-cang-hai-phong-2216570/
http://baoquangninh.com.vn/phap-luat/201312/nga-voi-giau-trong-bao-tai-vo-oc-do-ve-cang-hai-phong-2216570/
http://baoquangninh.com.vn/phap-luat/201312/nga-voi-giau-trong-bao-tai-vo-oc-do-ve-cang-hai-phong-2216570/
http://baoquangninh.com.vn/phap-luat/201312/nga-voi-giau-trong-bao-tai-vo-oc-do-ve-cang-hai-phong-2216570/
http://baoquangninh.com.vn/phap-luat/201312/nga-voi-giau-trong-bao-tai-vo-oc-do-ve-cang-hai-phong-2216570/
</text:a></text:p>
          </table:table-cell>
          <table:table-cell table:style-name="ce53" office:value-type="float" office:value="41568">
            <text:p>21/10/2013</text:p>
          </table:table-cell>
          <table:table-cell table:style-name="ce22" office:value-type="string">
            <text:p>Vận chuyển</text:p>
          </table:table-cell>
          <table:table-cell table:style-name="ce68" office:value-type="string">
            <text:p>Ngà voi</text:p>
          </table:table-cell>
          <table:table-cell table:style-name="ce22" office:value-type="string">
            <text:p>2,4 tấn</text:p>
          </table:table-cell>
          <table:table-cell table:style-name="ce9" office:value-type="string">
            <text:p>Cục Hải quan Hải Phòng phối hợp với Phòng Cảnh sát môi trường</text:p>
          </table:table-cell>
          <table:table-cell table:style-name="ce9"/>
          <table:table-cell table:style-name="ce22" office:value-type="string">
            <text:p>Malaysia</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28">
            <text:p>128</text:p>
          </table:table-cell>
          <table:table-cell table:style-name="ce14" office:value-type="string">
            <text:p>Bắt xe cứu thương chở ĐVHD</text:p>
          </table:table-cell>
          <table:table-cell table:style-name="ce38" office:value-type="string">
            <text:p><text:a xlink:href="http://www.vietnamplus.vn/Home/Bat-xe-cuu-thuong-cho-trai-phep-dong-vat-hoang-da/201310/221810.vnplus">http://www.vietnamplus.vn/Home/Bat-xe-cuu-thuong-cho-trai-phep-dong-vat-hoang-da/201310/221810.vnplus</text:a></text:p>
          </table:table-cell>
          <table:table-cell table:style-name="ce53" office:value-type="float" office:value="41569">
            <text:p>22/10/2013</text:p>
          </table:table-cell>
          <table:table-cell table:style-name="ce22" office:value-type="string">
            <text:p>Vận chuyển</text:p>
          </table:table-cell>
          <table:table-cell table:style-name="ce65" office:value-type="string">
            <text:p>Tê tê</text:p>
          </table:table-cell>
          <table:table-cell table:style-name="ce22" office:value-type="string">
            <text:p>255,8 kg (49 cá thể còn sống)</text:p>
          </table:table-cell>
          <table:table-cell table:style-name="ce9" office:value-type="string">
            <text:p>CSGT tỉnh Phú Yên</text:p>
          </table:table-cell>
          <table:table-cell table:style-name="ce9" office:value-type="string">
            <text:p>Huyện Đông Hòa - Phú Yên</text:p>
          </table:table-cell>
          <table:table-cell table:style-name="ce22" office:value-type="string">
            <text:p>TP HCM</text:p>
          </table:table-cell>
          <table:table-cell table:style-name="ce22" office:value-type="string">
            <text:p>Miền Bắc</text:p>
          </table:table-cell>
          <table:table-cell table:style-name="ce22"/>
          <table:table-cell table:number-columns-repeated="1012"/>
        </table:table-row>
        <table:table-row table:style-name="ro19">
          <table:table-cell table:style-name="ce4" office:value-type="float" office:value="129">
            <text:p>129</text:p>
          </table:table-cell>
          <table:table-cell table:style-name="ce14" office:value-type="string">
            <text:p>Xử lý 520 vụ liên quan đến buôn lậu các mặt hàng vi phạm môi trường</text:p>
          </table:table-cell>
          <table:table-cell table:style-name="ce34" office:value-type="string">
            <text:p><text:a xlink:href="http://www.baohaiquan.vn/pages/xu-li-520-vu-lien-quan-den-buon-lau-cac-mat-hang-vi-pham-moi-truong.aspx">http://www.baohaiquan.vn/pages/xu-li-520-vu-lien-quan-den-buon-lau-cac-mat-hang-vi-pham-moi-truong.aspx</text:a></text:p>
          </table:table-cell>
          <table:table-cell table:style-name="ce53" office:value-type="float" office:value="41570">
            <text:p>23/10/2013</text:p>
          </table:table-cell>
          <table:table-cell table:style-name="ce22" office:value-type="string">
            <text:p>Vận chuyển, buôn bán</text:p>
          </table:table-cell>
          <table:table-cell table:style-name="ce22" table:number-columns-repeated="2"/>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30">
            <text:p>130</text:p>
          </table:table-cell>
          <table:table-cell table:style-name="ce18" office:value-type="string">
            <text:p>Vụ lấy xe cứu thương chở thú rừng: Chỉ xử lý hành chính</text:p>
          </table:table-cell>
          <table:table-cell table:style-name="ce36" office:value-type="string">
            <text:p><text:a xlink:href="http://www.thanhnien.com.vn/pages/20131023/vu-lay-xe-cuu-thuong-cho-thu-rung-chi-xu-ly-hanh-chinh.aspx">http://www.thanhnien.com.vn/pages/20131023/vu-lay-xe-cuu-thuong-cho-thu-rung-chi-xu-ly-hanh-chinh.aspx</text:a></text:p>
          </table:table-cell>
          <table:table-cell table:style-name="ce54" office:value-type="float" office:value="41571">
            <text:p>24/10/2013</text:p>
          </table:table-cell>
          <table:table-cell table:style-name="ce61" table:number-columns-repeated="3"/>
          <table:table-cell table:style-name="ce12" table:number-columns-repeated="2"/>
          <table:table-cell table:style-name="ce61" table:number-columns-repeated="3"/>
          <table:table-cell table:number-columns-repeated="1012"/>
        </table:table-row>
        <table:table-row table:style-name="ro19">
          <table:table-cell table:style-name="ce4" office:value-type="float" office:value="131">
            <text:p>131</text:p>
          </table:table-cell>
          <table:table-cell table:style-name="ce14" office:value-type="string">
            <text:p>Phát hiện hơn 1 tấn rùa quý hiếm trong xe đông lạnh</text:p>
          </table:table-cell>
          <table:table-cell table:style-name="ce34" office:value-type="string">
            <text:p><text:a xlink:href="http://dantri.com.vn/phap-luat/phat-hien-hon-1-tan-ca-the-rua-quy-hiem-trong-xe-dong-lanh-794235.htm">http://dantri.com.vn/phap-luat/phat-hien-hon-1-tan-ca-the-rua-quy-hiem-trong-xe-dong-lanh-794235.htm</text:a></text:p>
          </table:table-cell>
          <table:table-cell table:style-name="ce53" office:value-type="string">
            <text:p>26/10/2-13</text:p>
          </table:table-cell>
          <table:table-cell table:style-name="ce22" office:value-type="string">
            <text:p>Vận chuyển</text:p>
          </table:table-cell>
          <table:table-cell table:style-name="ce22" office:value-type="string">
            <text:p>Rùa biển</text:p>
          </table:table-cell>
          <table:table-cell table:style-name="ce22" office:value-type="string">
            <text:p>94 cá thể (gần 1 tấn)</text:p>
          </table:table-cell>
          <table:table-cell table:style-name="ce9" office:value-type="string">
            <text:p>CSGt tỉnh Quảng Ngãi</text:p>
          </table:table-cell>
          <table:table-cell table:style-name="ce9" office:value-type="string">
            <text:p>Huyện Đức Phổ - Quảng Ngãi</text:p>
          </table:table-cell>
          <table:table-cell table:style-name="ce22" office:value-type="string">
            <text:p>Quảng Ngãi</text:p>
          </table:table-cell>
          <table:table-cell table:style-name="ce22" office:value-type="string">
            <text:p>Bình Định</text:p>
          </table:table-cell>
          <table:table-cell table:style-name="ce22"/>
          <table:table-cell table:number-columns-repeated="1012"/>
        </table:table-row>
        <table:table-row table:style-name="ro19">
          <table:table-cell table:style-name="ce4" office:value-type="float" office:value="132">
            <text:p>132</text:p>
          </table:table-cell>
          <table:table-cell table:style-name="ce14" office:value-type="string">
            <text:p>Kiểm tra phòng ngủ phát hiện hơn chục rắn hổ mang chúa</text:p>
          </table:table-cell>
          <table:table-cell table:style-name="ce34" office:value-type="string">
            <text:p><text:a xlink:href="http://motthegioi.vn/xa-hoi/kiem-tra-phong-ngu-phat-hien-hon-chuc-ran-ho-mang-chua/">http://motthegioi.vn/xa-hoi/kiem-tra-phong-ngu-phat-hien-hon-chuc-ran-ho-mang-chua/</text:a></text:p>
          </table:table-cell>
          <table:table-cell table:style-name="ce53" office:value-type="float" office:value="41577">
            <text:p>30/10/2013</text:p>
          </table:table-cell>
          <table:table-cell table:style-name="ce22" office:value-type="string">
            <text:p>Tàng trữ</text:p>
          </table:table-cell>
          <table:table-cell table:style-name="ce22" office:value-type="string">
            <text:p>Rắn hổ mang</text:p>
          </table:table-cell>
          <table:table-cell table:style-name="ce22" office:value-type="string">
            <text:p>11 cá thể <text:s/></text:p>
          </table:table-cell>
          <table:table-cell table:style-name="ce9" office:value-type="string">
            <text:p>CSMT tỉnh Tây Ninh</text:p>
          </table:table-cell>
          <table:table-cell table:style-name="ce9" office:value-type="string">
            <text:p>Tân Lập - Tân Biên - Tây Ninh</text:p>
          </table:table-cell>
          <table:table-cell table:style-name="ce22" office:value-type="string">
            <text:p>Campuchia</text:p>
          </table:table-cell>
          <table:table-cell table:style-name="ce22" office:value-type="string">
            <text:p>Việt Nam</text:p>
          </table:table-cell>
          <table:table-cell table:style-name="ce22"/>
          <table:table-cell table:number-columns-repeated="1012"/>
        </table:table-row>
        <table:table-row table:style-name="ro19">
          <table:table-cell table:style-name="ce4" office:value-type="float" office:value="133">
            <text:p>133</text:p>
          </table:table-cell>
          <table:table-cell table:style-name="ce14" office:value-type="string">
            <text:p>Hà TĨnh: Bắt giữ xe vận chuyển hơn 100 kg ĐVHD</text:p>
          </table:table-cell>
          <table:table-cell table:style-name="ce34" office:value-type="string">
            <text:p><text:a xlink:href="http://laodong.com.vn/phap-luat/ha-tinh-bat-giu-xe-van-chuyen-gan-100kg-dong-vat-hoang-da/145712.bld">http://laodong.com.vn/phap-luat/ha-tinh-bat-giu-xe-van-chuyen-gan-100kg-dong-vat-hoang-da/145712.bld</text:a></text:p>
          </table:table-cell>
          <table:table-cell table:style-name="ce53" office:value-type="float" office:value="41579">
            <text:p>1/11/2013</text:p>
          </table:table-cell>
          <table:table-cell table:style-name="ce22" office:value-type="string">
            <text:p>Vận chuyển</text:p>
          </table:table-cell>
          <table:table-cell table:style-name="ce22" office:value-type="string">
            <text:p>Tê tê</text:p>
          </table:table-cell>
          <table:table-cell table:style-name="ce22" office:value-type="string">
            <text:p>25 cá thể (92,3 kg)</text:p>
          </table:table-cell>
          <table:table-cell table:style-name="ce9" office:value-type="string">
            <text:p>Công an huyện Cẩm Xuyên - Hà Tĩnh</text:p>
          </table:table-cell>
          <table:table-cell table:style-name="ce9" office:value-type="string">
            <text:p>Huyện Cẩm Xuyên - Hà Tĩnh</text:p>
          </table:table-cell>
          <table:table-cell table:style-name="ce22" office:value-type="string">
            <text:p>Đồng Nai</text:p>
          </table:table-cell>
          <table:table-cell table:style-name="ce22" office:value-type="string">
            <text:p>Hà Tĩnh</text:p>
          </table:table-cell>
          <table:table-cell table:style-name="ce22"/>
          <table:table-cell table:number-columns-repeated="1012"/>
        </table:table-row>
        <table:table-row table:style-name="ro14">
          <table:table-cell table:style-name="ce4" office:value-type="float" office:value="134">
            <text:p>134</text:p>
          </table:table-cell>
          <table:table-cell table:style-name="ce14" office:value-type="string">
            <text:p>Hà Tĩnh: bắt quả tang một người nấu 2 nồi cao xương hổ</text:p>
          </table:table-cell>
          <table:table-cell table:style-name="ce35" office:value-type="string">
            <text:p><text:a xlink:href="http://tuoitre.vn/Chinh-tri-xa-hoi/Phap-luat/578877/bat-qua-tang-mot-nguoi-nau-2-noi-cao-xuong-ho.html">http://tuoitre.vn/Chinh-tri-xa-hoi/Phap-luat/578877/bat-qua-tang-mot-nguoi-nau-2-noi-cao-xuong-ho.html</text:a></text:p>
          </table:table-cell>
          <table:table-cell table:style-name="ce53" office:value-type="float" office:value="41585">
            <text:p>7/11/2013</text:p>
          </table:table-cell>
          <table:table-cell table:style-name="ce22" office:value-type="string">
            <text:p>Tàng trữ</text:p>
          </table:table-cell>
          <table:table-cell table:style-name="ce22" office:value-type="string">
            <text:p>Xương hổ</text:p>
          </table:table-cell>
          <table:table-cell table:style-name="ce65" office:value-type="string">
            <text:p>2 nồi cao xương hổ, một bộ da hổ, một bộ móng vuốt nghi hổ, một đầu sơn dương (thuộc nhóm 1B)</text:p>
          </table:table-cell>
          <table:table-cell table:style-name="ce9" office:value-type="string">
            <text:p>Công an tỉnh Hà Tĩnh</text:p>
          </table:table-cell>
          <table:table-cell table:style-name="ce9" office:value-type="string">
            <text:p>huyện Thạch Hà - Hà Tĩnh</text:p>
          </table:table-cell>
          <table:table-cell table:style-name="ce22" office:value-type="string">
            <text:p>Hà Tĩnh</text:p>
          </table:table-cell>
          <table:table-cell table:style-name="ce22" office:value-type="string">
            <text:p>Không rõ</text:p>
          </table:table-cell>
          <table:table-cell table:style-name="ce22"/>
          <table:table-cell table:number-columns-repeated="1012"/>
        </table:table-row>
        <table:table-row table:style-name="ro19">
          <table:table-cell table:style-name="ce4" office:value-type="float" office:value="135">
            <text:p>135</text:p>
          </table:table-cell>
          <table:table-cell table:style-name="ce14" office:value-type="string">
            <text:p>Thủ đoạn tinh vi vận chuyển động vật, sản phẩm từ động vật hoang dã</text:p>
          </table:table-cell>
          <table:table-cell table:style-name="ce41" office:value-type="string">
            <text:p><text:a xlink:href="http://cand.com.vn/vi-vn/kinhte/2013/11/214333.cand">http://cand.com.vn/vi-vn/kinhte/2013/11/214333.cand</text:a></text:p>
          </table:table-cell>
          <table:table-cell table:style-name="ce53" office:value-type="float" office:value="41587">
            <text:p>9/11/2013</text:p>
          </table:table-cell>
          <table:table-cell table:style-name="ce22" office:value-type="string">
            <text:p>Vận chuyển</text:p>
          </table:table-cell>
          <table:table-cell table:style-name="ce22" table:number-columns-repeated="2"/>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36">
            <text:p>136</text:p>
          </table:table-cell>
          <table:table-cell table:style-name="ce14" office:value-type="string">
            <text:p>Nuôi thú quý trái phép vẫn được vinh danh "Nông dân xuất sắc"</text:p>
          </table:table-cell>
          <table:table-cell table:style-name="ce41" office:value-type="string">
            <text:p><text:a xlink:href="http://tuoitre.vn/chinh-tri-xa-hoi/579152/nuoi-thu-hiem-trai-phep-v%C3%A3n-vinh-danh-nong-dan-xuat-sac.html">http://tuoitre.vn/chinh-tri-xa-hoi/579152/nuoi-thu-hiem-trai-phep-v%C3%A3n-vinh-danh-nong-dan-xuat-sac.html</text:a></text:p>
          </table:table-cell>
          <table:table-cell table:style-name="ce53" office:value-type="float" office:value="41587">
            <text:p>9/11/2013</text:p>
          </table:table-cell>
          <table:table-cell table:style-name="ce22" office:value-type="string">
            <text:p>Nuôi nhốt</text:p>
          </table:table-cell>
          <table:table-cell table:style-name="ce22" table:number-columns-repeated="2"/>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37">
            <text:p>137</text:p>
          </table:table-cell>
          <table:table-cell table:style-name="ce14" office:value-type="string">
            <text:p>Baắt giữ vụ vận chuyển 16 bộ xương động vật hoang dã</text:p>
          </table:table-cell>
          <table:table-cell table:style-name="ce40" office:value-type="string">
            <text:p><text:a xlink:href="http://www.doisongphapluat.com/to-quoc-xanh/tai-nguyen/bat-giu-vu-van-chuyen-16-bo-xuong-dong-vat-hoang-da-a9550.html#.Uo27u9Lp00q">http://www.doisongphapluat.com/to-quoc-xanh/tai-nguyen/bat-giu-vu-van-chuyen-16-bo-xuong-dong-vat-hoang-da-a9550.html#.Uo27u9Lp00q</text:a></text:p>
          </table:table-cell>
          <table:table-cell table:style-name="ce53" office:value-type="float" office:value="41596">
            <text:p>18/11/2013</text:p>
          </table:table-cell>
          <table:table-cell table:style-name="ce22" office:value-type="string">
            <text:p>Vận chuyển</text:p>
          </table:table-cell>
          <table:table-cell table:style-name="ce22" office:value-type="string">
            <text:p>Khỉ đít đỏ</text:p>
          </table:table-cell>
          <table:table-cell table:style-name="ce22" office:value-type="string">
            <text:p>16 bộ xương</text:p>
          </table:table-cell>
          <table:table-cell table:style-name="ce9" office:value-type="string">
            <text:p>CSKT - Công an huyện Cẩm Xuyên - Hà Tĩnh</text:p>
          </table:table-cell>
          <table:table-cell table:style-name="ce9" office:value-type="string">
            <text:p>Huyện Cẩm Xuyên - Hà Tĩnh</text:p>
          </table:table-cell>
          <table:table-cell table:style-name="ce22" office:value-type="string">
            <text:p>Đăk Nông</text:p>
          </table:table-cell>
          <table:table-cell table:style-name="ce22" office:value-type="string">
            <text:p>Không rõ</text:p>
          </table:table-cell>
          <table:table-cell table:style-name="ce22"/>
          <table:table-cell table:number-columns-repeated="1012"/>
        </table:table-row>
        <table:table-row table:style-name="ro19">
          <table:table-cell table:style-name="ce4" office:value-type="float" office:value="138">
            <text:p>138</text:p>
          </table:table-cell>
          <table:table-cell table:style-name="ce18" office:value-type="string">
            <text:p>Xưử phạt tài xế lái xe cứu thương chở ĐV quý hiếm</text:p>
          </table:table-cell>
          <table:table-cell table:style-name="ce42" office:value-type="string">
            <text:p><text:a xlink:href="http://www.thanhnien.com.vn/pages/20131119/xu-phat-tai-xe-lai-xe-cuu-thuong-cho-dong-vat-quy-hiem.aspx">http://www.thanhnien.com.vn/pages/20131119/xu-phat-tai-xe-lai-xe-cuu-thuong-cho-dong-vat-quy-hiem.aspx</text:a></text:p>
          </table:table-cell>
          <table:table-cell table:style-name="ce54" office:value-type="float" office:value="41597">
            <text:p>19/11/2013</text:p>
          </table:table-cell>
          <table:table-cell table:style-name="ce61" table:number-columns-repeated="3"/>
          <table:table-cell table:style-name="ce12" table:number-columns-repeated="2"/>
          <table:table-cell table:style-name="ce61" table:number-columns-repeated="3"/>
          <table:table-cell table:number-columns-repeated="1012"/>
        </table:table-row>
        <table:table-row table:style-name="ro29">
          <table:table-cell table:style-name="ce4" office:value-type="float" office:value="139">
            <text:p>139</text:p>
          </table:table-cell>
          <table:table-cell table:style-name="ce14" office:value-type="string">
            <text:p>Dđiều tra một vụ lừa bán sừng tê giác giả</text:p>
          </table:table-cell>
          <table:table-cell table:style-name="ce40" office:value-type="string">
            <text:p><text:a xlink:href="http://tuoitre.vn/Chinh-tri-xa-hoi/Phap-luat/580992/dieu-tra-mot-vu-lua-ban-sung-te-giac-gia.html">http://tuoitre.vn/Chinh-tri-xa-hoi/Phap-luat/580992/dieu-tra-mot-vu-lua-ban-sung-te-giac-gia.html</text:a></text:p>
          </table:table-cell>
          <table:table-cell table:style-name="ce53" office:value-type="float" office:value="41597">
            <text:p>19/11/2013</text:p>
          </table:table-cell>
          <table:table-cell table:style-name="ce22" office:value-type="string">
            <text:p>Mua bán</text:p>
          </table:table-cell>
          <table:table-cell table:style-name="ce22" office:value-type="string">
            <text:p>Sừng tê giác</text:p>
          </table:table-cell>
          <table:table-cell table:style-name="ce22" office:value-type="string">
            <text:p>1 chiếc</text:p>
          </table:table-cell>
          <table:table-cell table:style-name="ce9" office:value-type="string">
            <text:p>Công an huyện Buôn Đôn - Đắc Lắc</text:p>
          </table:table-cell>
          <table:table-cell table:style-name="ce9"/>
          <table:table-cell table:style-name="ce22" table:number-columns-repeated="3"/>
          <table:table-cell table:number-columns-repeated="1012"/>
        </table:table-row>
        <table:table-row table:style-name="ro29">
          <table:table-cell table:style-name="ce4" office:value-type="float" office:value="140">
            <text:p>140</text:p>
          </table:table-cell>
          <table:table-cell table:style-name="ce14" office:value-type="string">
            <text:p>Hải quan Hải Phòng: Tồn kho hơn 20 tấn ngà voi</text:p>
          </table:table-cell>
          <table:table-cell table:style-name="ce40" office:value-type="string">
            <text:p><text:a xlink:href="http://laodong.com.vn/xa-hoi/hai-quan-hai-phong-ton-kho-hon-20-tan-nga-voi-157282.bld/xa-hoi/hai-quan-hai-phong-ton-kho-hon-20-tan-nga-voi-157282.bld">http://laodong.com.vn/xa-hoi/hai-quan-hai-phong-ton-kho-hon-20-tan-nga-voi-157282.bld/xa-hoi/hai-quan-hai-phong-ton-kho-hon-20-tan-nga-voi-157282.bld</text:a></text:p>
          </table:table-cell>
          <table:table-cell table:style-name="ce53" office:value-type="float" office:value="41597">
            <text:p>19/11/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41">
            <text:p>141</text:p>
          </table:table-cell>
          <table:table-cell table:style-name="ce14" office:value-type="string">
            <text:p>Phát hiện thịt ĐVHD trong nhà hàng</text:p>
          </table:table-cell>
          <table:table-cell table:style-name="ce40" office:value-type="string">
            <text:p><text:a xlink:href="http://www.thanhnien.com.vn/pages/20131121/phat-hien-thit-dong-vat-hoang-da-trong-nha-hang.aspx">http://www.thanhnien.com.vn/pages/20131121/phat-hien-thit-dong-vat-hoang-da-trong-nha-hang.aspx</text:a></text:p>
          </table:table-cell>
          <table:table-cell table:style-name="ce53" office:value-type="float" office:value="41599">
            <text:p>21/11/2013</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42">
            <text:p>142</text:p>
          </table:table-cell>
          <table:table-cell table:style-name="ce14" office:value-type="string">
            <text:p>Dỗ rắn hổ mang ngụ trong ba lô</text:p>
          </table:table-cell>
          <table:table-cell table:style-name="ce35" office:value-type="string">
            <text:p><text:a xlink:href="http://www.anninhthudo.vn/Xa-hoi/Do-ran-ho-mang-ngu-trong-ba-lo/525631.antd">http://www.anninhthudo.vn/Xa-hoi/Do-ran-ho-mang-ngu-trong-ba-lo/525631.antd</text:a></text:p>
          </table:table-cell>
          <table:table-cell table:style-name="ce53" office:value-type="float" office:value="41601">
            <text:p>23/11/2013</text:p>
          </table:table-cell>
          <table:table-cell table:style-name="ce22" office:value-type="string">
            <text:p>Mua bán</text:p>
          </table:table-cell>
          <table:table-cell table:style-name="ce22" office:value-type="string">
            <text:p>Rắn hổ mang</text:p>
          </table:table-cell>
          <table:table-cell table:style-name="ce22" office:value-type="string">
            <text:p>2 cá thể</text:p>
          </table:table-cell>
          <table:table-cell table:style-name="ce9" office:value-type="string">
            <text:p>Cảnh sát pPCTP về Môi trường - CAHN</text:p>
          </table:table-cell>
          <table:table-cell table:style-name="ce9" office:value-type="string">
            <text:p>Quận Cầu Giấy - Hà Nội</text:p>
          </table:table-cell>
          <table:table-cell table:style-name="ce22" office:value-type="string">
            <text:p>Tuyên Quang</text:p>
          </table:table-cell>
          <table:table-cell table:style-name="ce22" office:value-type="string">
            <text:p>Hà Nội</text:p>
          </table:table-cell>
          <table:table-cell table:style-name="ce22"/>
          <table:table-cell table:number-columns-repeated="1012"/>
        </table:table-row>
        <table:table-row table:style-name="ro19">
          <table:table-cell table:style-name="ce4" office:value-type="float" office:value="143">
            <text:p>143</text:p>
          </table:table-cell>
          <table:table-cell table:style-name="ce14" office:value-type="string">
            <text:p>Vào VQG săn bắn Vooc Chà Vá</text:p>
          </table:table-cell>
          <table:table-cell table:style-name="ce40" office:value-type="string">
            <text:p><text:a xlink:href="http://www.cand.com.vn/vi-VN/xahoi/2013/11/216122.cand">http://www.cand.com.vn/vi-VN/xahoi/2013/11/216122.cand</text:a></text:p>
          </table:table-cell>
          <table:table-cell table:style-name="ce53" office:value-type="string">
            <text:p>29/11/2013</text:p>
          </table:table-cell>
          <table:table-cell table:style-name="ce22" office:value-type="string">
            <text:p>Săn bắn</text:p>
          </table:table-cell>
          <table:table-cell table:style-name="ce22" office:value-type="string">
            <text:p>Voọc chà vá chân đen</text:p>
          </table:table-cell>
          <table:table-cell table:style-name="ce22" office:value-type="string">
            <text:p>1 cá thể (đã chết)</text:p>
          </table:table-cell>
          <table:table-cell table:style-name="ce9" office:value-type="string">
            <text:p>Hạt kiểm lâm VQG Bù Gia Mập - tỉnh Bình Phước</text:p>
          </table:table-cell>
          <table:table-cell table:style-name="ce9" office:value-type="string">
            <text:p>Huyện Bù Gia Mập - tỉnh Bình Phước</text:p>
          </table:table-cell>
          <table:table-cell table:style-name="ce22" table:number-columns-repeated="3"/>
          <table:table-cell table:number-columns-repeated="1012"/>
        </table:table-row>
        <table:table-row table:style-name="ro24">
          <table:table-cell table:style-name="ce4" office:value-type="float" office:value="144">
            <text:p>144</text:p>
          </table:table-cell>
          <table:table-cell table:style-name="ce14" office:value-type="string">
            <text:p>Bắt nóng vụ xuất lậu 124 cá thể tê tê sống</text:p>
          </table:table-cell>
          <table:table-cell table:style-name="ce34" office:value-type="string">
            <text:p><text:a xlink:href="http://www.doisongphapluat.com/to-quoc-xanh/tai-nguyen/bat-nong-vu-xuat-lau-124-ca-the-te-te-song-a11698.html">http://www.doisongphapluat.com/to-quoc-xanh/tai-nguyen/bat-nong-vu-xuat-lau-124-ca-the-te-te-song-a11698.html#</text:a></text:p>
          </table:table-cell>
          <table:table-cell table:style-name="ce53" office:value-type="float" office:value="41345">
            <text:p>12/3/2013</text:p>
          </table:table-cell>
          <table:table-cell table:style-name="ce22" office:value-type="string">
            <text:p>Vận chuyển, buôn bán</text:p>
          </table:table-cell>
          <table:table-cell table:style-name="ce22" office:value-type="string">
            <text:p>Tê tê</text:p>
          </table:table-cell>
          <table:table-cell table:style-name="ce22" office:value-type="string">
            <text:p>124 cá thể </text:p>
            <text:p>(487 kg)124 cá thể </text:p>
            <text:p>(487 kg)124 cá thể </text:p>
            <text:p>(487 kg)124 cá thể </text:p>
            <text:p>(487 kg)</text:p>
          </table:table-cell>
          <table:table-cell table:style-name="ce9" office:value-type="string">
            <text:p>Trạm Kiểm soát liên hợp Km15-Bến tàu Dân Tiến phối hợp với Phòng 3, Cục Cảnh sát kinh tế </text:p>
          </table:table-cell>
          <table:table-cell table:style-name="ce9" office:value-type="string">
            <text:p>Móng Cái - Quảng Ninh</text:p>
          </table:table-cell>
          <table:table-cell table:style-name="ce22" office:value-type="string">
            <text:p>Hạ Long</text:p>
          </table:table-cell>
          <table:table-cell table:style-name="ce22" office:value-type="string">
            <text:p>Trung Quốc</text:p>
          </table:table-cell>
          <table:table-cell table:style-name="ce22"/>
          <table:table-cell table:number-columns-repeated="1012"/>
        </table:table-row>
        <table:table-row table:style-name="ro52">
          <table:table-cell table:style-name="ce4" office:value-type="float" office:value="145">
            <text:p>145</text:p>
          </table:table-cell>
          <table:table-cell table:style-name="ce14" office:value-type="string">
            <text:p>Khởi tố đối tượng vi phạm quy định bảo vệ động vật hoang dã</text:p>
          </table:table-cell>
          <table:table-cell table:style-name="ce37" office:value-type="string">
            <text:p><text:a xlink:href="http://www.nhandan.org.vn/phapluat/thoi-su-phap-luat/item/21845902-khoi-to-doi-tuong-vi-pham-quy-dinh-bao-ve-dong-vat-hoang-da.html">http://www.nhandan.org.vn/phapluat/thoi-su-phap-luat/item/21845902-khoi-to-doi-tuong-vi-pham-quy-dinh-bao-ve-dong-vat-hoang-da.html </text:a></text:p>
          </table:table-cell>
          <table:table-cell table:style-name="ce53" office:value-type="float" office:value="41976">
            <text:p>3/12/2014</text:p>
          </table:table-cell>
          <table:table-cell table:style-name="ce22" office:value-type="string">
            <text:p>Vận chuyển</text:p>
          </table:table-cell>
          <table:table-cell table:style-name="ce22" office:value-type="string">
            <text:p>340 cá thể rùa có trọng lượng 191kg</text:p>
          </table:table-cell>
          <table:table-cell table:style-name="ce22" office:value-type="string">
            <text:p>Có 68 cá thể rùa hộp núi vàng, rùa hộp lưng đen, rùa núi viền, rùa đất sêphôn, rùa sa nhân, thuộc nhóm 2B, có trọng lượng 72kg. Đặc biệt, cơ quan công an còn phát hiện trên xe ôtô có 272 cá thể rùa đầu to, trọng lượng 119 kg</text:p>
          </table:table-cell>
          <table:table-cell table:style-name="ce9" office:value-type="string">
            <text:p>CSMT Hạ Long</text:p>
          </table:table-cell>
          <table:table-cell table:style-name="ce9" office:value-type="string">
            <text:p>Khu vực trạm thu phí cầu Bãi Cháy</text:p>
          </table:table-cell>
          <table:table-cell table:style-name="ce22" table:number-columns-repeated="3"/>
          <table:table-cell table:number-columns-repeated="1012"/>
        </table:table-row>
        <table:table-row table:style-name="ro53">
          <table:table-cell table:style-name="ce4" office:value-type="float" office:value="146">
            <text:p>146</text:p>
          </table:table-cell>
          <table:table-cell table:style-name="ce14" office:value-type="string">
            <text:p>Bắt giữ nhiều loại động vật hoang dã nhập lậu</text:p>
          </table:table-cell>
          <table:table-cell table:style-name="ce38" office:value-type="string">
            <text:p><text:a xlink:href="http://www.baomoi.com/Bat-giu-nhieu-loai-dong-vat-hoang-da-nhap-lau/58/12540791.epi">http://www.baomoi.com/Bat-giu-nhieu-loai-dong-vat-hoang-da-nhap-lau/58/12540791.epi</text:a></text:p>
          </table:table-cell>
          <table:table-cell table:style-name="ce53"/>
          <table:table-cell table:style-name="ce22"/>
          <table:table-cell table:style-name="ce22" office:value-type="string">
            <text:p>Rùa, chim quốc, chim vạc</text:p>
          </table:table-cell>
          <table:table-cell table:style-name="ce22" office:value-type="string">
            <text:p>127 cá thể rùa (157 kg)</text:p>
            <text:p>215 con chim quốc</text:p>
            <text:p>109 con chim vạc127 cá thể rùa (157 kg)</text:p>
            <text:p>215 con chim quốc</text:p>
            <text:p>109 con chim vạc127 cá thể rùa (157 kg)</text:p>
            <text:p>215 con chim quốc</text:p>
            <text:p>109 con chim vạc127 cá thể rùa (157 kg)</text:p>
            <text:p>215 con chim quốc</text:p>
            <text:p>109 con chim vạc</text:p>
          </table:table-cell>
          <table:table-cell table:style-name="ce9" office:value-type="string">
            <text:p>Cục Hải quan Quảng Ninh</text:p>
          </table:table-cell>
          <table:table-cell table:style-name="ce9" office:value-type="string">
            <text:p>Móng Cái - Quảng Ninh</text:p>
          </table:table-cell>
          <table:table-cell table:style-name="ce22" table:number-columns-repeated="3"/>
          <table:table-cell table:number-columns-repeated="1012"/>
        </table:table-row>
        <table:table-row table:style-name="ro19">
          <table:table-cell table:style-name="ce4" office:value-type="float" office:value="147">
            <text:p>147</text:p>
          </table:table-cell>
          <table:table-cell table:style-name="ce14" office:value-type="string">
            <text:p>Quảng Ninh: Vận chuyển, buôn lậu động vật hoang dã diễn biến phức tạp</text:p>
          </table:table-cell>
          <table:table-cell table:style-name="ce34" office:value-type="string">
            <text:p><text:a xlink:href="http://cand.com.vn/vi-vn/kinhte/2013/12/217375.cand">http://cand.com.vn/vi-vn/kinhte/2013/12/217375.cand</text:a></text:p>
          </table:table-cell>
          <table:table-cell table:style-name="ce53" office:value-type="float" office:value="41611">
            <text:p>3/12/2013</text:p>
          </table:table-cell>
          <table:table-cell table:style-name="ce22" office:value-type="string">
            <text:p>Vận chuyển</text:p>
          </table:table-cell>
          <table:table-cell table:style-name="ce22" office:value-type="string">
            <text:p>Tê tê</text:p>
          </table:table-cell>
          <table:table-cell table:style-name="ce22" office:value-type="string">
            <text:p>124 cá thể tê tê sống, trọng lượng 487kg.</text:p>
          </table:table-cell>
          <table:table-cell table:style-name="ce9" office:value-type="string">
            <text:p>Phòng 3, Cục Cảnh sát kinh tế - Bộ Công an; Tổ công tác của Đội Kiểm lâm đặc nhiệm </text:p>
          </table:table-cell>
          <table:table-cell table:style-name="ce9" office:value-type="string">
            <text:p>Tuyến đường Hạ Long - Móng Cái</text:p>
          </table:table-cell>
          <table:table-cell table:style-name="ce22" table:number-columns-repeated="3"/>
          <table:table-cell table:number-columns-repeated="1012"/>
        </table:table-row>
        <table:table-row table:style-name="ro19">
          <table:table-cell table:style-name="ce4" office:value-type="float" office:value="148">
            <text:p>148</text:p>
          </table:table-cell>
          <table:table-cell table:style-name="ce14" office:value-type="string">
            <text:p>Vận chuyển động vật hoang dã không rõ nguồn gốc</text:p>
          </table:table-cell>
          <table:table-cell table:style-name="ce34" office:value-type="string">
            <text:p><text:a xlink:href="http://www.anninhthudo.vn/media/van-chuyen-dong-vat-hoang-da-khong-ro-nguon-goc/528479.antd">http://www.anninhthudo.vn/media/van-chuyen-dong-vat-hoang-da-khong-ro-nguon-goc/528479.antd</text:a></text:p>
          </table:table-cell>
          <table:table-cell table:style-name="ce53" office:value-type="float" office:value="41614">
            <text:p>6/12/2013</text:p>
          </table:table-cell>
          <table:table-cell table:style-name="ce22"/>
          <table:table-cell table:style-name="ce22" office:value-type="string">
            <text:p>Cầy vòi hương, hon</text:p>
          </table:table-cell>
          <table:table-cell table:style-name="ce22" office:value-type="string">
            <text:p>12 cá thể cầy vòi hương, 2 cá thể hon - Tổng trọng lượng khoảng 40 kg</text:p>
          </table:table-cell>
          <table:table-cell table:style-name="ce9" office:value-type="string">
            <text:p>Công an quận Hoàng Mai</text:p>
          </table:table-cell>
          <table:table-cell table:style-name="ce9" office:value-type="string">
            <text:p>Quận Hoàng Mai - Hà Nội</text:p>
          </table:table-cell>
          <table:table-cell table:style-name="ce22" table:number-columns-repeated="3"/>
          <table:table-cell table:number-columns-repeated="1012"/>
        </table:table-row>
        <table:table-row table:style-name="ro45">
          <table:table-cell table:style-name="ce4" office:value-type="float" office:value="149">
            <text:p>149</text:p>
          </table:table-cell>
          <table:table-cell table:style-name="ce14" office:value-type="string">
            <text:p>Vận chuyển gần 200kg ngà voi từ Singapore về Việt Nam</text:p>
          </table:table-cell>
          <table:table-cell table:style-name="ce41" office:value-type="string">
            <text:p><text:a xlink:href="http://dantri.com.vn/phap-luat/van-chuyen-gan-200kg-nga-voi-tu-singapore-ve-viet-nam-816789.htm">http://dantri.com.vn/phap-luat/van-chuyen-gan-200kg-nga-voi-tu-singapore-ve-viet-nam-816789.htm</text:a></text:p>
          </table:table-cell>
          <table:table-cell table:style-name="ce53" office:value-type="float" office:value="41624">
            <text:p>16/12/2013</text:p>
          </table:table-cell>
          <table:table-cell table:style-name="ce22" office:value-type="string">
            <text:p>Vận chuyển</text:p>
          </table:table-cell>
          <table:table-cell table:style-name="ce22" office:value-type="string">
            <text:p>Ngaà voi</text:p>
          </table:table-cell>
          <table:table-cell table:style-name="ce22" office:value-type="string">
            <text:p>200 kg</text:p>
          </table:table-cell>
          <table:table-cell table:style-name="ce9" office:value-type="string">
            <text:p>Đội Kiểm soát chống buôn lậu khu vực miền Bắc, Cục Điều tra chống buôn lậu và Đội Kiểm tra đột xuất - Tổng cục Hải quan, phối hợp với Chi cục Hải quan cửa khẩu sân bay quốc tế Nội Bài </text:p>
          </table:table-cell>
          <table:table-cell table:style-name="ce9" office:value-type="string">
            <text:p>Sân bay quốc tế Nội Bài </text:p>
          </table:table-cell>
          <table:table-cell table:style-name="ce22" office:value-type="string">
            <text:p>Mozambich về Singapore, rồi từ Singapore vận chuyển về Việt Nam</text:p>
          </table:table-cell>
          <table:table-cell table:style-name="ce22" office:value-type="string">
            <text:p>Việt Nam</text:p>
          </table:table-cell>
          <table:table-cell table:style-name="ce22"/>
          <table:table-cell table:number-columns-repeated="1012"/>
        </table:table-row>
        <table:table-row table:style-name="ro19">
          <table:table-cell table:style-name="ce4" office:value-type="float" office:value="150">
            <text:p>150</text:p>
          </table:table-cell>
          <table:table-cell table:style-name="ce14" office:value-type="string">
            <text:p>Phát hiện vụ vận chuyển 6,5 kg nghi là sừng tê giác</text:p>
          </table:table-cell>
          <table:table-cell table:style-name="ce41" office:value-type="string">
            <text:p><text:a xlink:href="http://www.thanhnien.com.vn/pages/20131226/phat-hien-vu-van-chuyen-65-kg-nghi-la-sung-te-giac.aspx">http://www.thanhnien.com.vn/pages/20131226/phat-hien-vu-van-chuyen-65-kg-nghi-la-sung-te-giac.aspx</text:a></text:p>
          </table:table-cell>
          <table:table-cell table:style-name="ce53" office:value-type="float" office:value="41634">
            <text:p>26/12/2013</text:p>
          </table:table-cell>
          <table:table-cell table:style-name="ce22" office:value-type="string">
            <text:p>Vận chuyển</text:p>
          </table:table-cell>
          <table:table-cell table:style-name="ce22" office:value-type="string">
            <text:p>Sừng tê giác</text:p>
          </table:table-cell>
          <table:table-cell table:style-name="ce22" office:value-type="string">
            <text:p>6,5 kg</text:p>
          </table:table-cell>
          <table:table-cell table:style-name="ce9" office:value-type="string">
            <text:p>CSGT Công an tỉnh Thái Bình </text:p>
          </table:table-cell>
          <table:table-cell table:style-name="ce9" office:value-type="string">
            <text:p><text:s/>QL10, đoạn qua xã Tân Bình, TP.Thái Bình</text:p>
          </table:table-cell>
          <table:table-cell table:style-name="ce22" table:number-columns-repeated="3"/>
          <table:table-cell table:number-columns-repeated="1012"/>
        </table:table-row>
        <table:table-row table:style-name="ro14">
          <table:table-cell table:style-name="ce4" office:value-type="float" office:value="151">
            <text:p>151</text:p>
          </table:table-cell>
          <table:table-cell table:style-name="ce14" office:value-type="string">
            <text:p>Bắt giữ xe khách vận chuyển hơn 300 kg ĐVHD</text:p>
          </table:table-cell>
          <table:table-cell table:style-name="ce41" office:value-type="string">
            <text:p><text:a xlink:href="http://nongnghiep.vn/nongnghiepvn/72/48/48/119340/bat-giu-xe-khach-van-chuyen-hon-300-kg-dvhd.aspx">http://nongnghiep.vn/nongnghiepvn/72/48/48/119340/bat-giu-xe-khach-van-chuyen-hon-300-kg-dvhd.aspx</text:a></text:p>
          </table:table-cell>
          <table:table-cell table:style-name="ce53" office:value-type="float" office:value="41631">
            <text:p>23/12/2013</text:p>
          </table:table-cell>
          <table:table-cell table:style-name="ce22" office:value-type="string">
            <text:p>Vận chuyển</text:p>
          </table:table-cell>
          <table:table-cell table:style-name="ce22" office:value-type="string">
            <text:p>Kỳ đà, rắn, rùa </text:p>
          </table:table-cell>
          <table:table-cell table:style-name="ce22" office:value-type="string">
            <text:p>200 kg kỳ đà hoa, 50 kg rắn sọc dưa, 60 kg rùa núi vàng </text:p>
          </table:table-cell>
          <table:table-cell table:style-name="ce9" office:value-type="string">
            <text:p>Cảnh sát giao thông (CSGT) đường bộ, đường sắt (CA tỉnh Thanh Hóa) </text:p>
          </table:table-cell>
          <table:table-cell table:style-name="ce9" office:value-type="string">
            <text:p>xã Đông Vinh, TP Thanh Hóa </text:p>
          </table:table-cell>
          <table:table-cell table:style-name="ce22" office:value-type="string">
            <text:p>xã Mỹ An, huyện Tháp Mười - Đồng Tháp)</text:p>
          </table:table-cell>
          <table:table-cell table:style-name="ce22" office:value-type="string">
            <text:p>phường Ninh Dương, TP Móng Cái - Quảng Ninh</text:p>
          </table:table-cell>
          <table:table-cell table:style-name="ce22"/>
          <table:table-cell table:number-columns-repeated="1012"/>
        </table:table-row>
        <table:table-row table:style-name="ro54">
          <table:table-cell table:style-name="ce4" office:value-type="float" office:value="152">
            <text:p>152</text:p>
          </table:table-cell>
          <table:table-cell table:style-name="ce14" office:value-type="string">
            <text:p>Bị bắt khi đang vận chuyển trái phép 3 con khỉ mặt đỏ</text:p>
          </table:table-cell>
          <table:table-cell table:style-name="ce41" office:value-type="string">
            <text:p><text:a xlink:href="http://www.anninhthudo.vn/Moi-truong/Bi-bat-khi-dang-van-chuyen-trai-phep-3-con-khi-mat-do/532225.antd">http://www.anninhthudo.vn/Moi-truong/Bi-bat-khi-dang-van-chuyen-trai-phep-3-con-khi-mat-do/532225.antd</text:a></text:p>
          </table:table-cell>
          <table:table-cell table:style-name="ce53" office:value-type="float" office:value="41637">
            <text:p>29/12/2013</text:p>
          </table:table-cell>
          <table:table-cell table:style-name="ce22" office:value-type="string">
            <text:p>Vận chuyển</text:p>
          </table:table-cell>
          <table:table-cell table:style-name="ce22" office:value-type="string">
            <text:p>Khỉ mặt đỏ</text:p>
          </table:table-cell>
          <table:table-cell table:style-name="ce22" office:value-type="string">
            <text:p>gồm 3 cá thể khỉ mắt đỏ, trong đó có hai cá thể đã chết, một cá thể khỉ mắt đỏ còn sống, nhưng đang bị thương, có trọng lượng 0,8 kg</text:p>
          </table:table-cell>
          <table:table-cell table:style-name="ce9" office:value-type="string">
            <text:p>Hạt Kiểm lâm huyện Bố Trạch, Quảng Bình </text:p>
          </table:table-cell>
          <table:table-cell table:style-name="ce9" office:value-type="string">
            <text:p><text:s/>huyện Bố Trạch, Quảng Bình </text:p>
          </table:table-cell>
          <table:table-cell table:style-name="ce22" table:number-columns-repeated="3"/>
          <table:table-cell table:number-columns-repeated="1012"/>
        </table:table-row>
        <table:table-row table:style-name="ro14">
          <table:table-cell table:style-name="ce4" office:value-type="float" office:value="153">
            <text:p>153</text:p>
          </table:table-cell>
          <table:table-cell table:style-name="ce14" office:value-type="string">
            <text:p>Phát hiện động vật hoang dã trên xe khách</text:p>
          </table:table-cell>
          <table:table-cell table:style-name="ce41" office:value-type="string">
            <text:p><text:a xlink:href="http://plo.vn/thoi-su/phat-hien-dong-vat-hoang-da-tren-xe-khach-443453.html">http://plo.vn/thoi-su/phat-hien-dong-vat-hoang-da-tren-xe-khach-443453.html</text:a></text:p>
          </table:table-cell>
          <table:table-cell table:style-name="ce53" office:value-type="float" office:value="41647">
            <text:p>8/1/2014</text:p>
          </table:table-cell>
          <table:table-cell table:style-name="ce22" office:value-type="string">
            <text:p>Vận chuyển</text:p>
          </table:table-cell>
          <table:table-cell table:style-name="ce22" office:value-type="string">
            <text:p>Dúi, rắn, chim</text:p>
          </table:table-cell>
          <table:table-cell table:style-name="ce22" office:value-type="string">
            <text:p>13 con dúi (tổng trọng hơn 11 kg), hàng chục con rắn hổ hành nặng khoảng 3 kg và gần 10 kg bồ câu</text:p>
          </table:table-cell>
          <table:table-cell table:style-name="ce9" office:value-type="string">
            <text:p>Tổ liên ngành trạm kiểm dịch động vật Thủ Đức (TP.HCM) phối hợp Đội CSGT Rạch Chiếc - Công an TP.HCM </text:p>
          </table:table-cell>
          <table:table-cell table:style-name="ce9" office:value-type="string">
            <text:p>quốc lộ 1A đoạn qua thị xã Dĩ An (Bình Dương) </text:p>
          </table:table-cell>
          <table:table-cell table:style-name="ce22" office:value-type="string">
            <text:p>Phan Rí Thành - Bình Thuận</text:p>
          </table:table-cell>
          <table:table-cell table:style-name="ce22" office:value-type="string">
            <text:p>TP HCM</text:p>
          </table:table-cell>
          <table:table-cell table:style-name="ce22"/>
          <table:table-cell table:number-columns-repeated="1012"/>
        </table:table-row>
        <table:table-row table:style-name="ro3">
          <table:table-cell table:style-name="ce4" office:value-type="float" office:value="154">
            <text:p>154</text:p>
          </table:table-cell>
          <table:table-cell table:style-name="ce14" office:value-type="string">
            <text:p>Bắt giữ 40 kg xương động vật hoang dã</text:p>
          </table:table-cell>
          <table:table-cell table:style-name="ce41" office:value-type="string">
            <text:p><text:a xlink:href="http://www.baohaiquan.vn/pages/bat-giu-40-kg-xuong-dong-vat-hoang-da.aspx">http://www.baohaiquan.vn/pages/bat-giu-40-kg-xuong-dong-vat-hoang-da.aspx</text:a></text:p>
          </table:table-cell>
          <table:table-cell table:style-name="ce53" office:value-type="float" office:value="41647">
            <text:p>8/1/2014</text:p>
          </table:table-cell>
          <table:table-cell table:style-name="ce22" office:value-type="string">
            <text:p>Vận chuyển</text:p>
          </table:table-cell>
          <table:table-cell table:style-name="ce22" office:value-type="string">
            <text:p>Xương hổ</text:p>
          </table:table-cell>
          <table:table-cell table:style-name="ce22" office:value-type="string">
            <text:p>40 kg</text:p>
          </table:table-cell>
          <table:table-cell table:style-name="ce9" office:value-type="string">
            <text:p>Chi cục Hải quan sân bay quốc tế Nội Bài-Cục Hải quan Hà Nội và PC49-Công an TP. Hà Nội </text:p>
          </table:table-cell>
          <table:table-cell table:style-name="ce9" office:value-type="string">
            <text:p>Sân bay Nội Bài - Hà Nội</text:p>
          </table:table-cell>
          <table:table-cell table:style-name="ce22" office:value-type="string">
            <text:p>Nga</text:p>
          </table:table-cell>
          <table:table-cell table:style-name="ce22" office:value-type="string">
            <text:p>VN</text:p>
          </table:table-cell>
          <table:table-cell table:style-name="ce22"/>
          <table:table-cell table:number-columns-repeated="1012"/>
        </table:table-row>
        <table:table-row table:style-name="ro19">
          <table:table-cell table:style-name="ce4" office:value-type="float" office:value="155">
            <text:p>155</text:p>
          </table:table-cell>
          <table:table-cell table:style-name="ce22" office:value-type="string" table:number-columns-spanned="1" table:number-rows-spanned="3">
            <text:p>Liên tiếp bắt các vụ mua bán động vật hoang dã</text:p>
          </table:table-cell>
          <table:table-cell table:style-name="ce43" office:value-type="string" table:number-columns-spanned="1" table:number-rows-spanned="3">
            <text:p><text:a xlink:href="http://www.thanhnien.com.vn/pages/20140114/lien-tiep-bat-cac-vu-mua-ban-dong-vat-hoang-da.aspx">http://www.thanhnien.com.vn/pages/20140114/lien-tiep-bat-cac-vu-mua-ban-dong-vat-hoang-da.aspx</text:a></text:p>
          </table:table-cell>
          <table:table-cell table:style-name="ce53" office:value-type="float" office:value="41650">
            <text:p>11/1/2014</text:p>
          </table:table-cell>
          <table:table-cell table:style-name="ce22" office:value-type="string">
            <text:p>Buôn bán</text:p>
          </table:table-cell>
          <table:table-cell table:style-name="ce22" office:value-type="string">
            <text:p>Rắn, ba ba, cầy hương, lợn rừng</text:p>
          </table:table-cell>
          <table:table-cell table:style-name="ce22" office:value-type="string">
            <text:p>30 kg rắn các loại, 16 kg ba ba, 1 con cầy hương và 40 kg thịt heo rừng</text:p>
          </table:table-cell>
          <table:table-cell table:style-name="ce9" office:value-type="string">
            <text:p>Lực lượng cảnh sát môi trường tỉnh Quảng Nam </text:p>
          </table:table-cell>
          <table:table-cell table:style-name="ce9" office:value-type="string">
            <text:p>Xã Tam Đàn, huyện Phú Ninh </text:p>
          </table:table-cell>
          <table:table-cell table:style-name="ce22" table:number-columns-repeated="3"/>
          <table:table-cell table:number-columns-repeated="1012"/>
        </table:table-row>
        <table:table-row table:style-name="ro19">
          <table:table-cell table:style-name="ce4" office:value-type="float" office:value="156">
            <text:p>156</text:p>
          </table:table-cell>
          <table:covered-table-cell table:style-name="ce23"/>
          <table:covered-table-cell table:style-name="ce44"/>
          <table:table-cell table:style-name="ce53" office:value-type="float" office:value="41653">
            <text:p>14/1/2014</text:p>
          </table:table-cell>
          <table:table-cell table:style-name="ce22" office:value-type="string">
            <text:p>Tàng trữ, buôn bán</text:p>
          </table:table-cell>
          <table:table-cell table:style-name="ce22" office:value-type="string">
            <text:p>Mang, nhím</text:p>
          </table:table-cell>
          <table:table-cell table:style-name="ce22" office:value-type="string">
            <text:p>có 3 con mang, 3 con nhím với tổng trọng lượng gần 50 kg</text:p>
          </table:table-cell>
          <table:table-cell table:style-name="ce9" office:value-type="string">
            <text:p>Công an tỉnh Quảng Nam, lực lượng quản lý thị trường tỉnh, kiểm lâm huyện Núi Thành</text:p>
          </table:table-cell>
          <table:table-cell table:style-name="ce9" office:value-type="string">
            <text:p>huyện Núi Thành, Quảng Nam</text:p>
          </table:table-cell>
          <table:table-cell table:style-name="ce22" table:number-columns-repeated="3"/>
          <table:table-cell table:number-columns-repeated="1012"/>
        </table:table-row>
        <table:table-row table:style-name="ro54">
          <table:table-cell table:style-name="ce4" office:value-type="float" office:value="157">
            <text:p>157</text:p>
          </table:table-cell>
          <table:covered-table-cell table:style-name="ce24"/>
          <table:covered-table-cell table:style-name="ce45"/>
          <table:table-cell table:style-name="ce53" office:value-type="float" office:value="41654">
            <text:p>15/1/2014</text:p>
          </table:table-cell>
          <table:table-cell table:style-name="ce22" office:value-type="string">
            <text:p>Buôn bán</text:p>
          </table:table-cell>
          <table:table-cell table:style-name="ce22" office:value-type="string">
            <text:p>Các sản phẩm rượu, móng, nanh ĐVHD</text:p>
          </table:table-cell>
          <table:table-cell table:style-name="ce22" office:value-type="string">
            <text:p>2 bình ngâm 3 con rắn hổ mang chúa và 1 con rắn khác chưa ngâm, tổng trọng lượng 3,2 kg; 3 móng gấu, 32 nanh heo rừng </text:p>
          </table:table-cell>
          <table:table-cell table:style-name="ce9"/>
          <table:table-cell table:style-name="ce9" office:value-type="string">
            <text:p>tại trạm dừng chân Mai Linh Bù Đăng ở huyện Bù Đăng, tỉnh Bình Phước</text:p>
          </table:table-cell>
          <table:table-cell table:style-name="ce22" table:number-columns-repeated="3"/>
          <table:table-cell table:number-columns-repeated="1012"/>
        </table:table-row>
        <table:table-row table:style-name="ro29">
          <table:table-cell table:style-name="ce4" office:value-type="float" office:value="158">
            <text:p>158</text:p>
          </table:table-cell>
          <table:table-cell table:style-name="ce14" office:value-type="string">
            <text:p>Tóm gọn 2 thùng rắn biển ở sân bay Nội Bài</text:p>
          </table:table-cell>
          <table:table-cell table:style-name="ce41" office:value-type="string">
            <text:p><text:a xlink:href="http://vietnamnet.vn/vn/xa-hoi/157852/tom-gon-2-thung-ran-bien-o-san-bay-noi-bai.html">http://vietnamnet.vn/vn/xa-hoi/157852/tom-gon-2-thung-ran-bien-o-san-bay-noi-bai.html</text:a></text:p>
          </table:table-cell>
          <table:table-cell table:style-name="ce53" office:value-type="float" office:value="41651">
            <text:p>12/1/2014</text:p>
          </table:table-cell>
          <table:table-cell table:style-name="ce22" office:value-type="string">
            <text:p>Vận chuyển</text:p>
          </table:table-cell>
          <table:table-cell table:style-name="ce22" office:value-type="string">
            <text:p><text:s/>rắn biển các loại</text:p>
          </table:table-cell>
          <table:table-cell table:style-name="ce22" office:value-type="string">
            <text:p>26 kg</text:p>
          </table:table-cell>
          <table:table-cell table:style-name="ce9" office:value-type="string">
            <text:p>Đồn Cảnh sát sân bay Nội Bài</text:p>
          </table:table-cell>
          <table:table-cell table:style-name="ce9" office:value-type="string">
            <text:p>Nhà kho sân bay Nội Bài</text:p>
          </table:table-cell>
          <table:table-cell table:style-name="ce22" office:value-type="string">
            <text:p>Hà Nội</text:p>
          </table:table-cell>
          <table:table-cell table:style-name="ce22" office:value-type="string">
            <text:p>TP HCM</text:p>
          </table:table-cell>
          <table:table-cell table:style-name="ce22"/>
          <table:table-cell table:number-columns-repeated="1012"/>
        </table:table-row>
        <table:table-row table:style-name="ro19">
          <table:table-cell table:style-name="ce4" office:value-type="float" office:value="159">
            <text:p>159</text:p>
          </table:table-cell>
          <table:table-cell table:style-name="ce14" office:value-type="string">
            <text:p>141 bắt 2 bộ da hổ trên đường vận chuyển hộ “1 ông anh”</text:p>
          </table:table-cell>
          <table:table-cell table:style-name="ce41" office:value-type="string">
            <text:p><text:a xlink:href="http://nld.com.vn/thoi-su-trong-nuoc/141-bat-2-bo-da-ho-tren-duong-van-chuyen-ho-1-ong-anh-20140118154838078.htm">http://nld.com.vn/thoi-su-trong-nuoc/141-bat-2-bo-da-ho-tren-duong-van-chuyen-ho-1-ong-anh-20140118154838078.htm</text:a></text:p>
          </table:table-cell>
          <table:table-cell table:style-name="ce53" office:value-type="float" office:value="41657">
            <text:p>18/1/2014</text:p>
          </table:table-cell>
          <table:table-cell table:style-name="ce22" office:value-type="string">
            <text:p>Vận chuyển</text:p>
          </table:table-cell>
          <table:table-cell table:style-name="ce22" office:value-type="string">
            <text:p>Da hổ</text:p>
          </table:table-cell>
          <table:table-cell table:style-name="ce22" office:value-type="string">
            <text:p>2 bộ </text:p>
          </table:table-cell>
          <table:table-cell table:style-name="ce9" office:value-type="string">
            <text:p>Tổ công tác đặc biệt Y9/141 Công an TP Hà Nội </text:p>
          </table:table-cell>
          <table:table-cell table:style-name="ce9" office:value-type="string">
            <text:p>Ngã ba Giải Phóng – Nguyễn Hữu Thọ, Hà Nội</text:p>
          </table:table-cell>
          <table:table-cell table:style-name="ce22" office:value-type="string">
            <text:p>Lào</text:p>
          </table:table-cell>
          <table:table-cell table:style-name="ce22" office:value-type="string">
            <text:p>Viêệt Nam</text:p>
          </table:table-cell>
          <table:table-cell table:style-name="ce22"/>
          <table:table-cell table:number-columns-repeated="1012"/>
        </table:table-row>
        <table:table-row table:style-name="ro54">
          <table:table-cell table:style-name="ce4" office:value-type="float" office:value="160">
            <text:p>160</text:p>
          </table:table-cell>
          <table:table-cell table:style-name="ce14" office:value-type="string">
            <text:p>Thu giữ sản phẩm từ động vật hoang dã</text:p>
          </table:table-cell>
          <table:table-cell table:style-name="ce41" office:value-type="string">
            <text:p><text:a xlink:href="http://plo.vn/do-thi/thu-giu-san-pham-tu-dong-vat-hoang-da-446615.html">http://plo.vn/do-thi/thu-giu-san-pham-tu-dong-vat-hoang-da-446615.html</text:a></text:p>
          </table:table-cell>
          <table:table-cell table:style-name="ce53" office:value-type="float" office:value="41663">
            <text:p>24/1/2014</text:p>
          </table:table-cell>
          <table:table-cell table:style-name="ce22" office:value-type="string">
            <text:p>Buôn bán, tàng trữ</text:p>
          </table:table-cell>
          <table:table-cell table:style-name="ce22" office:value-type="string">
            <text:p>xương voi, móng, mật, nanh gấu, nanh heo rừng, mèo rừng nhồi bông, chồn nhồi bông, cu li nhồi bông, hươu sao nhồi bông, sóc nhồi bông</text:p>
          </table:table-cell>
          <table:table-cell table:style-name="ce22"/>
          <table:table-cell table:style-name="ce9" office:value-type="string">
            <text:p>Hạt kiểm lâm huyện Đắk R’Lấp (Đắk Nông) </text:p>
          </table:table-cell>
          <table:table-cell table:style-name="ce9" office:value-type="string">
            <text:p>thị trấn Kiến Đức, huyện Đắk R’Lấp</text:p>
          </table:table-cell>
          <table:table-cell table:style-name="ce22" table:number-columns-repeated="3"/>
          <table:table-cell table:number-columns-repeated="1012"/>
        </table:table-row>
        <table:table-row table:style-name="ro19">
          <table:table-cell table:style-name="ce4" office:value-type="float" office:value="161">
            <text:p>161</text:p>
          </table:table-cell>
          <table:table-cell table:style-name="ce14" office:value-type="string">
            <text:p>Điểm lại một số vụ buôn lậu lớn qua cảng Hải Phòng</text:p>
          </table:table-cell>
          <table:table-cell table:style-name="ce41" office:value-type="string">
            <text:p><text:a xlink:href="http://www.baohaiquan.vn/pages/nhin-lai-nhung-vu-buon-lau-khung-o-hai-phong-nam-2013.aspx">http://www.baohaiquan.vn/pages/nhin-lai-nhung-vu-buon-lau-khung-o-hai-phong-nam-2013.aspx</text:a></text:p>
          </table:table-cell>
          <table:table-cell table:style-name="ce53" office:value-type="float" office:value="41677">
            <text:p>7/2/2014</text:p>
          </table:table-cell>
          <table:table-cell table:style-name="ce22" office:value-type="string">
            <text:p>Buôn bán, tàng trữ</text:p>
          </table:table-cell>
          <table:table-cell table:style-name="ce22" office:value-type="string">
            <text:p>gỗ quý hiếm, ngà voi, tê tê, </text:p>
          </table:table-cell>
          <table:table-cell table:style-name="ce22"/>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62">
            <text:p>162</text:p>
          </table:table-cell>
          <table:table-cell table:style-name="ce14" office:value-type="string">
            <text:p>Giải cứu mang Trường Sơn quý hiếm</text:p>
          </table:table-cell>
          <table:table-cell table:style-name="ce41" office:value-type="string">
            <text:p><text:a xlink:href="http://nongnghiep.vn/giai-cuu-mang-truong-son-quy-hiem-post120822.html">http://nongnghiep.vn/giai-cuu-mang-truong-son-quy-hiem-post120822.html</text:a></text:p>
          </table:table-cell>
          <table:table-cell table:style-name="ce53" office:value-type="float" office:value="41684">
            <text:p>14/2/2014</text:p>
          </table:table-cell>
          <table:table-cell table:style-name="ce22" office:value-type="string">
            <text:p>Đánh bắt </text:p>
          </table:table-cell>
          <table:table-cell table:style-name="ce22" office:value-type="string">
            <text:p>mang trường sơn</text:p>
          </table:table-cell>
          <table:table-cell table:style-name="ce22" office:value-type="string">
            <text:p>7 kg</text:p>
          </table:table-cell>
          <table:table-cell table:style-name="ce9" office:value-type="string">
            <text:p>Nhóm tuần tra Khu Bảo tồn Sao la TT-Huế</text:p>
          </table:table-cell>
          <table:table-cell table:style-name="ce9" office:value-type="string">
            <text:p>Khu bảo tồn Sao la TT-Huế</text:p>
          </table:table-cell>
          <table:table-cell table:style-name="ce22" office:value-type="string">
            <text:p>Huế</text:p>
          </table:table-cell>
          <table:table-cell table:style-name="ce22" table:number-columns-repeated="2"/>
          <table:table-cell table:number-columns-repeated="1012"/>
        </table:table-row>
        <table:table-row table:style-name="ro54">
          <table:table-cell table:style-name="ce4" office:value-type="float" office:value="163">
            <text:p>163</text:p>
          </table:table-cell>
          <table:table-cell table:style-name="ce14" office:value-type="string">
            <text:p>Giải cứu 23 cá thể rắn hổ mang chúa</text:p>
            <text:p>Giải cứu 23 cá thể rắn hổ mang chúa</text:p>
            <text:p>Giải cứu 23 cá thể rắn hổ mang chúa</text:p>
            <text:p/>
          </table:table-cell>
          <table:table-cell table:style-name="ce41" office:value-type="string">
            <text:p><text:a xlink:href="http://petrotimes.vn/news/vn/phap-luat/giai-cuu-23-ca-the-ran-ho-mang-chua.htmlhttp:/petrotimes.vn/news/vn/phap-luat/giai-cuu-23-ca-the-ran-ho-mang-chua.html">http://petrotimes.vn/news/vn/phap-luat/giai-cuu-23-ca-the-ran-ho-mang-chua.htmlhttp:/petrotimes.vn/news/vn/phap-luat/giai-cuu-23-ca-the-ran-ho-mang-chua.html</text:a></text:p>
          </table:table-cell>
          <table:table-cell table:style-name="ce53" office:value-type="float" office:value="41691">
            <text:p>21/2/2014</text:p>
          </table:table-cell>
          <table:table-cell table:style-name="ce22" office:value-type="string">
            <text:p>Mua bán, vận chuyển</text:p>
          </table:table-cell>
          <table:table-cell table:style-name="ce22" office:value-type="string">
            <text:p>rắn hổ mang</text:p>
          </table:table-cell>
          <table:table-cell table:style-name="ce22" office:value-type="string">
            <text:p>23 cá thể/70 kg</text:p>
          </table:table-cell>
          <table:table-cell table:style-name="ce19" office:value-type="string">
            <text:p>Đội 6, Phòng CS Môi trường, CA Hà Nội</text:p>
          </table:table-cell>
          <table:table-cell table:style-name="ce9" office:value-type="string">
            <text:p>Đường Ngọc Hồi, Hoàng Mai, TP Hà Nội</text:p>
          </table:table-cell>
          <table:table-cell table:style-name="ce22" office:value-type="string">
            <text:p>Hà Nội</text:p>
          </table:table-cell>
          <table:table-cell table:style-name="ce22" office:value-type="string">
            <text:p>các tỉnh miền Nam</text:p>
          </table:table-cell>
          <table:table-cell table:style-name="ce22"/>
          <table:table-cell table:number-columns-repeated="1012"/>
        </table:table-row>
        <table:table-row table:style-name="ro19">
          <table:table-cell table:style-name="ce4" office:value-type="float" office:value="164">
            <text:p>164</text:p>
          </table:table-cell>
          <table:table-cell table:style-name="ce14" office:value-type="string">
            <text:p>Buôn bán động vật hoang dã</text:p>
          </table:table-cell>
          <table:table-cell table:style-name="ce41" office:value-type="string">
            <text:p><text:a xlink:href="http://vnexpress.net/tin-tuc/phap-luat/ve-meo-thanh-ho-de-ban-gia-cat-co-2954500.html">http://vnexpress.net/tin-tuc/phap-luat/ve-meo-thanh-ho-de-ban-gia-cat-co-2954500.html</text:a></text:p>
          </table:table-cell>
          <table:table-cell table:style-name="ce53" office:value-type="float" office:value="41698">
            <text:p>28/2/2014</text:p>
          </table:table-cell>
          <table:table-cell table:style-name="ce22" office:value-type="string">
            <text:p>Buôn bán</text:p>
          </table:table-cell>
          <table:table-cell table:style-name="ce22" office:value-type="string">
            <text:p>1 bộ xương gấu, 1 con beo lửa, mèo nhà, 6 chân gấu giả…</text:p>
          </table:table-cell>
          <table:table-cell table:style-name="ce22"/>
          <table:table-cell table:style-name="ce9" office:value-type="string">
            <text:p>Phòng CS Môi trường, CA TP HCM</text:p>
          </table:table-cell>
          <table:table-cell table:style-name="ce9"/>
          <table:table-cell table:style-name="ce22" table:number-columns-repeated="3"/>
          <table:table-cell table:number-columns-repeated="1012"/>
        </table:table-row>
        <table:table-row table:style-name="ro19">
          <table:table-cell table:style-name="ce4" office:value-type="float" office:value="165">
            <text:p>165</text:p>
          </table:table-cell>
          <table:table-cell table:style-name="ce14" office:value-type="string">
            <text:p>Phát hiện hơn 13kg sừng tê giác Châu Phi nhập lậu vào Việt Nam</text:p>
          </table:table-cell>
          <table:table-cell table:style-name="ce41" office:value-type="string">
            <text:p><text:a xlink:href="http://dantri.com.vn/phap-luat/phat-hien-hon-13kg-sung-te-giac-chau-phi-nhap-lau-vao-viet-nam-849004.htm">http://dantri.com.vn/phap-luat/phat-hien-hon-13kg-sung-te-giac-chau-phi-nhap-lau-vao-viet-nam-849004.htm</text:a></text:p>
          </table:table-cell>
          <table:table-cell table:style-name="ce53" office:value-type="float" office:value="41712">
            <text:p>14/3/2014</text:p>
          </table:table-cell>
          <table:table-cell table:style-name="ce22" office:value-type="string">
            <text:p>Buôn bán, vận chuyển</text:p>
          </table:table-cell>
          <table:table-cell table:style-name="ce22" office:value-type="string">
            <text:p>Sừng tê giác</text:p>
          </table:table-cell>
          <table:table-cell table:style-name="ce22" office:value-type="string">
            <text:p>5 cái</text:p>
          </table:table-cell>
          <table:table-cell table:style-name="ce9" office:value-type="string">
            <text:p>Chi cục Hải quan cửa khẩu sân bay quốc tế Tân Sơn Nhất</text:p>
          </table:table-cell>
          <table:table-cell table:style-name="ce9" office:value-type="string">
            <text:p>Sân bay Tân Sơn Nhất</text:p>
          </table:table-cell>
          <table:table-cell table:style-name="ce22" office:value-type="string">
            <text:p>Châu Phi</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66">
            <text:p>166</text:p>
          </table:table-cell>
          <table:table-cell table:style-name="ce14" office:value-type="string">
            <text:p>Buôn bán chim ưng trên phố</text:p>
          </table:table-cell>
          <table:table-cell table:style-name="ce41" office:value-type="string">
            <text:p><text:a xlink:href="http://www.congan.com.vn/?catid=681&amp;id=513893&amp;mod=detnews&amp;p">http://www.congan.com.vn/?catid=681&amp;id=513893&amp;mod=detnews&amp;p</text:a></text:p>
          </table:table-cell>
          <table:table-cell table:style-name="ce53" office:value-type="float" office:value="41719">
            <text:p>21/3/2014</text:p>
          </table:table-cell>
          <table:table-cell table:style-name="ce22" office:value-type="string">
            <text:p>Buôn bán</text:p>
          </table:table-cell>
          <table:table-cell table:style-name="ce22" office:value-type="string">
            <text:p>Chim ưng </text:p>
          </table:table-cell>
          <table:table-cell table:style-name="ce22"/>
          <table:table-cell table:style-name="ce9"/>
          <table:table-cell table:style-name="ce9" office:value-type="string">
            <text:p>Quốc lộ 3 đoạn Thủ Đức - Bình Dương</text:p>
          </table:table-cell>
          <table:table-cell table:style-name="ce22" table:number-columns-repeated="3"/>
          <table:table-cell table:number-columns-repeated="1012"/>
        </table:table-row>
        <table:table-row table:style-name="ro19">
          <table:table-cell table:style-name="ce4" office:value-type="float" office:value="167">
            <text:p>167</text:p>
          </table:table-cell>
          <table:table-cell table:style-name="ce14" office:value-type="string">
            <text:p>Vận chuyển rắn độc trên xe khách</text:p>
          </table:table-cell>
          <table:table-cell table:style-name="ce41" office:value-type="string">
            <text:p><text:a xlink:href="http://vnexpress.net/tin-tuc/thoi-su/nhieu-ran-doc-ngo-ngoe-tren-xe-khach-2987370.html">http://vnexpress.net/tin-tuc/thoi-su/nhieu-ran-doc-ngo-ngoe-tren-xe-khach-2987370.html</text:a></text:p>
          </table:table-cell>
          <table:table-cell table:style-name="ce53" office:value-type="float" office:value="41769">
            <text:p>10/5/2014</text:p>
          </table:table-cell>
          <table:table-cell table:style-name="ce22" office:value-type="string">
            <text:p>Buôn bán, vận chuyển</text:p>
          </table:table-cell>
          <table:table-cell table:style-name="ce22" office:value-type="string">
            <text:p>Rắn hổ mang, hổ mang chúa, ráo trâu, rùa núi vàng</text:p>
          </table:table-cell>
          <table:table-cell table:style-name="ce22" office:value-type="string">
            <text:p>21 kg</text:p>
          </table:table-cell>
          <table:table-cell table:style-name="ce9" office:value-type="string">
            <text:p>Công an Quảng Ngãi</text:p>
          </table:table-cell>
          <table:table-cell table:style-name="ce9"/>
          <table:table-cell table:style-name="ce22" office:value-type="string">
            <text:p>TP HCM</text:p>
          </table:table-cell>
          <table:table-cell table:style-name="ce22" office:value-type="string">
            <text:p>Quảng Ngãi</text:p>
          </table:table-cell>
          <table:table-cell table:style-name="ce22"/>
          <table:table-cell table:number-columns-repeated="1012"/>
        </table:table-row>
        <table:table-row table:style-name="ro29">
          <table:table-cell table:style-name="ce4" office:value-type="float" office:value="168">
            <text:p>168</text:p>
          </table:table-cell>
          <table:table-cell table:style-name="ce14" office:value-type="string">
            <text:p>Chăn nuôi lơn rừng, chim trĩ</text:p>
          </table:table-cell>
          <table:table-cell table:style-name="ce41" office:value-type="string">
            <text:p><text:a xlink:href="http://www.tienphong.vn/gioi-tre/trieu-phu-nuoi-lon-rung-chim-tri-do-704275.tpo">http://www.tienphong.vn/gioi-tre/trieu-phu-nuoi-lon-rung-chim-tri-do-704275.tpo</text:a></text:p>
          </table:table-cell>
          <table:table-cell table:style-name="ce53" office:value-type="float" office:value="41775">
            <text:p>16/5/2014</text:p>
          </table:table-cell>
          <table:table-cell table:style-name="ce22" office:value-type="string">
            <text:p>Chăn nuôi</text:p>
          </table:table-cell>
          <table:table-cell table:style-name="ce22" office:value-type="string">
            <text:p>Lợn rừng, chim trĩ đỏ</text:p>
          </table:table-cell>
          <table:table-cell table:style-name="ce22"/>
          <table:table-cell table:style-name="ce9"/>
          <table:table-cell table:style-name="ce9" office:value-type="string">
            <text:p>Hương Canh, Bình Xuyên, Vĩnh phúc</text:p>
          </table:table-cell>
          <table:table-cell table:style-name="ce22" table:number-columns-repeated="3"/>
          <table:table-cell table:number-columns-repeated="1012"/>
        </table:table-row>
        <table:table-row table:style-name="ro29">
          <table:table-cell table:style-name="ce4" office:value-type="float" office:value="169">
            <text:p>169</text:p>
          </table:table-cell>
          <table:table-cell table:style-name="ce14" office:value-type="string">
            <text:p>Bắt giữ ngà voi chuyển sang Trung Quốc</text:p>
          </table:table-cell>
          <table:table-cell table:style-name="ce41" office:value-type="string">
            <text:p><text:a xlink:href="http://baodatviet.vn/phap-luat/tin-tuc-phap-luat/bat-giu-hon-tan-nga-voi-chuan-bi-chuyen-di-trung-quoc-3039404/">http://baodatviet.vn/phap-luat/tin-tuc-phap-luat/bat-giu-hon-tan-nga-voi-chuan-bi-chuyen-di-trung-quoc-3039404/</text:a></text:p>
          </table:table-cell>
          <table:table-cell table:style-name="ce53" office:value-type="float" office:value="41782">
            <text:p>23/5/2014</text:p>
          </table:table-cell>
          <table:table-cell table:style-name="ce22" office:value-type="string">
            <text:p>Buôn bán, vận chuyển</text:p>
          </table:table-cell>
          <table:table-cell table:style-name="ce22" office:value-type="string">
            <text:p>Ngà voi</text:p>
          </table:table-cell>
          <table:table-cell table:style-name="ce22" office:value-type="string">
            <text:p>1 tấn</text:p>
          </table:table-cell>
          <table:table-cell table:style-name="ce9" office:value-type="string">
            <text:p>Cục Hải quan Hải Phòng </text:p>
          </table:table-cell>
          <table:table-cell table:style-name="ce9" office:value-type="string">
            <text:p>Cảng Hải Phòng</text:p>
          </table:table-cell>
          <table:table-cell table:style-name="ce22" office:value-type="string">
            <text:p>Việt Nam</text:p>
          </table:table-cell>
          <table:table-cell table:style-name="ce22" office:value-type="string">
            <text:p>Trung Quốc</text:p>
          </table:table-cell>
          <table:table-cell table:style-name="ce22"/>
          <table:table-cell table:number-columns-repeated="1012"/>
        </table:table-row>
        <table:table-row table:style-name="ro29">
          <table:table-cell table:style-name="ce4" office:value-type="float" office:value="170">
            <text:p>170</text:p>
          </table:table-cell>
          <table:table-cell table:style-name="ce14" office:value-type="string">
            <text:p>Nuôi nhốt động vật quý hiếm</text:p>
          </table:table-cell>
          <table:table-cell table:style-name="ce41" office:value-type="string">
            <text:p><text:a xlink:href="http://vov.vn/Phap-luat/Dak-Nong-Dieu-tra-doi-tuong-nuoi-nhot-dong-vat-quy-hiem/328953.vov">http://vov.vn/Phap-luat/Dak-Nong-Dieu-tra-doi-tuong-nuoi-nhot-dong-vat-quy-hiem/328953.vov</text:a></text:p>
          </table:table-cell>
          <table:table-cell table:style-name="ce53" office:value-type="float" office:value="41789">
            <text:p>30/5/2014</text:p>
          </table:table-cell>
          <table:table-cell table:style-name="ce22" office:value-type="string">
            <text:p>Nuôi nhốt</text:p>
          </table:table-cell>
          <table:table-cell table:style-name="ce22" office:value-type="string">
            <text:p>Vượn bạc má</text:p>
          </table:table-cell>
          <table:table-cell table:style-name="ce22" office:value-type="string">
            <text:p>1 con</text:p>
          </table:table-cell>
          <table:table-cell table:style-name="ce9" office:value-type="string">
            <text:p>Công an huyện ĐắkR'lấp </text:p>
          </table:table-cell>
          <table:table-cell table:style-name="ce9" office:value-type="string">
            <text:p>tại xã Đắk Ru, huyện Đắk R’lấp </text:p>
          </table:table-cell>
          <table:table-cell table:style-name="ce22" table:number-columns-repeated="3"/>
          <table:table-cell table:number-columns-repeated="1012"/>
        </table:table-row>
        <table:table-row table:style-name="ro29">
          <table:table-cell table:style-name="ce4" office:value-type="float" office:value="171">
            <text:p>171</text:p>
          </table:table-cell>
          <table:table-cell table:style-name="ce14" office:value-type="string">
            <text:p>Buôn bán 2 cá thể hổ quý hiếm</text:p>
          </table:table-cell>
          <table:table-cell table:style-name="ce41" office:value-type="string">
            <text:p><text:a xlink:href="http://vietnamnet.vn/vn/xa-hoi/180971/bi-ca-truy-duoi--vut-2-ca-the-ho-xuong-duong-de-tron-chay.html">http://vietnamnet.vn/vn/xa-hoi/180971/bi-ca-truy-duoi--vut-2-ca-the-ho-xuong-duong-de-tron-chay.html</text:a></text:p>
          </table:table-cell>
          <table:table-cell table:style-name="ce53" office:value-type="float" office:value="41803">
            <text:p>13/6/2014</text:p>
          </table:table-cell>
          <table:table-cell table:style-name="ce22" office:value-type="string">
            <text:p>Buôn bán, vận chuyển</text:p>
          </table:table-cell>
          <table:table-cell table:style-name="ce22" office:value-type="string">
            <text:p>Hổ Đông Dương</text:p>
          </table:table-cell>
          <table:table-cell table:style-name="ce22" office:value-type="string">
            <text:p>2 con</text:p>
          </table:table-cell>
          <table:table-cell table:style-name="ce9" office:value-type="string">
            <text:p>CA huyện Quỳnh Lưu, Nghệ An</text:p>
          </table:table-cell>
          <table:table-cell table:style-name="ce9" office:value-type="string">
            <text:p>QL1A đoạn qua huyện Quỳnh Lưu</text:p>
          </table:table-cell>
          <table:table-cell table:style-name="ce22" table:number-columns-repeated="3"/>
          <table:table-cell table:number-columns-repeated="1012"/>
        </table:table-row>
        <table:table-row table:style-name="ro19">
          <table:table-cell table:style-name="ce4" office:value-type="float" office:value="172">
            <text:p>172</text:p>
          </table:table-cell>
          <table:table-cell table:style-name="ce14" office:value-type="string">
            <text:p>Bắt giữ vụ buôn bán động vật cực kỳ quý hiếm</text:p>
          </table:table-cell>
          <table:table-cell table:style-name="ce41" office:value-type="string">
            <text:p><text:a xlink:href="http://www.vnmedia.vn/vn/xa-hoi/tin-tuc/23_2603563/bat_giu_vu_buon_ban_dong_vat_cuc_ky_quy_hiem.html">http://www.vnmedia.vn/vn/xa-hoi/tin-tuc/23_2603563/bat_giu_vu_buon_ban_dong_vat_cuc_ky_quy_hiem.html</text:a></text:p>
          </table:table-cell>
          <table:table-cell table:style-name="ce53" office:value-type="float" office:value="41810">
            <text:p>20/6/2014</text:p>
          </table:table-cell>
          <table:table-cell table:style-name="ce22" office:value-type="string">
            <text:p>Buôn bán</text:p>
          </table:table-cell>
          <table:table-cell table:style-name="ce22" office:value-type="string">
            <text:p>Chồn, thịt gấu, dúi, thịt heo rừng, sóc đen…</text:p>
          </table:table-cell>
          <table:table-cell table:style-name="ce22" office:value-type="string">
            <text:p>67 kg</text:p>
          </table:table-cell>
          <table:table-cell table:style-name="ce9" office:value-type="string">
            <text:p>Cục CS môi trường, chi cục Kiểm lâm TPHCM</text:p>
          </table:table-cell>
          <table:table-cell table:style-name="ce9" office:value-type="string">
            <text:p>số nhà 44/8, khu phố 7 đường TA 6, Phường Thới An, Quận 12, TP. Hồ Chí Minh</text:p>
          </table:table-cell>
          <table:table-cell table:style-name="ce22" table:number-columns-repeated="3"/>
          <table:table-cell table:number-columns-repeated="1012"/>
        </table:table-row>
        <table:table-row table:style-name="ro29">
          <table:table-cell table:style-name="ce4" office:value-type="float" office:value="173">
            <text:p>173</text:p>
          </table:table-cell>
          <table:table-cell table:style-name="ce14" office:value-type="string">
            <text:p>Bắt giữ hơn 90 kg ngà voi nhập lậu</text:p>
          </table:table-cell>
          <table:table-cell table:style-name="ce41" office:value-type="string">
            <text:p><text:a xlink:href="http://www.baomoi.com/Bat-giu-hon-90-kg-nga-voi-nhap-lau-qua-duong-hang-khong/58/14128015.epi">http://www.baomoi.com/Bat-giu-hon-90-kg-nga-voi-nhap-lau-qua-duong-hang-khong/58/14128015.epi</text:a></text:p>
          </table:table-cell>
          <table:table-cell table:style-name="ce53" office:value-type="float" office:value="41817">
            <text:p>27/6/2014</text:p>
          </table:table-cell>
          <table:table-cell table:style-name="ce22" office:value-type="string">
            <text:p>Buôn bán, nhập lậu</text:p>
          </table:table-cell>
          <table:table-cell table:style-name="ce22" office:value-type="string">
            <text:p>ngà voi</text:p>
          </table:table-cell>
          <table:table-cell table:style-name="ce22" office:value-type="string">
            <text:p>90 kg</text:p>
          </table:table-cell>
          <table:table-cell table:style-name="ce9" office:value-type="string">
            <text:p>Cục Hải quan TP Hồ Chí Minh</text:p>
          </table:table-cell>
          <table:table-cell table:style-name="ce9" office:value-type="string">
            <text:p>Sân bay Tân Sơn Nhất</text:p>
          </table:table-cell>
          <table:table-cell table:style-name="ce22" office:value-type="string">
            <text:p>Châu Phi</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74">
            <text:p>174</text:p>
          </table:table-cell>
          <table:table-cell table:style-name="ce14" office:value-type="string">
            <text:p>Nhập lậu xương động vật hoang dã</text:p>
          </table:table-cell>
          <table:table-cell table:style-name="ce41" office:value-type="string">
            <text:p><text:a xlink:href="http://www.baohaiquan.vn/pages/hai-quan-noi-bai-phat-hien-4-kg-nghi-la-xuong-dong-vat-hoang-da.aspx">http://www.baohaiquan.vn/pages/hai-quan-noi-bai-phat-hien-4-kg-nghi-la-xuong-dong-vat-hoang-da.aspx</text:a></text:p>
          </table:table-cell>
          <table:table-cell table:style-name="ce53" office:value-type="float" office:value="41824">
            <text:p>4/7/2014</text:p>
          </table:table-cell>
          <table:table-cell table:style-name="ce22" office:value-type="string">
            <text:p>Buôn lậu</text:p>
          </table:table-cell>
          <table:table-cell table:style-name="ce22" office:value-type="string">
            <text:p>Xương động vật</text:p>
          </table:table-cell>
          <table:table-cell table:style-name="ce22" office:value-type="string">
            <text:p>4 kg</text:p>
          </table:table-cell>
          <table:table-cell table:style-name="ce9" office:value-type="string">
            <text:p>Chi cục hải quan cửa khẩu sân bay Nội Bài</text:p>
          </table:table-cell>
          <table:table-cell table:style-name="ce9" office:value-type="string">
            <text:p>Sân bay Nội Bài - Hà Nội</text:p>
          </table:table-cell>
          <table:table-cell table:style-name="ce22" table:number-columns-repeated="3"/>
          <table:table-cell table:number-columns-repeated="1012"/>
        </table:table-row>
        <table:table-row table:style-name="ro29">
          <table:table-cell table:style-name="ce4" office:value-type="float" office:value="175">
            <text:p>175</text:p>
          </table:table-cell>
          <table:table-cell table:style-name="ce14" office:value-type="string">
            <text:p>Săn bắt bò tót ở vùng quê</text:p>
          </table:table-cell>
          <table:table-cell table:style-name="ce41" office:value-type="string">
            <text:p><text:a xlink:href="http://dantri.com.vn/xa-hoi/trang-dem-san-bo-tot-897305.htm">http://dantri.com.vn/xa-hoi/trang-dem-san-bo-tot-897305.htm</text:a></text:p>
          </table:table-cell>
          <table:table-cell table:style-name="ce53" office:value-type="float" office:value="41831">
            <text:p>11/7/2014</text:p>
          </table:table-cell>
          <table:table-cell table:style-name="ce22" office:value-type="string">
            <text:p>Săn bắt</text:p>
          </table:table-cell>
          <table:table-cell table:style-name="ce22" office:value-type="string">
            <text:p>bò tót</text:p>
          </table:table-cell>
          <table:table-cell table:style-name="ce22" office:value-type="string">
            <text:p>2 con</text:p>
          </table:table-cell>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76">
            <text:p>176</text:p>
          </table:table-cell>
          <table:table-cell table:style-name="ce14" office:value-type="string">
            <text:p>Bắt giữ 14 vụ buôn lậu, vận chuyển trái phép động, thực vật hoang dã</text:p>
          </table:table-cell>
          <table:table-cell table:style-name="ce41" office:value-type="string">
            <text:p><text:a xlink:href="http://www.customs.gov.vn/lists/tinhoatdong/ViewDetails.aspx?ID=21221&amp;Category=Tin%20n%E1%BB%99i%20b%E1%BB%99">http://www.customs.gov.vn/lists/tinhoatdong/ViewDetails.aspx?ID=21221&amp;Category=Tin%20n%E1%BB%99i%20b%E1%BB%99</text:a></text:p>
          </table:table-cell>
          <table:table-cell table:style-name="ce53" office:value-type="float" office:value="41845">
            <text:p>25/7/2014</text:p>
          </table:table-cell>
          <table:table-cell table:style-name="ce22" office:value-type="string">
            <text:p>Buôn lậu</text:p>
          </table:table-cell>
          <table:table-cell table:style-name="ce22" table:number-columns-repeated="2"/>
          <table:table-cell table:style-name="ce9" office:value-type="string">
            <text:p>Hải quan tỉnh Quảng Ninh</text:p>
          </table:table-cell>
          <table:table-cell table:style-name="ce9"/>
          <table:table-cell table:style-name="ce22" table:number-columns-repeated="3"/>
          <table:table-cell table:number-columns-repeated="1012"/>
        </table:table-row>
        <table:table-row table:style-name="ro19">
          <table:table-cell table:style-name="ce4" office:value-type="float" office:value="177">
            <text:p>177</text:p>
          </table:table-cell>
          <table:table-cell table:style-name="ce25" office:value-type="string">
            <text:p>Bắt giữ hơn 1 tấn vẩy tê tê nhập khẩu từ Châu Phi</text:p>
          </table:table-cell>
          <table:table-cell table:style-name="ce41" office:value-type="string">
            <text:p><text:a xlink:href="http://dantri.com.vn/phap-luat/bat-giu-hon-1-tan-vay-te-te-nguy-trang-ca-trich-kho-nhap-khau-tu-chau-phi-905764.htm">http://dantri.com.vn/phap-luat/bat-giu-hon-1-tan-vay-te-te-nguy-trang-ca-trich-kho-nhap-khau-tu-chau-phi-905764.htm</text:a></text:p>
          </table:table-cell>
          <table:table-cell table:style-name="ce53" office:value-type="float" office:value="41852">
            <text:p>1/8/2014</text:p>
          </table:table-cell>
          <table:table-cell table:style-name="ce22" office:value-type="string">
            <text:p>Buôn lậu</text:p>
          </table:table-cell>
          <table:table-cell table:style-name="ce22" office:value-type="string">
            <text:p>Vẩy tê tê</text:p>
          </table:table-cell>
          <table:table-cell table:style-name="ce22" office:value-type="string">
            <text:p>1,4 tấn</text:p>
          </table:table-cell>
          <table:table-cell table:style-name="ce25" office:value-type="string">
            <text:p>Cục chống buôn lậu tổng cục Hải Quan miền Bắc</text:p>
          </table:table-cell>
          <table:table-cell table:style-name="ce9" office:value-type="string">
            <text:p>TP Móng Cái - Quảng Ninh</text:p>
          </table:table-cell>
          <table:table-cell table:style-name="ce22" office:value-type="string">
            <text:p>Châu Phi</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78">
            <text:p>178</text:p>
          </table:table-cell>
          <table:table-cell table:style-name="ce14" office:value-type="string">
            <text:p>Thu giữ ngà voi trong kiện quà biếu</text:p>
          </table:table-cell>
          <table:table-cell table:style-name="ce41" office:value-type="string">
            <text:p><text:a xlink:href="http://vnexpress.net/tin-tuc/phap-luat/nga-voi-gan-3-ty-dong-trong-kien-qua-bieu-3027663.html">http://vnexpress.net/tin-tuc/phap-luat/nga-voi-gan-3-ty-dong-trong-kien-qua-bieu-3027663.html</text:a></text:p>
          </table:table-cell>
          <table:table-cell table:style-name="ce53" office:value-type="float" office:value="41860">
            <text:p>9/8/2014</text:p>
          </table:table-cell>
          <table:table-cell table:style-name="ce22" office:value-type="string">
            <text:p>Tàng Trữ trái phép</text:p>
          </table:table-cell>
          <table:table-cell table:style-name="ce22" office:value-type="string">
            <text:p>Ngà voi</text:p>
          </table:table-cell>
          <table:table-cell table:style-name="ce22" office:value-type="string">
            <text:p>15 kg</text:p>
          </table:table-cell>
          <table:table-cell table:style-name="ce9" office:value-type="string">
            <text:p>Chi cục Hải quan chuyển phát nhanh TPHCM</text:p>
          </table:table-cell>
          <table:table-cell table:style-name="ce9" office:value-type="string">
            <text:p>Sân bay Tân Sơn Nhất</text:p>
          </table:table-cell>
          <table:table-cell table:style-name="ce22" office:value-type="string">
            <text:p>Pháp</text:p>
          </table:table-cell>
          <table:table-cell table:style-name="ce22" office:value-type="string">
            <text:p>Việt Nam</text:p>
          </table:table-cell>
          <table:table-cell table:style-name="ce22"/>
          <table:table-cell table:number-columns-repeated="1012"/>
        </table:table-row>
        <table:table-row table:style-name="ro19">
          <table:table-cell table:style-name="ce4" office:value-type="float" office:value="179">
            <text:p>179</text:p>
          </table:table-cell>
          <table:table-cell table:style-name="ce17" office:value-type="string">
            <text:p>Xử lý 19 vụ buôn bán, vận chuyển lâm sản trái phép</text:p>
          </table:table-cell>
          <table:table-cell table:style-name="ce41" office:value-type="string">
            <text:p><text:a xlink:href="http://www.thanhtra.com.vn/xu-ly-19-vu-buon-ban-van-chuyen-lam-san-trai-phep_t221c1144n76608.html">http://www.thanhtra.com.vn/xu-ly-19-vu-buon-ban-van-chuyen-lam-san-trai-phep_t221c1144n76608.html</text:a></text:p>
          </table:table-cell>
          <table:table-cell table:style-name="ce53" office:value-type="float" office:value="41867">
            <text:p>16/8/2014</text:p>
          </table:table-cell>
          <table:table-cell table:style-name="ce22" office:value-type="string">
            <text:p>Buôn bán, vận chuyển</text:p>
          </table:table-cell>
          <table:table-cell table:style-name="ce22" office:value-type="string">
            <text:p>Lâm sản</text:p>
          </table:table-cell>
          <table:table-cell table:style-name="ce22"/>
          <table:table-cell table:style-name="ce9" office:value-type="string">
            <text:p>Chi cục kiểm lâm tỉnh Ninh Bình</text:p>
          </table:table-cell>
          <table:table-cell table:style-name="ce9"/>
          <table:table-cell table:style-name="ce22" table:number-columns-repeated="3"/>
          <table:table-cell table:number-columns-repeated="1012"/>
        </table:table-row>
        <table:table-row table:style-name="ro29">
          <table:table-cell table:style-name="ce4" office:value-type="float" office:value="180">
            <text:p>180</text:p>
          </table:table-cell>
          <table:table-cell table:style-name="ce19" office:value-type="string">
            <text:p>Thu giữ gần một tấn ngà voi nhập lậu</text:p>
          </table:table-cell>
          <table:table-cell table:style-name="ce41" office:value-type="string">
            <text:p><text:a xlink:href="http://www.nhandan.com.vn/khoahoc/moi-truong/item/24090202-thu-giu%CC%83-ga%CC%80n-mot-tan-nga-voi-nhap-lau.html">http://www.nhandan.com.vn/khoahoc/moi-truong/item/24090202-thu-giu%CC%83-ga%CC%80n-mot-tan-nga-voi-nhap-lau.html</text:a></text:p>
          </table:table-cell>
          <table:table-cell table:style-name="ce53" office:value-type="float" office:value="41873">
            <text:p>22/8/2014</text:p>
          </table:table-cell>
          <table:table-cell table:style-name="ce22" office:value-type="string">
            <text:p>Buôn lậu</text:p>
          </table:table-cell>
          <table:table-cell table:style-name="ce22" office:value-type="string">
            <text:p>Ngà voi</text:p>
          </table:table-cell>
          <table:table-cell table:style-name="ce22" office:value-type="string">
            <text:p>1 tấn</text:p>
          </table:table-cell>
          <table:table-cell table:style-name="ce9" office:value-type="string">
            <text:p>Cục Hải quan thành phố Hải Phòng </text:p>
          </table:table-cell>
          <table:table-cell table:style-name="ce9" office:value-type="string">
            <text:p>Cảng Hải Phòng</text:p>
          </table:table-cell>
          <table:table-cell table:style-name="ce22" office:value-type="string">
            <text:p>Châu Phi</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81">
            <text:p>181</text:p>
          </table:table-cell>
          <table:table-cell table:style-name="ce14" office:value-type="string">
            <text:p>Chở động vật quý hiếm, đập phá xe kiểm lâm</text:p>
          </table:table-cell>
          <table:table-cell table:style-name="ce41" office:value-type="string">
            <text:p><text:a xlink:href="http://danviet.vn/phap-luat/cho-dong-vat-quy-hiem-dap-pha-xe-kiem-lam-474408.html">http://danviet.vn/phap-luat/cho-dong-vat-quy-hiem-dap-pha-xe-kiem-lam-474408.html</text:a></text:p>
          </table:table-cell>
          <table:table-cell table:style-name="ce53" office:value-type="float" office:value="41880">
            <text:p>29/8/2014</text:p>
          </table:table-cell>
          <table:table-cell table:style-name="ce22" office:value-type="string">
            <text:p>Tàng trữ, vận chuyển</text:p>
          </table:table-cell>
          <table:table-cell table:style-name="ce22" office:value-type="string">
            <text:p>rắn hổ mang chúa, rùa</text:p>
          </table:table-cell>
          <table:table-cell table:style-name="ce22" office:value-type="string">
            <text:p>số lượng lớn</text:p>
          </table:table-cell>
          <table:table-cell table:style-name="ce9" office:value-type="string">
            <text:p>Công an Quảng Ninh</text:p>
          </table:table-cell>
          <table:table-cell table:style-name="ce9" office:value-type="string">
            <text:p>TP Móng Cái - Quảng Ninh</text:p>
          </table:table-cell>
          <table:table-cell table:style-name="ce22" office:value-type="string">
            <text:p>Hạ Long</text:p>
          </table:table-cell>
          <table:table-cell table:style-name="ce22" office:value-type="string">
            <text:p>Móng Cái</text:p>
          </table:table-cell>
          <table:table-cell table:style-name="ce22"/>
          <table:table-cell table:number-columns-repeated="1012"/>
        </table:table-row>
        <table:table-row table:style-name="ro29">
          <table:table-cell table:style-name="ce4" office:value-type="float" office:value="182">
            <text:p>182</text:p>
          </table:table-cell>
          <table:table-cell table:style-name="ce14" office:value-type="string">
            <text:p>Buôn lậu chân, tay gấu bằng xe khách</text:p>
          </table:table-cell>
          <table:table-cell table:style-name="ce41" office:value-type="string">
            <text:p><text:a xlink:href="http://soha.vn/phap-luat/truy-tim-hanh-khach-di-xe-bien-lao-mang-theo-chan-tay-gau-20140831072448804.htm">http://soha.vn/phap-luat/truy-tim-hanh-khach-di-xe-bien-lao-mang-theo-chan-tay-gau-20140831072448804.htm</text:a></text:p>
          </table:table-cell>
          <table:table-cell table:style-name="ce53" office:value-type="float" office:value="41888">
            <text:p>6/9/2014</text:p>
          </table:table-cell>
          <table:table-cell table:style-name="ce22" office:value-type="string">
            <text:p>Tàng trữ, vận chuyển</text:p>
          </table:table-cell>
          <table:table-cell table:style-name="ce22" office:value-type="string">
            <text:p>Chân tay gấu</text:p>
          </table:table-cell>
          <table:table-cell table:style-name="ce22" office:value-type="string">
            <text:p>22 chân, tay gấu</text:p>
          </table:table-cell>
          <table:table-cell table:style-name="ce9" office:value-type="string">
            <text:p>Hạt kiểm lâm Thanh Chương Nghệ An</text:p>
          </table:table-cell>
          <table:table-cell table:style-name="ce9" office:value-type="string">
            <text:p>QL46 địa phận Thanh Chương, Nghệ An</text:p>
          </table:table-cell>
          <table:table-cell table:style-name="ce22" table:number-columns-repeated="3"/>
          <table:table-cell table:number-columns-repeated="1012"/>
        </table:table-row>
        <table:table-row table:style-name="ro19">
          <table:table-cell table:style-name="ce4" office:value-type="float" office:value="183">
            <text:p>183</text:p>
          </table:table-cell>
          <table:table-cell table:style-name="ce14" office:value-type="string">
            <text:p>Vận chuyển động vật hoang dã bằng đường hàng không</text:p>
          </table:table-cell>
          <table:table-cell table:style-name="ce41" office:value-type="string">
            <text:p><text:a xlink:href="http://www.thanhnien.com.vn/pages/20140908/phat-hien-vu-van-chuyen-dong-vat-hoang-da-bang-duong-hang-khong.aspx">http://www.thanhnien.com.vn/pages/20140908/phat-hien-vu-van-chuyen-dong-vat-hoang-da-bang-duong-hang-khong.aspx</text:a></text:p>
          </table:table-cell>
          <table:table-cell table:style-name="ce53" office:value-type="float" office:value="41890">
            <text:p>8/9/2014</text:p>
          </table:table-cell>
          <table:table-cell table:style-name="ce22" office:value-type="string">
            <text:p>Tàng trữ, vận chuyển</text:p>
          </table:table-cell>
          <table:table-cell table:style-name="ce22" office:value-type="string">
            <text:p>Chim sáo, vẹt</text:p>
          </table:table-cell>
          <table:table-cell table:style-name="ce22" office:value-type="string">
            <text:p>470 con</text:p>
          </table:table-cell>
          <table:table-cell table:style-name="ce25" office:value-type="string">
            <text:p>Phòng Cảnh sát phòng chống tội phạm về môi trường (PC49) Công an TP.HCM </text:p>
          </table:table-cell>
          <table:table-cell table:style-name="ce9" office:value-type="string">
            <text:p>Sân bay Tân Sơn Nhất</text:p>
          </table:table-cell>
          <table:table-cell table:style-name="ce22" table:number-columns-repeated="3"/>
          <table:table-cell table:number-columns-repeated="1012"/>
        </table:table-row>
        <table:table-row table:style-name="ro29">
          <table:table-cell table:style-name="ce4" office:value-type="float" office:value="184">
            <text:p>184</text:p>
          </table:table-cell>
          <table:table-cell table:style-name="ce14" office:value-type="string">
            <text:p>Nạn buôn bán sừng tê giác bất hợp pháp</text:p>
          </table:table-cell>
          <table:table-cell table:style-name="ce46" office:value-type="string">
            <text:p><text:a xlink:href="http://vov.vn/doi-song/lang-nguoi-khi-tan-mat-chung-kien-hien-truong-te-giac-bi-giet-hai-351600.vov">http://vov.vn/doi-song/lang-nguoi-khi-tan-mat-chung-kien-hien-truong-te-giac-bi-giet-hai-351600.vov</text:a></text:p>
          </table:table-cell>
          <table:table-cell table:style-name="ce53" office:value-type="float" office:value="41895">
            <text:p>13/9/2014</text:p>
          </table:table-cell>
          <table:table-cell table:style-name="ce22" office:value-type="string">
            <text:p>Giết hại</text:p>
          </table:table-cell>
          <table:table-cell table:style-name="ce22" office:value-type="string">
            <text:p>tê giác</text:p>
          </table:table-cell>
          <table:table-cell table:style-name="ce22"/>
          <table:table-cell table:style-name="ce9" table:number-columns-repeated="2"/>
          <table:table-cell table:style-name="ce22" table:number-columns-repeated="3"/>
          <table:table-cell table:number-columns-repeated="1012"/>
        </table:table-row>
        <table:table-row table:style-name="ro29">
          <table:table-cell table:style-name="ce4" office:value-type="float" office:value="185">
            <text:p>185</text:p>
          </table:table-cell>
          <table:table-cell table:style-name="ce14" office:value-type="string">
            <text:p>Phát hiện nhập lậu 59 chiếc ngà voi</text:p>
          </table:table-cell>
          <table:table-cell table:style-name="ce47" office:value-type="string">
            <text:p><text:a xlink:href="http://www.baohaiquan.vn/pages/phat-hien-lo-hang-nhap-lau-nghi-la-nga-voi.aspx">http://www.baohaiquan.vn/pages/phat-hien-lo-hang-nhap-lau-nghi-la-nga-voi.aspx</text:a></text:p>
          </table:table-cell>
          <table:table-cell table:style-name="ce53" office:value-type="float" office:value="41904">
            <text:p>22/9/2014</text:p>
          </table:table-cell>
          <table:table-cell table:style-name="ce22" office:value-type="string">
            <text:p>Buôn bán, vận chuyển</text:p>
          </table:table-cell>
          <table:table-cell table:style-name="ce22" office:value-type="string">
            <text:p>ngà voi</text:p>
          </table:table-cell>
          <table:table-cell table:style-name="ce22" office:value-type="string">
            <text:p>59 chiếc/40 kg</text:p>
          </table:table-cell>
          <table:table-cell table:style-name="ce9" office:value-type="string">
            <text:p>Chi cục Hải quan sân bay Tân Sơn Nhất</text:p>
          </table:table-cell>
          <table:table-cell table:style-name="ce9" office:value-type="string">
            <text:p>Sân bay Tân Sơn Nhất</text:p>
          </table:table-cell>
          <table:table-cell table:style-name="ce22" office:value-type="string">
            <text:p>Châu Phi</text:p>
          </table:table-cell>
          <table:table-cell table:style-name="ce22" office:value-type="string">
            <text:p>Việt Nam</text:p>
          </table:table-cell>
          <table:table-cell table:style-name="ce22"/>
          <table:table-cell table:number-columns-repeated="1012"/>
        </table:table-row>
        <table:table-row table:style-name="ro29">
          <table:table-cell table:style-name="ce4" office:value-type="float" office:value="186">
            <text:p>186</text:p>
          </table:table-cell>
          <table:table-cell table:style-name="ce14" office:value-type="string">
            <text:p>Thả voọc chà vá chân nâu về rừng</text:p>
          </table:table-cell>
          <table:table-cell table:style-name="ce48" office:value-type="string">
            <text:p><text:a xlink:href="http://cadn.com.vn/news/121_121149_tha-voo-c-cha-va-chan-nau-ve-ru-ng.aspx">http://cadn.com.vn/news/121_121149_tha-voo-c-cha-va-chan-nau-ve-ru-ng.aspx</text:a></text:p>
          </table:table-cell>
          <table:table-cell table:style-name="ce53" office:value-type="float" office:value="41914">
            <text:p>2/10/2014</text:p>
          </table:table-cell>
          <table:table-cell table:style-name="ce22" table:number-columns-repeated="3"/>
          <table:table-cell table:style-name="ce9" table:number-columns-repeated="2"/>
          <table:table-cell table:style-name="ce22" table:number-columns-repeated="3"/>
          <table:table-cell table:number-columns-repeated="1012"/>
        </table:table-row>
        <table:table-row table:style-name="ro19">
          <table:table-cell table:style-name="ce4" office:value-type="float" office:value="187">
            <text:p>187</text:p>
          </table:table-cell>
          <table:table-cell table:style-name="ce14" office:value-type="string">
            <text:p>Phát hiện nhiều vụ nhập lậu ngà voi qua đường hàng không</text:p>
          </table:table-cell>
          <table:table-cell table:style-name="ce41" office:value-type="string">
            <text:p><text:a xlink:href="http://www.baomoi.com/Nhieu-vu-nhap-lau-nga-voi-qua-duong-hang-khong-bi-phat-hien/58/14931893.epi">http://www.baomoi.com/Nhieu-vu-nhap-lau-nga-voi-qua-duong-hang-khong-bi-phat-hien/58/14931893.epi</text:a></text:p>
          </table:table-cell>
          <table:table-cell table:style-name="ce53" office:value-type="float" office:value="41923">
            <text:p>11/10/2014</text:p>
          </table:table-cell>
          <table:table-cell table:style-name="ce22" office:value-type="string">
            <text:p>Buôn bán, vận chuyển</text:p>
          </table:table-cell>
          <table:table-cell table:style-name="ce22" office:value-type="string">
            <text:p>Ngà voi</text:p>
          </table:table-cell>
          <table:table-cell table:style-name="ce22"/>
          <table:table-cell table:style-name="ce9" office:value-type="string">
            <text:p>Chi cục Hải quan sân bay</text:p>
          </table:table-cell>
          <table:table-cell table:style-name="ce9"/>
          <table:table-cell table:style-name="ce22" table:number-columns-repeated="3"/>
          <table:table-cell table:number-columns-repeated="1012"/>
        </table:table-row>
        <table:table-row table:style-name="ro19">
          <table:table-cell table:style-name="ce4" office:value-type="float" office:value="188">
            <text:p>188</text:p>
          </table:table-cell>
          <table:table-cell table:style-name="ce14" office:value-type="string">
            <text:p>Đấu tranh phòng chống buôn lậu động vật rừng</text:p>
          </table:table-cell>
          <table:table-cell table:style-name="ce41" office:value-type="string">
            <text:p><text:a xlink:href="http://baoquangninh.com.vn/kinh-te/201410/chi-cuc-kiem-lam-dau-tranh-phong-chong-buon-lau-dong-vat-rung-2244411/">http://baoquangninh.com.vn/kinh-te/201410/chi-cuc-kiem-lam-dau-tranh-phong-chong-buon-lau-dong-vat-rung-2244411/</text:a></text:p>
          </table:table-cell>
          <table:table-cell table:style-name="ce53" office:value-type="float" office:value="41930">
            <text:p>18/10/2014</text:p>
          </table:table-cell>
          <table:table-cell table:style-name="ce22" table:number-columns-repeated="3"/>
          <table:table-cell table:style-name="ce19" office:value-type="string">
            <text:p>Đội Kiểm lâm cơ động PCCCR số 1 Chi cục Kiểm lâm </text:p>
          </table:table-cell>
          <table:table-cell table:style-name="ce9"/>
          <table:table-cell table:style-name="ce22" table:number-columns-repeated="3"/>
          <table:table-cell table:number-columns-repeated="1012"/>
        </table:table-row>
        <table:table-row table:style-name="ro19">
          <table:table-cell table:style-name="ce4" office:value-type="float" office:value="189">
            <text:p>189</text:p>
          </table:table-cell>
          <table:table-cell table:style-name="ce14" office:value-type="string">
            <text:p>Nam Phi bắt giữ 2 người Việt tàng trữ sừng tê giác</text:p>
          </table:table-cell>
          <table:table-cell table:style-name="ce47" office:value-type="string">
            <text:p><text:a xlink:href="http://dantri.com.vn/the-gioi/nam-phi-bat-giu-hai-nguoi-viet-tang-tru-41-kg-sung-te-giac-989990.htm">http://dantri.com.vn/the-gioi/nam-phi-bat-giu-hai-nguoi-viet-tang-tru-41-kg-sung-te-giac-989990.htm</text:a></text:p>
          </table:table-cell>
          <table:table-cell table:style-name="ce53" office:value-type="float" office:value="41944">
            <text:p>1/11/2014</text:p>
          </table:table-cell>
          <table:table-cell table:style-name="ce22" office:value-type="string">
            <text:p>Tàng trữ</text:p>
          </table:table-cell>
          <table:table-cell table:style-name="ce22" office:value-type="string">
            <text:p>Sừng tê giác</text:p>
          </table:table-cell>
          <table:table-cell table:style-name="ce22" office:value-type="string">
            <text:p>41 kg</text:p>
          </table:table-cell>
          <table:table-cell table:style-name="ce9" office:value-type="string">
            <text:p>Cảnh sát Nam Phi</text:p>
          </table:table-cell>
          <table:table-cell table:style-name="ce9" office:value-type="string">
            <text:p>Nam Phi</text:p>
          </table:table-cell>
          <table:table-cell table:style-name="ce22" office:value-type="string">
            <text:p>Nam Phi</text:p>
          </table:table-cell>
          <table:table-cell table:style-name="ce22" office:value-type="string">
            <text:p>Việt Nam</text:p>
          </table:table-cell>
          <table:table-cell table:style-name="ce22"/>
          <table:table-cell table:number-columns-repeated="1012"/>
        </table:table-row>
        <table:table-row table:style-name="ro19">
          <table:table-cell table:style-name="ce4" office:value-type="float" office:value="190">
            <text:p>190</text:p>
          </table:table-cell>
          <table:table-cell table:style-name="ce14" office:value-type="string">
            <text:p>Phát hiện 1 tạ tê tê trên đường vượt biên</text:p>
          </table:table-cell>
          <table:table-cell table:style-name="ce41" office:value-type="string">
            <text:p><text:a xlink:href="http://giaothongvantai.com.vn/phap-luat/201411/phat-hien-gan-1-ta-te-te-dang-tren-duong-vuot-bien-555378/">http://giaothongvantai.com.vn/phap-luat/201411/phat-hien-gan-1-ta-te-te-dang-tren-duong-vuot-bien-555378/</text:a></text:p>
          </table:table-cell>
          <table:table-cell table:style-name="ce53" office:value-type="float" office:value="41948">
            <text:p>5/11/2014</text:p>
          </table:table-cell>
          <table:table-cell table:style-name="ce22" office:value-type="string">
            <text:p>Vận chuyển</text:p>
          </table:table-cell>
          <table:table-cell table:style-name="ce22" office:value-type="string">
            <text:p>Tê Tê</text:p>
          </table:table-cell>
          <table:table-cell table:style-name="ce22" office:value-type="string">
            <text:p>90kg</text:p>
          </table:table-cell>
          <table:table-cell table:style-name="ce9" office:value-type="string">
            <text:p>Đồn Biên phòng Bắc Sơn (TP Móng Cái, tỉnh Quảng Ninh) </text:p>
          </table:table-cell>
          <table:table-cell table:style-name="ce9" office:value-type="string">
            <text:p>Biên giới TP Móng Cái</text:p>
          </table:table-cell>
          <table:table-cell table:style-name="ce22" table:number-columns-repeated="3"/>
          <table:table-cell table:number-columns-repeated="1012"/>
        </table:table-row>
        <table:table-row table:style-name="ro19">
          <table:table-cell table:style-name="ce4" office:value-type="float" office:value="191">
            <text:p>191</text:p>
          </table:table-cell>
          <table:table-cell table:style-name="ce14" office:value-type="string">
            <text:p>Bắt giữ vận chuyển 4 cá thể tê tê qua biên giới</text:p>
          </table:table-cell>
          <table:table-cell table:style-name="ce41" office:value-type="string">
            <text:p><text:a xlink:href="http://www.doisongphapluat.com/to-quoc-xanh/tai-nguyen/bat-giu-vu-van-chuyen-4-ca-the-te-te-qua-bien-gioi-phia-bac-a70057.html">http://www.doisongphapluat.com/to-quoc-xanh/tai-nguyen/bat-giu-vu-van-chuyen-4-ca-the-te-te-qua-bien-gioi-phia-bac-a70057.html</text:a></text:p>
          </table:table-cell>
          <table:table-cell table:style-name="ce53" office:value-type="float" office:value="41963">
            <text:p>20/11/2014</text:p>
          </table:table-cell>
          <table:table-cell table:style-name="ce22" office:value-type="string">
            <text:p>Vận chuyển</text:p>
          </table:table-cell>
          <table:table-cell table:style-name="ce22" office:value-type="string">
            <text:p>tê tê</text:p>
          </table:table-cell>
          <table:table-cell table:style-name="ce22" office:value-type="string">
            <text:p>4 cá thể</text:p>
          </table:table-cell>
          <table:table-cell table:style-name="ce76" office:value-type="string">
            <text:p>Biên phòng Xín Mần, huyện Xín Mần (Hà Giang)</text:p>
          </table:table-cell>
          <table:table-cell table:style-name="ce9" office:value-type="string">
            <text:p>Biên giới TP Hà Giang</text:p>
          </table:table-cell>
          <table:table-cell table:style-name="ce22" office:value-type="string">
            <text:p>Việt Nam</text:p>
          </table:table-cell>
          <table:table-cell table:style-name="ce22" office:value-type="string">
            <text:p>Trung Quốc</text:p>
          </table:table-cell>
          <table:table-cell table:style-name="ce22"/>
          <table:table-cell table:number-columns-repeated="1012"/>
        </table:table-row>
        <table:table-row table:style-name="ro19">
          <table:table-cell table:style-name="ce4" office:value-type="float" office:value="192">
            <text:p>192</text:p>
          </table:table-cell>
          <table:table-cell table:style-name="ce14" office:value-type="string">
            <text:p>Khởi tố đường dây sát hại rùa biển</text:p>
          </table:table-cell>
          <table:table-cell table:style-name="ce47" office:value-type="string">
            <text:p><text:a xlink:href="http://tuoitre.vn/tin/phap-luat/20141126/de-nghi-khoi-to-duong-day-sat-hai-so-luong-cuc-lon-rua-bien/676701.html">http://tuoitre.vn/tin/phap-luat/20141126/de-nghi-khoi-to-duong-day-sat-hai-so-luong-cuc-lon-rua-bien/676701.html</text:a></text:p>
          </table:table-cell>
          <table:table-cell table:style-name="ce53" office:value-type="float" office:value="41969">
            <text:p>26/11/2014</text:p>
          </table:table-cell>
          <table:table-cell table:style-name="ce22" office:value-type="string">
            <text:p>Giết hại</text:p>
          </table:table-cell>
          <table:table-cell table:style-name="ce22" office:value-type="string">
            <text:p>Rùa biển</text:p>
          </table:table-cell>
          <table:table-cell table:style-name="ce22" office:value-type="string">
            <text:p>4,4 tấn</text:p>
          </table:table-cell>
          <table:table-cell table:style-name="ce77" office:value-type="string">
            <text:p>Cục Cảnh sát phòng chống tội phạm về môi trường (C49)</text:p>
          </table:table-cell>
          <table:table-cell table:style-name="ce20" office:value-type="string">
            <text:p>xã Phước Đồng (TP Nha Trang) </text:p>
          </table:table-cell>
          <table:table-cell table:style-name="ce22" table:number-columns-repeated="3"/>
          <table:table-cell table:number-columns-repeated="1012"/>
        </table:table-row>
        <table:table-row table:style-name="ro19">
          <table:table-cell table:style-name="ce4" office:value-type="float" office:value="193">
            <text:p>193</text:p>
          </table:table-cell>
          <table:table-cell table:style-name="ce14" office:value-type="string">
            <text:p>Nhồi đá vào động vật quý bán cho nhà hàng</text:p>
          </table:table-cell>
          <table:table-cell table:style-name="ce49" office:value-type="string">
            <text:p><text:a xlink:href="http://soha.vn/phap-luat/lo-thu-doan-nhoi-bot-da-vao-dong-vat-quy-ban-cho-nha-hang-20141213085629913.htm">http://soha.vn/phap-luat/lo-thu-doan-nhoi-bot-da-vao-dong-vat-quy-ban-cho-nha-hang-20141213085629913.htm</text:a></text:p>
          </table:table-cell>
          <table:table-cell table:style-name="ce53" office:value-type="float" office:value="41985">
            <text:p>12/12/2014</text:p>
          </table:table-cell>
          <table:table-cell table:style-name="ce22" office:value-type="string">
            <text:p>Buôn bán, tàng trữ</text:p>
          </table:table-cell>
          <table:table-cell table:style-name="ce22" office:value-type="string">
            <text:p>Tê tê, cầy</text:p>
          </table:table-cell>
          <table:table-cell table:style-name="ce22" office:value-type="string">
            <text:p>7 cá thể</text:p>
          </table:table-cell>
          <table:table-cell table:style-name="ce19" office:value-type="string">
            <text:p>Đội Cảnh sát Môi trường, Công an quận Cầu Giấy </text:p>
          </table:table-cell>
          <table:table-cell table:style-name="ce9" office:value-type="string">
            <text:p>Quận Cầu Giấy - Hà Nội</text:p>
          </table:table-cell>
          <table:table-cell table:style-name="ce22" table:number-columns-repeated="3"/>
          <table:table-cell table:number-columns-repeated="1012"/>
        </table:table-row>
        <table:table-row table:style-name="ro29">
          <table:table-cell table:style-name="ce4" office:value-type="float" office:value="194">
            <text:p>194</text:p>
          </table:table-cell>
          <table:table-cell table:style-name="ce14" office:value-type="string">
            <text:p>Rùa biển bị tàn sát số lượng lớn tại Nha Trang</text:p>
          </table:table-cell>
          <table:table-cell table:style-name="ce40" office:value-type="string">
            <text:p><text:a xlink:href="http://www.nhandan.com.vn/khoahoc/thien-nhien/item/25134102-rua-bien-bi-tan-sat-so-luong-lon-o-nha-trang.html">http://www.nhandan.com.vn/khoahoc/thien-nhien/item/25134102-rua-bien-bi-tan-sat-so-luong-lon-o-nha-trang.html</text:a></text:p>
          </table:table-cell>
          <table:table-cell table:style-name="ce53" office:value-type="float" office:value="41992">
            <text:p>19/12/2014</text:p>
          </table:table-cell>
          <table:table-cell table:style-name="ce22" office:value-type="string">
            <text:p>Giết hại</text:p>
          </table:table-cell>
          <table:table-cell table:style-name="ce22" office:value-type="string">
            <text:p>Rùa biển</text:p>
          </table:table-cell>
          <table:table-cell table:style-name="ce22" office:value-type="string">
            <text:p>7-8 tấn</text:p>
          </table:table-cell>
          <table:table-cell table:style-name="ce9" office:value-type="string">
            <text:p>Công an tỉnh Khánh Hòa</text:p>
          </table:table-cell>
          <table:table-cell table:style-name="ce9" office:value-type="string">
            <text:p>thôn Phước Lợi, Phước Đồng, TP Nha Trang </text:p>
          </table:table-cell>
          <table:table-cell table:style-name="ce22" table:number-columns-repeated="3"/>
          <table:table-cell table:number-columns-repeated="1012"/>
        </table:table-row>
        <table:table-row table:style-name="ro29">
          <table:table-cell table:style-name="ce4" office:value-type="float" office:value="195">
            <text:p>195</text:p>
          </table:table-cell>
          <table:table-cell table:style-name="ce26" office:value-type="string">
            <text:p>Hổ nặng hơn 300kg bị xẻ xác, đông lạnh</text:p>
          </table:table-cell>
          <table:table-cell table:style-name="ce49" office:value-type="string">
            <text:p><text:a xlink:href="http://dantri.com.vn/phap-luat/ho-nang-hon-300kg-bi-xe-xac-dong-lanh-1020561.htm">http://dantri.com.vn/phap-luat/ho-nang-hon-300kg-bi-xe-xac-dong-lanh-1020561.htm</text:a></text:p>
          </table:table-cell>
          <table:table-cell table:style-name="ce53" office:value-type="float" office:value="42019">
            <text:p>15/1/2015</text:p>
          </table:table-cell>
          <table:table-cell table:style-name="ce22" office:value-type="string">
            <text:p>Giết hại</text:p>
          </table:table-cell>
          <table:table-cell table:style-name="ce22" office:value-type="string">
            <text:p>Hổ, xương động vật, mai rùa</text:p>
          </table:table-cell>
          <table:table-cell table:style-name="ce22" office:value-type="string">
            <text:p>303 kg</text:p>
          </table:table-cell>
          <table:table-cell table:style-name="ce9" office:value-type="string">
            <text:p>Công an tỉnh Bắc Kạn</text:p>
          </table:table-cell>
          <table:table-cell table:style-name="ce9" office:value-type="string">
            <text:p>Tổ 8, Phường Đức Xuân </text:p>
          </table:table-cell>
          <table:table-cell table:style-name="ce22" table:number-columns-repeated="3"/>
          <table:table-cell table:number-columns-repeated="1012"/>
        </table:table-row>
        <table:table-row table:style-name="ro19">
          <table:table-cell table:style-name="ce4" office:value-type="float" office:value="196">
            <text:p>196</text:p>
          </table:table-cell>
          <table:table-cell table:style-name="ce9" office:value-type="string">
            <text:p>Vận chuyển sừng tê giác, răng hổ và ba ba</text:p>
          </table:table-cell>
          <table:table-cell table:style-name="ce48" office:value-type="string">
            <text:p><text:a xlink:href="http://vov.vn/xa-hoi/xe-7-cho-van-chuyen-sung-te-giac-rang-ho-va-ba-ba-379116.vov">http://vov.vn/xa-hoi/xe-7-cho-van-chuyen-sung-te-giac-rang-ho-va-ba-ba-379116.vov</text:a></text:p>
          </table:table-cell>
          <table:table-cell table:style-name="ce53" office:value-type="float" office:value="42026">
            <text:p>22/1/2015</text:p>
          </table:table-cell>
          <table:table-cell table:style-name="ce22" office:value-type="string">
            <text:p>Buôn bán, vận chuyển</text:p>
          </table:table-cell>
          <table:table-cell table:style-name="ce22" office:value-type="string">
            <text:p>Sừng tê giác, răng hổ, ba ba</text:p>
          </table:table-cell>
          <table:table-cell table:style-name="ce22" office:value-type="string">
            <text:p>Sừng tê giác 358 g; 10 gói cao ngựa; 2 răng hổ và 9 kg ba ba</text:p>
          </table:table-cell>
          <table:table-cell table:style-name="ce76" office:value-type="string">
            <text:p>Phòng Cảnh sát giao thông Công an tỉnh Bắc Giang</text:p>
          </table:table-cell>
          <table:table-cell table:style-name="ce78" office:value-type="string">
            <text:p>Km 94 quốc lộ 1A</text:p>
          </table:table-cell>
          <table:table-cell table:style-name="ce22" table:number-columns-repeated="3"/>
          <table:table-cell table:number-columns-repeated="1012"/>
        </table:table-row>
        <table:table-row table:style-name="ro19">
          <table:table-cell table:style-name="ce4" office:value-type="float" office:value="197">
            <text:p>197</text:p>
          </table:table-cell>
          <table:table-cell table:style-name="ce26" office:value-type="string">
            <text:p>Nam Phi xét xử hai người Việt vận chuyển trái phép sừng tê giác</text:p>
          </table:table-cell>
          <table:table-cell table:style-name="ce46" office:value-type="string">
            <text:p><text:a xlink:href="http://phapluattp.vn/the-gioi/nam-phi-xet-xu-hai-nguoi-viet-van-chuyen-trai-phep-sung-te-giac-530108.html">http://phapluattp.vn/the-gioi/nam-phi-xet-xu-hai-nguoi-viet-van-chuyen-trai-phep-sung-te-giac-530108.html</text:a></text:p>
          </table:table-cell>
          <table:table-cell table:style-name="ce53" office:value-type="float" office:value="42041">
            <text:p>6/2/2015</text:p>
          </table:table-cell>
          <table:table-cell table:style-name="ce22" office:value-type="string">
            <text:p>Vận chuyển</text:p>
          </table:table-cell>
          <table:table-cell table:style-name="ce22" office:value-type="string">
            <text:p>sừng tê giác</text:p>
          </table:table-cell>
          <table:table-cell table:style-name="ce22" office:value-type="string">
            <text:p>41 kg</text:p>
          </table:table-cell>
          <table:table-cell table:style-name="ce19" office:value-type="string">
            <text:p>Cục điều tra tội phạm Nam Phi Hangwani Mulaudzi</text:p>
          </table:table-cell>
          <table:table-cell table:style-name="ce9"/>
          <table:table-cell table:style-name="ce22" table:number-columns-repeated="3"/>
          <table:table-cell table:number-columns-repeated="1012"/>
        </table:table-row>
        <table:table-row table:style-name="ro29">
          <table:table-cell table:style-name="ce4" office:value-type="float" office:value="198">
            <text:p>198</text:p>
          </table:table-cell>
          <table:table-cell table:style-name="ce26" office:value-type="string">
            <text:p>Bắt vụ vận chuyển động vật hoang dã trái phép</text:p>
          </table:table-cell>
          <table:table-cell table:style-name="ce48" office:value-type="string">
            <text:p><text:a xlink:href="http://vov.vn/xa-hoi/bat-vu-van-chuyen-dong-vat-hoang-da-trai-phep-382836.vov">http://vov.vn/xa-hoi/bat-vu-van-chuyen-dong-vat-hoang-da-trai-phep-382836.vov</text:a></text:p>
          </table:table-cell>
          <table:table-cell table:style-name="ce53" office:value-type="float" office:value="42044">
            <text:p>9/2/2015</text:p>
          </table:table-cell>
          <table:table-cell table:style-name="ce22" office:value-type="string">
            <text:p>Vận chuyển</text:p>
          </table:table-cell>
          <table:table-cell table:style-name="ce22" office:value-type="string">
            <text:p>Chồn, don (họ nhím)</text:p>
          </table:table-cell>
          <table:table-cell table:style-name="ce22" office:value-type="string">
            <text:p>15 cá thể chồn, 9 cá thể don</text:p>
          </table:table-cell>
          <table:table-cell table:style-name="ce76" office:value-type="string">
            <text:p>Công an tỉnh Quảng Bình </text:p>
          </table:table-cell>
          <table:table-cell table:style-name="ce78" office:value-type="string">
            <text:p>Tiến Hóa, huyện Tuyên Hóa </text:p>
          </table:table-cell>
          <table:table-cell table:style-name="ce22" office:value-type="string">
            <text:p>Tuyên Hóa </text:p>
          </table:table-cell>
          <table:table-cell table:style-name="ce22" office:value-type="string">
            <text:p>Quảng Bình</text:p>
          </table:table-cell>
          <table:table-cell table:style-name="ce22"/>
          <table:table-cell table:number-columns-repeated="1012"/>
        </table:table-row>
        <table:table-row table:style-name="ro55">
          <table:table-cell table:style-name="ce4" office:value-type="float" office:value="199">
            <text:p>199</text:p>
          </table:table-cell>
          <table:table-cell table:style-name="ce14"/>
          <table:table-cell table:style-name="ce50"/>
          <table:table-cell table:style-name="ce53"/>
          <table:table-cell table:style-name="ce22" table:number-columns-repeated="3"/>
          <table:table-cell table:style-name="ce9" table:number-columns-repeated="2"/>
          <table:table-cell table:style-name="ce22" table:number-columns-repeated="3"/>
          <table:table-cell table:number-columns-repeated="1012"/>
        </table:table-row>
        <table:table-row table:style-name="ro29" table:number-rows-repeated="1048373">
          <table:table-cell table:number-columns-repeated="1024"/>
        </table:table-row>
        <table:table-row table:style-name="ro29">
          <table:table-cell table:number-columns-repeated="1024"/>
        </table:table-row>
        <table:named-expressions>
          <table:named-range table:name="_xlnm._FilterDatabase" table:base-cell-address="$'Tổng hợp các vụ bắt giữ'.$A$1" table:cell-range-address="$'Tổng hợp các vụ bắt giữ'.$A$3:.$K$202"/>
          <table:named-range table:name="OLE_LINK4" table:base-cell-address="$'Tổng hợp các vụ bắt giữ'.$A$1" table:cell-range-address="$'Tổng hợp các vụ bắt giữ'.$B$39"/>
        </table:named-expressions>
      </table:table>
      <table:named-expressions/>
      <table:database-ranges>
        <table:database-range table:name="_xlnm._FilterDatabase" table:target-range-address="'Tổng hợp các vụ bắt giữ'.A3:'Tổng hợp các vụ bắt giữ'.K20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6P0" style:volatile="true">
      <number:day/>
      <number:text>/</number:text>
      <number:month/>
      <number:text>/</number:text>
      <number:year number:style="long"/>
    </number:date-style>
    <number:text-style style:name="N116">
      <number:text-content/>
      <style:map style:condition="value()&gt;=0" style:apply-style-name="N116P0"/>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Trang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3/24/2015</text:date>, <text:time>22:35:27</text:time></text:p>
        </style:region-right>
      </style:header>
      <style:header-left style:display="false"/>
      <style:footer>
        <text:p>Trang <text:page-number>1</text:page-number> / <text:page-count>99</text:page-count></text:p>
      </style:footer>
      <style:footer-left style:display="false"/>
    </style:master-page>
    <style:master-page style:name="PageStyle_5f_Tổng_20_hợp_20_các_20_vụ_20_bắt_20_giữ" style:display-name="PageStyle_Tổng hợp các vụ bắt giữ"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4T22:35:27.78</dc:date>
    <dc:creator>Huy Nguyen Viet</dc:creator>
    <meta:document-statistic meta:table-count="1" meta:cell-count="1856" meta:object-count="0"/>
    <meta:generator>OpenOffice/4.1.1$Win32 OpenOffice.org_project/411m6$Build-9775</meta:generator>
  </office:meta>
</office:document-meta>
</file>